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100000001ECC130B79541E4C4.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Open Sans Condensed" svg:font-family="'Open Sans Condensed'" style:font-adornments="Полужирный"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Таблица43" style:family="table">
      <style:table-properties style:width="9.179cm" style:rel-width="54%" fo:margin-left="1.191cm" table:align="left"/>
    </style:style>
    <style:style style:name="Таблица43.A" style:family="table-column">
      <style:table-column-properties style:column-width="2.828cm" style:rel-column-width="1603*"/>
    </style:style>
    <style:style style:name="Таблица43.B" style:family="table-column">
      <style:table-column-properties style:column-width="2.723cm" style:rel-column-width="1544*"/>
    </style:style>
    <style:style style:name="Таблица43.C" style:family="table-column">
      <style:table-column-properties style:column-width="3.628cm" style:rel-column-width="2057*"/>
    </style:style>
    <style:style style:name="Таблица43.A1" style:family="table-cell">
      <style:table-cell-properties style:vertical-align="middle" fo:padding="0.049cm" fo:border="none"/>
    </style:style>
    <style:style style:name="Таблица44" style:family="table">
      <style:table-properties style:width="15.819cm" fo:margin-left="1.191cm" table:align="left"/>
    </style:style>
    <style:style style:name="Таблица44.A" style:family="table-column">
      <style:table-column-properties style:column-width="3.787cm"/>
    </style:style>
    <style:style style:name="Таблица44.B" style:family="table-column">
      <style:table-column-properties style:column-width="2.808cm"/>
    </style:style>
    <style:style style:name="Таблица44.C" style:family="table-column">
      <style:table-column-properties style:column-width="9.223cm"/>
    </style:style>
    <style:style style:name="Таблица44.A1" style:family="table-cell">
      <style:table-cell-properties style:vertical-align="middle" fo:padding="0.049cm" fo:border="none"/>
    </style:style>
    <style:style style:name="Таблица45" style:family="table">
      <style:table-properties style:width="10.88cm" style:rel-width="64%" fo:margin-left="1.191cm" table:align="left"/>
    </style:style>
    <style:style style:name="Таблица45.A" style:family="table-column">
      <style:table-column-properties style:column-width="3.653cm" style:rel-column-width="2103*"/>
    </style:style>
    <style:style style:name="Таблица45.B" style:family="table-column">
      <style:table-column-properties style:column-width="2.69cm" style:rel-column-width="1549*"/>
    </style:style>
    <style:style style:name="Таблица45.C" style:family="table-column">
      <style:table-column-properties style:column-width="4.537cm" style:rel-column-width="2612*"/>
    </style:style>
    <style:style style:name="Таблица45.A1" style:family="table-cell">
      <style:table-cell-properties style:vertical-align="middle" fo:padding="0.049cm" fo:border="none"/>
    </style:style>
    <style:style style:name="Таблица46" style:family="table">
      <style:table-properties style:width="14.457cm" fo:margin-left="2.551cm" table:align="left"/>
    </style:style>
    <style:style style:name="Таблица46.A" style:family="table-column">
      <style:table-column-properties style:column-width="3.591cm"/>
    </style:style>
    <style:style style:name="Таблица46.B" style:family="table-column">
      <style:table-column-properties style:column-width="3.15cm"/>
    </style:style>
    <style:style style:name="Таблица46.C" style:family="table-column">
      <style:table-column-properties style:column-width="7.715cm"/>
    </style:style>
    <style:style style:name="Таблица46.A1" style:family="table-cell">
      <style:table-cell-properties style:vertical-align="middle" fo:padding="0.049cm" fo:border="none"/>
    </style:style>
    <style:style style:name="Таблица47" style:family="table">
      <style:table-properties style:width="14.45cm" style:rel-width="85%" fo:margin-left="2.551cm" table:align="left"/>
    </style:style>
    <style:style style:name="Таблица47.A" style:family="table-column">
      <style:table-column-properties style:column-width="2.9cm" style:rel-column-width="1644*"/>
    </style:style>
    <style:style style:name="Таблица47.B" style:family="table-column">
      <style:table-column-properties style:column-width="2.145cm" style:rel-column-width="1216*"/>
    </style:style>
    <style:style style:name="Таблица47.C" style:family="table-column">
      <style:table-column-properties style:column-width="9.405cm" style:rel-column-width="5332*"/>
    </style:style>
    <style:style style:name="Таблица47.A1" style:family="table-cell">
      <style:table-cell-properties style:vertical-align="middle" fo:padding="0.049cm" fo:border="none"/>
    </style:style>
    <style:style style:name="Таблица48" style:family="table">
      <style:table-properties style:width="14.45cm" style:rel-width="85%" fo:margin-left="2.551cm" table:align="left"/>
    </style:style>
    <style:style style:name="Таблица48.A" style:family="table-column">
      <style:table-column-properties style:column-width="2.806cm" style:rel-column-width="1591*"/>
    </style:style>
    <style:style style:name="Таблица48.B" style:family="table-column">
      <style:table-column-properties style:column-width="2.371cm" style:rel-column-width="1344*"/>
    </style:style>
    <style:style style:name="Таблица48.C" style:family="table-column">
      <style:table-column-properties style:column-width="9.273cm" style:rel-column-width="5257*"/>
    </style:style>
    <style:style style:name="Таблица48.A1" style:family="table-cell">
      <style:table-cell-properties style:vertical-align="middle" fo:padding="0.049cm" fo:border="none"/>
    </style:style>
    <style:style style:name="Таблица49" style:family="table">
      <style:table-properties style:width="14.45cm" style:rel-width="85%" fo:margin-left="2.551cm" table:align="left"/>
    </style:style>
    <style:style style:name="Таблица49.A" style:family="table-column">
      <style:table-column-properties style:column-width="3.327cm" style:rel-column-width="1886*"/>
    </style:style>
    <style:style style:name="Таблица49.B" style:family="table-column">
      <style:table-column-properties style:column-width="2.231cm" style:rel-column-width="1265*"/>
    </style:style>
    <style:style style:name="Таблица49.C" style:family="table-column">
      <style:table-column-properties style:column-width="8.892cm" style:rel-column-width="5041*"/>
    </style:style>
    <style:style style:name="Таблица49.A1" style:family="table-cell">
      <style:table-cell-properties style:vertical-align="middle" fo:padding="0.049cm" fo:border="none"/>
    </style:style>
    <style:style style:name="Таблица50" style:family="table">
      <style:table-properties style:width="14.45cm" style:rel-width="85%" fo:margin-left="2.551cm" table:align="left"/>
    </style:style>
    <style:style style:name="Таблица50.A" style:family="table-column">
      <style:table-column-properties style:column-width="3.508cm" style:rel-column-width="1989*"/>
    </style:style>
    <style:style style:name="Таблица50.B" style:family="table-column">
      <style:table-column-properties style:column-width="2.635cm" style:rel-column-width="1494*"/>
    </style:style>
    <style:style style:name="Таблица50.C" style:family="table-column">
      <style:table-column-properties style:column-width="8.306cm" style:rel-column-width="4709*"/>
    </style:style>
    <style:style style:name="Таблица50.A1" style:family="table-cell">
      <style:table-cell-properties style:vertical-align="middle" fo:padding="0.049cm" fo:border="none"/>
    </style:style>
    <style:style style:name="Таблица51" style:family="table">
      <style:table-properties style:width="14.45cm" style:rel-width="85%" fo:margin-left="2.551cm" table:align="left"/>
    </style:style>
    <style:style style:name="Таблица51.A" style:family="table-column">
      <style:table-column-properties style:column-width="2.896cm" style:rel-column-width="1642*"/>
    </style:style>
    <style:style style:name="Таблица51.B" style:family="table-column">
      <style:table-column-properties style:column-width="2.134cm" style:rel-column-width="1210*"/>
    </style:style>
    <style:style style:name="Таблица51.C" style:family="table-column">
      <style:table-column-properties style:column-width="9.419cm" style:rel-column-width="5340*"/>
    </style:style>
    <style:style style:name="Таблица51.A1" style:family="table-cell">
      <style:table-cell-properties style:vertical-align="middle" fo:padding="0.049cm" fo:border="none"/>
    </style:style>
    <style:style style:name="Таблица52" style:family="table">
      <style:table-properties style:width="14.45cm" style:rel-width="85%" fo:margin-left="2.551cm" table:align="left"/>
    </style:style>
    <style:style style:name="Таблица52.A" style:family="table-column">
      <style:table-column-properties style:column-width="3.653cm" style:rel-column-width="2071*"/>
    </style:style>
    <style:style style:name="Таблица52.B" style:family="table-column">
      <style:table-column-properties style:column-width="2.328cm" style:rel-column-width="1320*"/>
    </style:style>
    <style:style style:name="Таблица52.C" style:family="table-column">
      <style:table-column-properties style:column-width="8.468cm" style:rel-column-width="4801*"/>
    </style:style>
    <style:style style:name="Таблица52.A1" style:family="table-cell">
      <style:table-cell-properties style:vertical-align="middle" fo:padding="0.049cm" fo:border="none"/>
    </style:style>
    <style:style style:name="Таблица53" style:family="table">
      <style:table-properties style:width="14.45cm" style:rel-width="85%" fo:margin-left="2.551cm" table:align="left"/>
    </style:style>
    <style:style style:name="Таблица53.A" style:family="table-column">
      <style:table-column-properties style:column-width="3.237cm" style:rel-column-width="1835*"/>
    </style:style>
    <style:style style:name="Таблица53.B" style:family="table-column">
      <style:table-column-properties style:column-width="2.51cm" style:rel-column-width="1423*"/>
    </style:style>
    <style:style style:name="Таблица53.C" style:family="table-column">
      <style:table-column-properties style:column-width="8.703cm" style:rel-column-width="4934*"/>
    </style:style>
    <style:style style:name="Таблица53.A1" style:family="table-cell">
      <style:table-cell-properties style:vertical-align="middle" fo:padding="0.049cm" fo:border="none"/>
    </style:style>
    <style:style style:name="Таблица1" style:family="table">
      <style:table-properties style:width="13.042cm" table:align="left"/>
    </style:style>
    <style:style style:name="Таблица1.A" style:family="table-column">
      <style:table-column-properties style:column-width="8.357cm"/>
    </style:style>
    <style:style style:name="Таблица1.B" style:family="table-column">
      <style:table-column-properties style:column-width="4.685cm"/>
    </style:style>
    <style:style style:name="Таблица1.A1" style:family="table-cell">
      <style:table-cell-properties style:vertical-align="middle" fo:padding="0.049cm" fo:border="none"/>
    </style:style>
    <style:style style:name="Таблица2" style:family="table">
      <style:table-properties style:width="16cm" fo:margin-left="1cm" table:align="left"/>
    </style:style>
    <style:style style:name="Таблица2.A" style:family="table-column">
      <style:table-column-properties style:column-width="16cm"/>
    </style:style>
    <style:style style:name="Таблица2.A1" style:family="table-cell">
      <style:table-cell-properties style:vertical-align="middle" fo:padding="0.049cm" fo:border="none"/>
    </style:style>
    <style:style style:name="Таблица3" style:family="table">
      <style:table-properties style:width="17cm" table:align="left"/>
    </style:style>
    <style:style style:name="Таблица3.A" style:family="table-column">
      <style:table-column-properties style:column-width="17cm"/>
    </style:style>
    <style:style style:name="Таблица3.A1" style:family="table-cell">
      <style:table-cell-properties style:vertical-align="middle" fo:padding="0.049cm" fo:border="none"/>
    </style:style>
    <style:style style:name="Таблица4" style:family="table">
      <style:table-properties style:width="15.979cm" style:rel-width="94%" fo:margin-left="1.02cm" table:align="left"/>
    </style:style>
    <style:style style:name="Таблица4.A" style:family="table-column">
      <style:table-column-properties style:column-width="4.87cm" style:rel-column-width="2761*"/>
    </style:style>
    <style:style style:name="Таблица4.B" style:family="table-column">
      <style:table-column-properties style:column-width="11.109cm" style:rel-column-width="6299*"/>
    </style:style>
    <style:style style:name="Таблица4.A1" style:family="table-cell">
      <style:table-cell-properties style:vertical-align="middle" fo:padding="0.049cm" fo:border="none"/>
    </style:style>
    <style:style style:name="Таблица5" style:family="table">
      <style:table-properties style:width="15.979cm" style:rel-width="94%" fo:margin-left="1.02cm" table:align="left"/>
    </style:style>
    <style:style style:name="Таблица5.A" style:family="table-column">
      <style:table-column-properties style:column-width="15.979cm" style:rel-column-width="9060*"/>
    </style:style>
    <style:style style:name="Таблица5.A1" style:family="table-cell">
      <style:table-cell-properties style:vertical-align="middle" fo:padding="0.049cm" fo:border="none"/>
    </style:style>
    <style:style style:name="Таблица6" style:family="table">
      <style:table-properties style:width="15.979cm" style:rel-width="94%" fo:margin-left="1.02cm" table:align="left"/>
    </style:style>
    <style:style style:name="Таблица6.A" style:family="table-column">
      <style:table-column-properties style:column-width="15.979cm" style:rel-column-width="9060*"/>
    </style:style>
    <style:style style:name="Таблица6.A1" style:family="table-cell">
      <style:table-cell-properties style:vertical-align="middle" fo:padding="0.049cm" fo:border="none"/>
    </style:style>
    <style:style style:name="Таблица7" style:family="table">
      <style:table-properties style:width="16cm" fo:margin-left="1cm" table:align="left"/>
    </style:style>
    <style:style style:name="Таблица7.A" style:family="table-column">
      <style:table-column-properties style:column-width="16cm"/>
    </style:style>
    <style:style style:name="Таблица7.A1" style:family="table-cell">
      <style:table-cell-properties style:vertical-align="middle" fo:padding="0.049cm" fo:border="none"/>
    </style:style>
    <style:style style:name="Таблица8" style:family="table">
      <style:table-properties style:width="17cm" table:align="left"/>
    </style:style>
    <style:style style:name="Таблица8.A" style:family="table-column">
      <style:table-column-properties style:column-width="17cm"/>
    </style:style>
    <style:style style:name="Таблица8.A1" style:family="table-cell">
      <style:table-cell-properties style:vertical-align="middle" fo:padding="0.049cm" fo:border="none"/>
    </style:style>
    <style:style style:name="Таблица9" style:family="table">
      <style:table-properties style:width="16cm" fo:margin-left="1cm" table:align="left"/>
    </style:style>
    <style:style style:name="Таблица9.A" style:family="table-column">
      <style:table-column-properties style:column-width="16cm"/>
    </style:style>
    <style:style style:name="Таблица9.A1" style:family="table-cell">
      <style:table-cell-properties style:vertical-align="middle" fo:padding="0.049cm" fo:border="none"/>
    </style:style>
    <style:style style:name="Таблица10" style:family="table">
      <style:table-properties style:width="16cm" fo:margin-left="1cm" table:align="left"/>
    </style:style>
    <style:style style:name="Таблица10.A" style:family="table-column">
      <style:table-column-properties style:column-width="16cm"/>
    </style:style>
    <style:style style:name="Таблица10.A1" style:family="table-cell">
      <style:table-cell-properties style:vertical-align="middle" fo:padding="0.049cm" fo:border="none"/>
    </style:style>
    <style:style style:name="Таблица11" style:family="table">
      <style:table-properties style:width="16cm" fo:margin-left="1cm" table:align="left"/>
    </style:style>
    <style:style style:name="Таблица11.A" style:family="table-column">
      <style:table-column-properties style:column-width="16cm"/>
    </style:style>
    <style:style style:name="Таблица11.A1" style:family="table-cell">
      <style:table-cell-properties style:vertical-align="middle" fo:padding="0.049cm" fo:border="none"/>
    </style:style>
    <style:style style:name="Таблица12" style:family="table">
      <style:table-properties style:width="16cm" fo:margin-left="1cm" table:align="left"/>
    </style:style>
    <style:style style:name="Таблица12.A" style:family="table-column">
      <style:table-column-properties style:column-width="16cm"/>
    </style:style>
    <style:style style:name="Таблица12.A1" style:family="table-cell">
      <style:table-cell-properties style:vertical-align="middle" fo:padding="0.049cm" fo:border="none"/>
    </style:style>
    <style:style style:name="Таблица13" style:family="table">
      <style:table-properties style:width="16cm" fo:margin-left="1cm" table:align="left"/>
    </style:style>
    <style:style style:name="Таблица13.A" style:family="table-column">
      <style:table-column-properties style:column-width="16cm"/>
    </style:style>
    <style:style style:name="Таблица13.A1" style:family="table-cell">
      <style:table-cell-properties style:vertical-align="middle" fo:padding="0.049cm" fo:border="none"/>
    </style:style>
    <style:style style:name="Таблица14" style:family="table">
      <style:table-properties style:width="17cm" style:rel-width="100%" table:align="left"/>
    </style:style>
    <style:style style:name="Таблица14.A" style:family="table-column">
      <style:table-column-properties style:column-width="3.413cm" style:rel-column-width="1935*"/>
    </style:style>
    <style:style style:name="Таблица14.B" style:family="table-column">
      <style:table-column-properties style:column-width="4.57cm" style:rel-column-width="2591*"/>
    </style:style>
    <style:style style:name="Таблица14.D" style:family="table-column">
      <style:table-column-properties style:column-width="4.447cm" style:rel-column-width="2521*"/>
    </style:style>
    <style:style style:name="Таблица14.A1" style:family="table-cell">
      <style:table-cell-properties style:vertical-align="middle" fo:padding="0.049cm" fo:border="none"/>
    </style:style>
    <style:style style:name="Таблица15" style:family="table">
      <style:table-properties style:width="17cm" table:align="left"/>
    </style:style>
    <style:style style:name="Таблица15.A" style:family="table-column">
      <style:table-column-properties style:column-width="17cm"/>
    </style:style>
    <style:style style:name="Таблица15.A1" style:family="table-cell">
      <style:table-cell-properties style:vertical-align="middle" fo:padding="0.049cm" fo:border="none"/>
    </style:style>
    <style:style style:name="Таблица16" style:family="table">
      <style:table-properties style:width="16cm" fo:margin-left="1cm" table:align="left"/>
    </style:style>
    <style:style style:name="Таблица16.A" style:family="table-column">
      <style:table-column-properties style:column-width="16cm"/>
    </style:style>
    <style:style style:name="Таблица16.A1" style:family="table-cell">
      <style:table-cell-properties style:vertical-align="middle" fo:padding="0.049cm" fo:border="none"/>
    </style:style>
    <style:style style:name="Таблица17" style:family="table">
      <style:table-properties style:width="16cm" fo:margin-left="1cm" table:align="left"/>
    </style:style>
    <style:style style:name="Таблица17.A" style:family="table-column">
      <style:table-column-properties style:column-width="16cm"/>
    </style:style>
    <style:style style:name="Таблица17.A1" style:family="table-cell">
      <style:table-cell-properties style:vertical-align="middle" fo:padding="0.049cm" fo:border="none"/>
    </style:style>
    <style:style style:name="Таблица18" style:family="table">
      <style:table-properties style:width="12.58cm" style:rel-width="74%" table:align="left"/>
    </style:style>
    <style:style style:name="Таблица18.A" style:family="table-column">
      <style:table-column-properties style:column-width="2.838cm" style:rel-column-width="1609*"/>
    </style:style>
    <style:style style:name="Таблица18.B" style:family="table-column">
      <style:table-column-properties style:column-width="2.203cm" style:rel-column-width="1249*"/>
    </style:style>
    <style:style style:name="Таблица18.C" style:family="table-column">
      <style:table-column-properties style:column-width="2.053cm" style:rel-column-width="1164*"/>
    </style:style>
    <style:style style:name="Таблица18.D" style:family="table-column">
      <style:table-column-properties style:column-width="1.175cm" style:rel-column-width="666*"/>
    </style:style>
    <style:style style:name="Таблица18.E" style:family="table-column">
      <style:table-column-properties style:column-width="0.924cm" style:rel-column-width="524*"/>
    </style:style>
    <style:style style:name="Таблица18.F" style:family="table-column">
      <style:table-column-properties style:column-width="1.367cm" style:rel-column-width="775*"/>
    </style:style>
    <style:style style:name="Таблица18.G" style:family="table-column">
      <style:table-column-properties style:column-width="0.933cm" style:rel-column-width="529*"/>
    </style:style>
    <style:style style:name="Таблица18.H" style:family="table-column">
      <style:table-column-properties style:column-width="1.087cm" style:rel-column-width="616*"/>
    </style:style>
    <style:style style:name="Таблица18.A1" style:family="table-cell">
      <style:table-cell-properties style:vertical-align="middle" fo:padding="0.049cm" fo:border="none"/>
    </style:style>
    <style:style style:name="Таблица19" style:family="table">
      <style:table-properties style:width="12.919cm" style:rel-width="76%" table:align="left"/>
    </style:style>
    <style:style style:name="Таблица19.A" style:family="table-column">
      <style:table-column-properties style:column-width="2.858cm" style:rel-column-width="1620*"/>
    </style:style>
    <style:style style:name="Таблица19.B" style:family="table-column">
      <style:table-column-properties style:column-width="2.217cm" style:rel-column-width="1257*"/>
    </style:style>
    <style:style style:name="Таблица19.C" style:family="table-column">
      <style:table-column-properties style:column-width="2.066cm" style:rel-column-width="1171*"/>
    </style:style>
    <style:style style:name="Таблица19.D" style:family="table-column">
      <style:table-column-properties style:column-width="1.184cm" style:rel-column-width="671*"/>
    </style:style>
    <style:style style:name="Таблица19.E" style:family="table-column">
      <style:table-column-properties style:column-width="4.597cm" style:rel-column-width="2606*"/>
    </style:style>
    <style:style style:name="Таблица19.A1" style:family="table-cell">
      <style:table-cell-properties style:vertical-align="middle" fo:padding="0.049cm" fo:border="none"/>
    </style:style>
    <style:style style:name="P1" style:family="paragraph" style:parent-style-name="Text_20_body">
      <style:text-properties officeooo:paragraph-rsid="003b4cda"/>
    </style:style>
    <style:style style:name="P2" style:family="paragraph" style:parent-style-name="Text_20_body">
      <style:text-properties fo:color="#000000" officeooo:paragraph-rsid="003b7495"/>
    </style:style>
    <style:style style:name="P3" style:family="paragraph" style:parent-style-name="Preformatted_20_Text">
      <style:text-properties fo:color="#000000" officeooo:paragraph-rsid="003b4cda"/>
    </style:style>
    <style:style style:name="P4" style:family="paragraph" style:parent-style-name="Preformatted_20_Text">
      <style:paragraph-properties fo:margin-top="0cm" fo:margin-bottom="0.499cm" loext:contextual-spacing="false"/>
      <style:text-properties fo:color="#000000" officeooo:paragraph-rsid="003b4cda"/>
    </style:style>
    <style:style style:name="P5" style:family="paragraph" style:parent-style-name="Table_20_Contents">
      <style:paragraph-properties fo:margin-top="0cm" fo:margin-bottom="0.499cm" loext:contextual-spacing="false"/>
      <style:text-properties officeooo:paragraph-rsid="003b4cda"/>
    </style:style>
    <style:style style:name="P6" style:family="paragraph" style:parent-style-name="Table_20_Heading">
      <style:paragraph-properties fo:margin-top="0cm" fo:margin-bottom="0.499cm" loext:contextual-spacing="false"/>
      <style:text-properties officeooo:paragraph-rsid="003b4cda"/>
    </style:style>
    <style:style style:name="P7" style:family="paragraph" style:parent-style-name="List_20_Heading">
      <style:paragraph-properties fo:margin-top="0cm" fo:margin-bottom="0.499cm" loext:contextual-spacing="false"/>
      <style:text-properties officeooo:paragraph-rsid="003b4cda"/>
    </style:style>
    <style:style style:name="P8" style:family="paragraph" style:parent-style-name="List_20_Contents">
      <style:paragraph-properties fo:margin-top="0cm" fo:margin-bottom="0.499cm" loext:contextual-spacing="false"/>
      <style:text-properties officeooo:paragraph-rsid="003b4cda"/>
    </style:style>
    <style:style style:name="P9" style:family="paragraph" style:parent-style-name="Table_20_Contents">
      <style:text-properties officeooo:paragraph-rsid="003b4cda"/>
    </style:style>
    <style:style style:name="P10" style:family="paragraph" style:parent-style-name="Heading_20_3">
      <style:text-properties officeooo:paragraph-rsid="003b4cda"/>
    </style:style>
    <style:style style:name="P11" style:family="paragraph" style:parent-style-name="Heading_20_2">
      <style:text-properties officeooo:paragraph-rsid="003b4cda"/>
    </style:style>
    <style:style style:name="P12" style:family="paragraph" style:parent-style-name="Text_20_body" style:list-style-name="L64">
      <style:text-properties officeooo:paragraph-rsid="003b4cda"/>
    </style:style>
    <style:style style:name="P13" style:family="paragraph" style:parent-style-name="Text_20_body" style:list-style-name="L65"/>
    <style:style style:name="P14" style:family="paragraph" style:parent-style-name="Text_20_body" style:list-style-name="L66"/>
    <style:style style:name="P15" style:family="paragraph" style:parent-style-name="Text_20_body">
      <style:text-properties fo:color="#000000"/>
    </style:style>
    <style:style style:name="P16" style:family="paragraph" style:parent-style-name="Text_20_body" style:list-style-name="L70"/>
    <style:style style:name="P17" style:family="paragraph" style:parent-style-name="Text_20_body" style:list-style-name="L71"/>
    <style:style style:name="P18" style:family="paragraph" style:parent-style-name="Text_20_body" style:list-style-name="L72"/>
    <style:style style:name="P19" style:family="paragraph" style:parent-style-name="Text_20_body" style:list-style-name="L73"/>
    <style:style style:name="P20" style:family="paragraph" style:parent-style-name="Text_20_body" style:list-style-name="L74"/>
    <style:style style:name="P21" style:family="paragraph" style:parent-style-name="List_20_Contents">
      <style:paragraph-properties fo:margin-top="0cm" fo:margin-bottom="0.499cm" loext:contextual-spacing="false"/>
    </style:style>
    <style:style style:name="P22" style:family="paragraph" style:parent-style-name="List_20_Contents">
      <style:paragraph-properties fo:margin-top="0cm" fo:margin-bottom="0.499cm" loext:contextual-spacing="false"/>
      <style:text-properties officeooo:paragraph-rsid="0043e801"/>
    </style:style>
    <style:style style:name="P23" style:family="paragraph" style:parent-style-name="List_20_Contents" style:list-style-name="L67">
      <style:paragraph-properties fo:margin-top="0cm" fo:margin-bottom="0.499cm" loext:contextual-spacing="false"/>
    </style:style>
    <style:style style:name="P24" style:family="paragraph" style:parent-style-name="List_20_Contents" style:list-style-name="L68">
      <style:paragraph-properties fo:margin-top="0cm" fo:margin-bottom="0.499cm" loext:contextual-spacing="false"/>
    </style:style>
    <style:style style:name="P25" style:family="paragraph" style:parent-style-name="List_20_Contents" style:list-style-name="L69">
      <style:paragraph-properties fo:margin-top="0cm" fo:margin-bottom="0.499cm" loext:contextual-spacing="false"/>
    </style:style>
    <style:style style:name="P26" style:family="paragraph" style:parent-style-name="List_20_Heading">
      <style:paragraph-properties fo:margin-top="0cm" fo:margin-bottom="0.499cm" loext:contextual-spacing="false"/>
    </style:style>
    <style:style style:name="P27" style:family="paragraph" style:parent-style-name="Preformatted_20_Text">
      <style:text-properties fo:color="#000000"/>
    </style:style>
    <style:style style:name="P28" style:family="paragraph" style:parent-style-name="Preformatted_20_Text">
      <style:text-properties fo:color="#000000" officeooo:paragraph-rsid="0041eb98"/>
    </style:style>
    <style:style style:name="P29" style:family="paragraph" style:parent-style-name="Preformatted_20_Text">
      <style:text-properties fo:color="#000000" officeooo:paragraph-rsid="004208e6"/>
    </style:style>
    <style:style style:name="P30" style:family="paragraph" style:parent-style-name="Preformatted_20_Text">
      <style:text-properties fo:color="#000000" officeooo:paragraph-rsid="004276d5"/>
    </style:style>
    <style:style style:name="P31" style:family="paragraph" style:parent-style-name="Preformatted_20_Text">
      <style:text-properties fo:color="#000000" officeooo:paragraph-rsid="00429d95"/>
    </style:style>
    <style:style style:name="P32" style:family="paragraph" style:parent-style-name="Preformatted_20_Text">
      <style:text-properties fo:color="#000000" officeooo:paragraph-rsid="0043e801"/>
    </style:style>
    <style:style style:name="P33" style:family="paragraph" style:parent-style-name="Preformatted_20_Text">
      <style:text-properties fo:color="#000000" officeooo:paragraph-rsid="0044fcf6"/>
    </style:style>
    <style:style style:name="P34" style:family="paragraph" style:parent-style-name="Preformatted_20_Text" style:list-style-name="L71">
      <style:text-properties fo:color="#000000" officeooo:paragraph-rsid="00470ec3"/>
    </style:style>
    <style:style style:name="P35" style:family="paragraph" style:parent-style-name="Preformatted_20_Text" style:list-style-name="L72">
      <style:text-properties fo:color="#000000" officeooo:paragraph-rsid="00470ec3"/>
    </style:style>
    <style:style style:name="P36" style:family="paragraph" style:parent-style-name="Preformatted_20_Text">
      <style:text-properties fo:color="#000000" officeooo:paragraph-rsid="00470ec3"/>
    </style:style>
    <style:style style:name="P37" style:family="paragraph" style:parent-style-name="Preformatted_20_Text">
      <style:text-properties fo:color="#000000" officeooo:paragraph-rsid="004a9bdf"/>
    </style:style>
    <style:style style:name="P38" style:family="paragraph" style:parent-style-name="Preformatted_20_Text">
      <style:text-properties fo:color="#000000" officeooo:paragraph-rsid="004c3ad3"/>
    </style:style>
    <style:style style:name="P39" style:family="paragraph" style:parent-style-name="Preformatted_20_Text">
      <style:text-properties fo:color="#000000" officeooo:paragraph-rsid="004e5e4b"/>
    </style:style>
    <style:style style:name="P40" style:family="paragraph" style:parent-style-name="Preformatted_20_Text">
      <style:text-properties officeooo:paragraph-rsid="0041eb98"/>
    </style:style>
    <style:style style:name="P41" style:family="paragraph" style:parent-style-name="Preformatted_20_Text">
      <style:text-properties officeooo:paragraph-rsid="004208e6"/>
    </style:style>
    <style:style style:name="P42" style:family="paragraph" style:parent-style-name="Preformatted_20_Text">
      <style:text-properties officeooo:paragraph-rsid="004276d5"/>
    </style:style>
    <style:style style:name="P43" style:family="paragraph" style:parent-style-name="Preformatted_20_Text">
      <style:text-properties officeooo:paragraph-rsid="00429d95"/>
    </style:style>
    <style:style style:name="P44" style:family="paragraph" style:parent-style-name="Preformatted_20_Text">
      <style:text-properties officeooo:paragraph-rsid="0044fcf6"/>
    </style:style>
    <style:style style:name="P45" style:family="paragraph" style:parent-style-name="Preformatted_20_Text">
      <style:text-properties officeooo:paragraph-rsid="004a9bdf"/>
    </style:style>
    <style:style style:name="P46" style:family="paragraph" style:parent-style-name="Preformatted_20_Text">
      <style:paragraph-properties fo:margin-top="0cm" fo:margin-bottom="0.499cm" loext:contextual-spacing="false"/>
    </style:style>
    <style:style style:name="P47" style:family="paragraph" style:parent-style-name="Preformatted_20_Text">
      <style:paragraph-properties fo:margin-top="0cm" fo:margin-bottom="0.499cm" loext:contextual-spacing="false"/>
      <style:text-properties fo:color="#000000"/>
    </style:style>
    <style:style style:name="P48" style:family="paragraph" style:parent-style-name="Preformatted_20_Text">
      <style:paragraph-properties fo:margin-top="0cm" fo:margin-bottom="0.499cm" loext:contextual-spacing="false"/>
      <style:text-properties fo:color="#000000" officeooo:paragraph-rsid="0043e801"/>
    </style:style>
    <style:style style:name="P49" style:family="paragraph" style:parent-style-name="Preformatted_20_Text" style:list-style-name="L71">
      <style:paragraph-properties fo:margin-top="0cm" fo:margin-bottom="0.499cm" loext:contextual-spacing="false"/>
      <style:text-properties fo:color="#000000" officeooo:paragraph-rsid="00470ec3"/>
    </style:style>
    <style:style style:name="P50" style:family="paragraph" style:parent-style-name="Preformatted_20_Text" style:list-style-name="L72">
      <style:paragraph-properties fo:margin-top="0cm" fo:margin-bottom="0.499cm" loext:contextual-spacing="false"/>
      <style:text-properties fo:color="#000000" officeooo:paragraph-rsid="00470ec3"/>
    </style:style>
    <style:style style:name="P51" style:family="paragraph" style:parent-style-name="Preformatted_20_Text">
      <style:paragraph-properties fo:margin-top="0cm" fo:margin-bottom="0.499cm" loext:contextual-spacing="false"/>
      <style:text-properties fo:color="#000000" officeooo:paragraph-rsid="00470ec3"/>
    </style:style>
    <style:style style:name="P52" style:family="paragraph" style:parent-style-name="Preformatted_20_Text">
      <style:paragraph-properties fo:margin-top="0cm" fo:margin-bottom="0.499cm" loext:contextual-spacing="false"/>
      <style:text-properties fo:color="#000000" officeooo:paragraph-rsid="004c3ad3"/>
    </style:style>
    <style:style style:name="P53" style:family="paragraph" style:parent-style-name="Preformatted_20_Text">
      <style:paragraph-properties fo:margin-top="0cm" fo:margin-bottom="0.499cm" loext:contextual-spacing="false"/>
      <style:text-properties fo:color="#000000" officeooo:paragraph-rsid="004e5e4b"/>
    </style:style>
    <style:style style:name="P54" style:family="paragraph" style:parent-style-name="Preformatted_20_Text">
      <style:paragraph-properties fo:margin-top="0cm" fo:margin-bottom="0.499cm" loext:contextual-spacing="false"/>
      <style:text-properties officeooo:paragraph-rsid="0043e801"/>
    </style:style>
    <style:style style:name="P55" style:family="paragraph" style:parent-style-name="Preformatted_20_Text">
      <style:paragraph-properties fo:margin-top="0cm" fo:margin-bottom="0.499cm" loext:contextual-spacing="false"/>
      <style:text-properties officeooo:paragraph-rsid="00470ec3"/>
    </style:style>
    <style:style style:name="P56" style:family="paragraph" style:parent-style-name="Preformatted_20_Text">
      <style:paragraph-properties fo:margin-top="0cm" fo:margin-bottom="0.499cm" loext:contextual-spacing="false"/>
      <style:text-properties officeooo:paragraph-rsid="004c3ad3"/>
    </style:style>
    <style:style style:name="P57" style:family="paragraph" style:parent-style-name="Preformatted_20_Text">
      <style:paragraph-properties fo:margin-left="1cm" fo:margin-right="0cm" fo:text-indent="0cm" style:auto-text-indent="false"/>
      <style:text-properties fo:color="#000000"/>
    </style:style>
    <style:style style:name="P58" style:family="paragraph" style:parent-style-name="Preformatted_20_Text">
      <style:paragraph-properties fo:margin-left="1cm" fo:margin-right="0cm" fo:text-indent="0cm" style:auto-text-indent="false"/>
      <style:text-properties fo:color="#000000" officeooo:paragraph-rsid="0043e801"/>
    </style:style>
    <style:style style:name="P59" style:family="paragraph" style:parent-style-name="Preformatted_20_Text" style:list-style-name="L69">
      <style:paragraph-properties fo:margin-left="1cm" fo:margin-right="0cm" fo:text-indent="0cm" style:auto-text-indent="false"/>
      <style:text-properties fo:color="#000000"/>
    </style:style>
    <style:style style:name="P60" style:family="paragraph" style:parent-style-name="Preformatted_20_Text">
      <style:paragraph-properties fo:margin-left="1cm" fo:margin-right="0cm" fo:text-indent="0cm" style:auto-text-indent="false"/>
      <style:text-properties fo:color="#000000" officeooo:paragraph-rsid="00470ec3"/>
    </style:style>
    <style:style style:name="P61" style:family="paragraph" style:parent-style-name="Preformatted_20_Text">
      <style:paragraph-properties fo:margin-left="1cm" fo:margin-right="0cm" fo:margin-top="0cm" fo:margin-bottom="0.499cm" loext:contextual-spacing="false" fo:text-indent="0cm" style:auto-text-indent="false"/>
      <style:text-properties fo:color="#000000"/>
    </style:style>
    <style:style style:name="P62" style:family="paragraph" style:parent-style-name="Preformatted_20_Text" style:list-style-name="L67">
      <style:paragraph-properties fo:margin-left="1cm" fo:margin-right="0cm" fo:margin-top="0cm" fo:margin-bottom="0.499cm" loext:contextual-spacing="false" fo:text-indent="0cm" style:auto-text-indent="false"/>
      <style:text-properties fo:color="#000000"/>
    </style:style>
    <style:style style:name="P63" style:family="paragraph" style:parent-style-name="Preformatted_20_Text" style:list-style-name="L69">
      <style:paragraph-properties fo:margin-left="1cm" fo:margin-right="0cm" fo:margin-top="0cm" fo:margin-bottom="0.499cm" loext:contextual-spacing="false" fo:text-indent="0cm" style:auto-text-indent="false"/>
      <style:text-properties fo:color="#000000"/>
    </style:style>
    <style:style style:name="P64" style:family="paragraph" style:parent-style-name="Preformatted_20_Text">
      <style:paragraph-properties fo:margin-left="1cm" fo:margin-right="0cm" fo:margin-top="0cm" fo:margin-bottom="0.499cm" loext:contextual-spacing="false" fo:text-indent="0cm" style:auto-text-indent="false"/>
      <style:text-properties fo:color="#000000" officeooo:paragraph-rsid="00470ec3"/>
    </style:style>
    <style:style style:name="P65" style:family="paragraph" style:parent-style-name="Preformatted_20_Text" style:list-style-name="L69">
      <style:paragraph-properties fo:margin-left="1cm" fo:margin-right="0cm" fo:margin-top="0cm" fo:margin-bottom="0.499cm" loext:contextual-spacing="false" fo:text-indent="0cm" style:auto-text-indent="false"/>
    </style:style>
    <style:style style:name="P66" style:family="paragraph" style:parent-style-name="Table_20_Heading">
      <style:paragraph-properties fo:margin-top="0cm" fo:margin-bottom="0.499cm" loext:contextual-spacing="false"/>
    </style:style>
    <style:style style:name="P67" style:family="paragraph" style:parent-style-name="Table_20_Contents">
      <style:text-properties fo:font-size="2pt" style:font-size-asian="2pt" style:font-size-complex="2pt"/>
    </style:style>
    <style:style style:name="P68" style:family="paragraph" style:parent-style-name="Table_20_Contents">
      <style:paragraph-properties fo:margin-top="0cm" fo:margin-bottom="0.499cm" loext:contextual-spacing="false"/>
    </style:style>
    <style:style style:name="T1" style:family="text">
      <style:text-properties fo:color="#000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Просмотр таблиц</text:h>
      <text:p text:style-name="P2">После того как таблица создана в базе данных, можно получать сведения об ее свойствах: именах и типах данных столбцов, природе индексов, и, что еще более важно, можно просматривать данные, содержащиеся в этой таблице.</text:p>
      <text:p text:style-name="Text_20_body">Кроме того, можно определить зависимости таблицы, чтобы определить, какие объекты (представления, хранимые процедуры, триггеры) от нее зависят. Если в таблицу вносятся какие-либо изменения, это может отразиться на зависящих от нее объектах.</text:p>
      <text:h text:style-name="Heading_20_3" text:outline-level="3">sp_help (Transact-SQL)</text:h>
      <text:p text:style-name="P1">Возвращает сведения об объекте базы данных (любом объекте, присутствующем в представлении совместимости <text:span text:style-name="Strong_20_Emphasis">sys.sysobjects</text:span>), обычном или определяемом пользователем типе данных.</text:p>
      <text:p text:style-name="P1"><draw:frame draw:style-name="fr1" draw:name="Изображение30" text:anchor-type="as-char" svg:width="0.041cm" svg:height="0.041cm" draw:z-index="0"><draw:image xlink:href="Pictures/100002000000000100000001ECC130B79541E4C4.gif" xlink:type="simple" xlink:show="embed" xlink:actuate="onLoad"/><svg:title>Значок ссылки на раздел</svg:title></draw:frame><text:bookmark text:name="Topic_Link"/> <text:a xlink:type="simple" xlink:href="https://technet.microsoft.com/ru-ru/library/ms177563%28v=sql.105%29.aspx" text:style-name="Internet_20_link" text:visited-style-name="Visited_20_Internet_20_Link">Синтаксические обозначения в Transact-SQL</text:a></text:p>
      <text:h text:style-name="Heading_20_4" text:outline-level="4">Синтаксис</text:h>
      <text:p text:style-name="P4">sp_help [ [ @objname = ] 'name' ]</text:p>
      <text:h text:style-name="Heading_20_4" text:outline-level="4">Аргументы</text:h>
      <text:p text:style-name="P7"><text:bookmark text:name="sectionToggle019"/>[ <text:span text:style-name="Strong_20_Emphasis">@objname=</text:span>] <text:span text:style-name="Strong_20_Emphasis">'</text:span>name<text:span text:style-name="Strong_20_Emphasis">'</text:span></text:p>
      <text:p text:style-name="P8">Имя любого объекта в <text:span text:style-name="Strong_20_Emphasis">sysobjects</text:span> или любого пользовательского типа данных в таблице <text:span text:style-name="Strong_20_Emphasis">systypes</text:span>. Аргумент name имеет тип nvarchar(776) и значение по умолчанию NULL. Имена баз данных неприемлемы.</text:p>
      <text:h text:style-name="Heading_20_4" text:outline-level="4">Значения кодов возврата</text:h>
      <text:p text:style-name="P1"><text:bookmark text:name="sectionToggle115"/>0 (успешное завершение) или 1 (ошибка)</text:p>
      <text:h text:style-name="Heading_20_4" text:outline-level="4">Результирующие наборы</text:h>
      <text:p text:style-name="P1"><text:bookmark text:name="sectionToggle210"/>Возвращаемые результирующие наборы зависят от того, указан ли аргумент name, когда он указан, и какой объект базы данных имеется в виду. </text:p>
      <text:list xml:id="list1738997322486729651" text:style-name="L64">
        <text:list-item>
          <text:p text:style-name="P12">Если процедура <text:span text:style-name="Strong_20_Emphasis">sp_help</text:span> выполняется без аргументов, возвращаются общие сведения об объектах всех типов, существующих в текущей базе данных.</text:p>
        </text:list-item>
      </text:list>
      <table:table table:name="Таблица43" table:style-name="Таблица43">
        <table:table-column table:style-name="Таблица43.A"/>
        <table:table-column table:style-name="Таблица43.B"/>
        <table:table-column table:style-name="Таблица43.C"/>
        <table:table-row>
          <table:table-cell table:style-name="Таблица43.A1" office:value-type="string">
            <text:p text:style-name="P6">Имя столбца</text:p>
          </table:table-cell>
          <table:table-cell table:style-name="Таблица43.A1" office:value-type="string">
            <text:p text:style-name="P6">Тип данных</text:p>
          </table:table-cell>
          <table:table-cell table:style-name="Таблица43.A1" office:value-type="string">
            <text:p text:style-name="P6">Описание</text:p>
          </table:table-cell>
        </table:table-row>
        <table:table-row>
          <table:table-cell table:style-name="Таблица43.A1" office:value-type="string">
            <text:p text:style-name="P5"><text:span text:style-name="Strong_20_Emphasis">Название</text:span></text:p>
          </table:table-cell>
          <table:table-cell table:style-name="Таблица43.A1" office:value-type="string">
            <text:p text:style-name="P5">nvarchar(128)</text:p>
          </table:table-cell>
          <table:table-cell table:style-name="Таблица43.A1" office:value-type="string">
            <text:p text:style-name="P5">Имя объекта</text:p>
          </table:table-cell>
        </table:table-row>
        <table:table-row>
          <table:table-cell table:style-name="Таблица43.A1" office:value-type="string">
            <text:p text:style-name="P5"><text:span text:style-name="Strong_20_Emphasis">Owner</text:span></text:p>
          </table:table-cell>
          <table:table-cell table:style-name="Таблица43.A1" office:value-type="string">
            <text:p text:style-name="P5">nvarchar(128)</text:p>
          </table:table-cell>
          <table:table-cell table:style-name="Таблица43.A1" office:value-type="string">
            <text:p text:style-name="P5">Владелец объекта</text:p>
          </table:table-cell>
        </table:table-row>
        <table:table-row>
          <table:table-cell table:style-name="Таблица43.A1" office:value-type="string">
            <text:p text:style-name="P5"><text:span text:style-name="Strong_20_Emphasis">Object_type</text:span></text:p>
          </table:table-cell>
          <table:table-cell table:style-name="Таблица43.A1" office:value-type="string">
            <text:p text:style-name="P5">nvarchar(31)</text:p>
          </table:table-cell>
          <table:table-cell table:style-name="Таблица43.A1" office:value-type="string">
            <text:p text:style-name="P5">Тип объекта</text:p>
          </table:table-cell>
        </table:table-row>
      </table:table>
      <text:list xml:id="list110913763972308" text:continue-numbering="true" text:style-name="L64">
        <text:list-item>
          <text:p text:style-name="P12">Если аргумент name является типом данных SQL Server или пользовательским типом данных, то процедура <text:span text:style-name="Strong_20_Emphasis">sp_help</text:span> возвращает этот результирующий набор.</text:p>
        </text:list-item>
      </text:list>
      <table:table table:name="Таблица44" table:style-name="Таблица44">
        <table:table-column table:style-name="Таблица44.A"/>
        <table:table-column table:style-name="Таблица44.B"/>
        <table:table-column table:style-name="Таблица44.C"/>
        <text:soft-page-break/>
        <table:table-row>
          <table:table-cell table:style-name="Таблица44.A1" office:value-type="string">
            <text:p text:style-name="P6">Имя столбца</text:p>
          </table:table-cell>
          <table:table-cell table:style-name="Таблица44.A1" office:value-type="string">
            <text:p text:style-name="P6">Тип данных</text:p>
          </table:table-cell>
          <table:table-cell table:style-name="Таблица44.A1" office:value-type="string">
            <text:p text:style-name="P6">Описание</text:p>
          </table:table-cell>
        </table:table-row>
        <table:table-row>
          <table:table-cell table:style-name="Таблица44.A1" office:value-type="string">
            <text:p text:style-name="P5"><text:span text:style-name="Strong_20_Emphasis">Type_name</text:span></text:p>
          </table:table-cell>
          <table:table-cell table:style-name="Таблица44.A1" office:value-type="string">
            <text:p text:style-name="P5">nvarchar(128)</text:p>
          </table:table-cell>
          <table:table-cell table:style-name="Таблица44.A1" office:value-type="string">
            <text:p text:style-name="P5">Имя типа данных.</text:p>
          </table:table-cell>
        </table:table-row>
        <table:table-row>
          <table:table-cell table:style-name="Таблица44.A1" office:value-type="string">
            <text:p text:style-name="P5"><text:span text:style-name="Strong_20_Emphasis">Storage_type</text:span></text:p>
          </table:table-cell>
          <table:table-cell table:style-name="Таблица44.A1" office:value-type="string">
            <text:p text:style-name="P5">nvarchar(128)</text:p>
          </table:table-cell>
          <table:table-cell table:style-name="Таблица44.A1" office:value-type="string">
            <text:p text:style-name="P5">Имя типа данных SQL Server.</text:p>
          </table:table-cell>
        </table:table-row>
        <table:table-row>
          <table:table-cell table:style-name="Таблица44.A1" office:value-type="string">
            <text:p text:style-name="P5"><text:span text:style-name="Strong_20_Emphasis">Length</text:span></text:p>
          </table:table-cell>
          <table:table-cell table:style-name="Таблица44.A1" office:value-type="string">
            <text:p text:style-name="P5">smallint</text:p>
          </table:table-cell>
          <table:table-cell table:style-name="Таблица44.A1" office:value-type="string">
            <text:p text:style-name="P5">Физическая длина типа данных (в байтах).</text:p>
          </table:table-cell>
        </table:table-row>
        <table:table-row>
          <table:table-cell table:style-name="Таблица44.A1" office:value-type="string">
            <text:p text:style-name="P5"><text:span text:style-name="Strong_20_Emphasis">Prec</text:span></text:p>
          </table:table-cell>
          <table:table-cell table:style-name="Таблица44.A1" office:value-type="string">
            <text:p text:style-name="P5">int</text:p>
          </table:table-cell>
          <table:table-cell table:style-name="Таблица44.A1" office:value-type="string">
            <text:p text:style-name="P5">Точность (общее количество знаков).</text:p>
          </table:table-cell>
        </table:table-row>
        <table:table-row>
          <table:table-cell table:style-name="Таблица44.A1" office:value-type="string">
            <text:p text:style-name="P5"><text:span text:style-name="Strong_20_Emphasis">Масштаб</text:span></text:p>
          </table:table-cell>
          <table:table-cell table:style-name="Таблица44.A1" office:value-type="string">
            <text:p text:style-name="P5">int</text:p>
          </table:table-cell>
          <table:table-cell table:style-name="Таблица44.A1" office:value-type="string">
            <text:p text:style-name="P5">Количество знаков справа от десятичной запятой.</text:p>
          </table:table-cell>
        </table:table-row>
        <table:table-row>
          <table:table-cell table:style-name="Таблица44.A1" office:value-type="string">
            <text:p text:style-name="P5"><text:span text:style-name="Strong_20_Emphasis">Да</text:span></text:p>
          </table:table-cell>
          <table:table-cell table:style-name="Таблица44.A1" office:value-type="string">
            <text:p text:style-name="P5">varchar(35)</text:p>
          </table:table-cell>
          <table:table-cell table:style-name="Таблица44.A1" office:value-type="string">
            <text:p text:style-name="P5">Указывает, допускаются ли значения NULL. Возможны значения Yes (да) или No (нет).</text:p>
          </table:table-cell>
        </table:table-row>
        <table:table-row>
          <table:table-cell table:style-name="Таблица44.A1" office:value-type="string">
            <text:p text:style-name="P5"><text:span text:style-name="Strong_20_Emphasis">Default_name</text:span></text:p>
          </table:table-cell>
          <table:table-cell table:style-name="Таблица44.A1" office:value-type="string">
            <text:p text:style-name="P5">nvarchar(128)</text:p>
          </table:table-cell>
          <table:table-cell table:style-name="Таблица44.A1" office:value-type="string">
            <text:p text:style-name="P5">Имя значения по умолчанию, привязанного к этому типу. </text:p>
            <text:p text:style-name="P5">NULL = Нет привязанного значения по умолчанию.</text:p>
          </table:table-cell>
        </table:table-row>
        <table:table-row>
          <table:table-cell table:style-name="Таблица44.A1" office:value-type="string">
            <text:p text:style-name="P5"><text:span text:style-name="Strong_20_Emphasis">Rule_name</text:span></text:p>
          </table:table-cell>
          <table:table-cell table:style-name="Таблица44.A1" office:value-type="string">
            <text:p text:style-name="P5">nvarchar(128)</text:p>
          </table:table-cell>
          <table:table-cell table:style-name="Таблица44.A1" office:value-type="string">
            <text:p text:style-name="P5">Имя правила, привязанного к этому типу. </text:p>
            <text:p text:style-name="P5">NULL = Нет привязанного правила по умолчанию.</text:p>
          </table:table-cell>
        </table:table-row>
        <table:table-row>
          <table:table-cell table:style-name="Таблица44.A1" office:value-type="string">
            <text:p text:style-name="P5"><text:span text:style-name="Strong_20_Emphasis">Параметры сортировки </text:span></text:p>
          </table:table-cell>
          <table:table-cell table:style-name="Таблица44.A1" office:value-type="string">
            <text:p text:style-name="P5">sysname</text:p>
          </table:table-cell>
          <table:table-cell table:style-name="Таблица44.A1" office:value-type="string">
            <text:p text:style-name="P5">Параметры сортировки для типа данных. Имеет значение NULL для несимвольных типов данных.</text:p>
          </table:table-cell>
        </table:table-row>
      </table:table>
      <text:list xml:id="list110914069009075" text:continue-numbering="true" text:style-name="L64">
        <text:list-item>
          <text:p text:style-name="P12">Если аргумент name соответствует любому объекту базы данных, кроме типа данных, процедура <text:span text:style-name="Strong_20_Emphasis">sp_help</text:span> возвращает этот результирующий набор, а также дополнительные результирующие наборы, в зависимости от указанного типа объектов.</text:p>
        </text:list-item>
      </text:list>
      <table:table table:name="Таблица45" table:style-name="Таблица45">
        <table:table-column table:style-name="Таблица45.A"/>
        <table:table-column table:style-name="Таблица45.B"/>
        <table:table-column table:style-name="Таблица45.C"/>
        <table:table-row>
          <table:table-cell table:style-name="Таблица45.A1" office:value-type="string">
            <text:p text:style-name="P6">Имя столбца</text:p>
          </table:table-cell>
          <table:table-cell table:style-name="Таблица45.A1" office:value-type="string">
            <text:p text:style-name="P6">Тип данных</text:p>
          </table:table-cell>
          <table:table-cell table:style-name="Таблица45.A1" office:value-type="string">
            <text:p text:style-name="P6">Описание</text:p>
          </table:table-cell>
        </table:table-row>
        <table:table-row>
          <table:table-cell table:style-name="Таблица45.A1" office:value-type="string">
            <text:p text:style-name="P5"><text:span text:style-name="Strong_20_Emphasis">Название</text:span></text:p>
          </table:table-cell>
          <table:table-cell table:style-name="Таблица45.A1" office:value-type="string">
            <text:p text:style-name="P5">nvarchar(128)</text:p>
          </table:table-cell>
          <table:table-cell table:style-name="Таблица45.A1" office:value-type="string">
            <text:p text:style-name="P5">Имя таблицы</text:p>
          </table:table-cell>
        </table:table-row>
        <table:table-row>
          <table:table-cell table:style-name="Таблица45.A1" office:value-type="string">
            <text:p text:style-name="P5"><text:span text:style-name="Strong_20_Emphasis">Owner</text:span></text:p>
          </table:table-cell>
          <table:table-cell table:style-name="Таблица45.A1" office:value-type="string">
            <text:p text:style-name="P5">nvarchar(128)</text:p>
          </table:table-cell>
          <table:table-cell table:style-name="Таблица45.A1" office:value-type="string">
            <text:p text:style-name="P5">Владелец таблицы</text:p>
          </table:table-cell>
        </table:table-row>
        <table:table-row>
          <table:table-cell table:style-name="Таблица45.A1" office:value-type="string">
            <text:p text:style-name="P5"><text:span text:style-name="Strong_20_Emphasis">Тип</text:span></text:p>
          </table:table-cell>
          <table:table-cell table:style-name="Таблица45.A1" office:value-type="string">
            <text:p text:style-name="P5">nvarchar(31)</text:p>
          </table:table-cell>
          <table:table-cell table:style-name="Таблица45.A1" office:value-type="string">
            <text:p text:style-name="P5">Тип таблицы</text:p>
          </table:table-cell>
        </table:table-row>
        <table:table-row>
          <table:table-cell table:style-name="Таблица45.A1" office:value-type="string">
            <text:p text:style-name="P5"><text:span text:style-name="Strong_20_Emphasis">Created_datetime</text:span></text:p>
          </table:table-cell>
          <table:table-cell table:style-name="Таблица45.A1" office:value-type="string">
            <text:p text:style-name="P5">datetime</text:p>
          </table:table-cell>
          <table:table-cell table:style-name="Таблица45.A1" office:value-type="string">
            <text:p text:style-name="P5">Дата создания таблицы</text:p>
          </table:table-cell>
        </table:table-row>
      </table:table>
      <text:list xml:id="list110913745193059" text:continue-numbering="true" text:style-name="L64">
        <text:list-header>
          <text:p text:style-name="P12">В зависимости от указанного объекта базы данных, процедура <text:span text:style-name="Strong_20_Emphasis">sp_help</text:span> возвращает дополнительные результирующие наборы. </text:p>
          <text:p text:style-name="P12">Если аргумент name соответствует системной таблице, пользовательской таблице или представлению, процедура <text:span text:style-name="Strong_20_Emphasis">sp_help</text:span> возвращает следующие результирующие <text:soft-page-break/>наборы. Однако результирующий набор, описывающий место расположения файла данных внутри файловой группы, для представления не возвращается. </text:p>
          <text:list>
            <text:list-item>
              <text:p text:style-name="P12">Дополнительный результирующий набор, возвращаемый для объектов столбца:</text:p>
            </text:list-item>
          </text:list>
        </text:list-header>
      </text:list>
      <table:table table:name="Таблица46" table:style-name="Таблица46">
        <table:table-column table:style-name="Таблица46.A"/>
        <table:table-column table:style-name="Таблица46.B"/>
        <table:table-column table:style-name="Таблица46.C"/>
        <table:table-row>
          <table:table-cell table:style-name="Таблица46.A1" office:value-type="string">
            <text:p text:style-name="P6">Имя столбца</text:p>
          </table:table-cell>
          <table:table-cell table:style-name="Таблица46.A1" office:value-type="string">
            <text:p text:style-name="P6">Тип данных</text:p>
          </table:table-cell>
          <table:table-cell table:style-name="Таблица46.A1" office:value-type="string">
            <text:p text:style-name="P6">Описание</text:p>
          </table:table-cell>
        </table:table-row>
        <table:table-row>
          <table:table-cell table:style-name="Таблица46.A1" office:value-type="string">
            <text:p text:style-name="P5"><text:span text:style-name="Strong_20_Emphasis">Column_name</text:span> </text:p>
          </table:table-cell>
          <table:table-cell table:style-name="Таблица46.A1" office:value-type="string">
            <text:p text:style-name="P5">nvarchar(128)</text:p>
          </table:table-cell>
          <table:table-cell table:style-name="Таблица46.A1" office:value-type="string">
            <text:p text:style-name="P5">Имя столбца.</text:p>
          </table:table-cell>
        </table:table-row>
        <table:table-row>
          <table:table-cell table:style-name="Таблица46.A1" office:value-type="string">
            <text:p text:style-name="P5"><text:span text:style-name="Strong_20_Emphasis">Тип</text:span> </text:p>
          </table:table-cell>
          <table:table-cell table:style-name="Таблица46.A1" office:value-type="string">
            <text:p text:style-name="P5">nvarchar(128)</text:p>
          </table:table-cell>
          <table:table-cell table:style-name="Таблица46.A1" office:value-type="string">
            <text:p text:style-name="P5">Тип данных столбца.</text:p>
          </table:table-cell>
        </table:table-row>
        <table:table-row>
          <table:table-cell table:style-name="Таблица46.A1" office:value-type="string">
            <text:p text:style-name="P5"><text:span text:style-name="Strong_20_Emphasis">Computed</text:span> </text:p>
          </table:table-cell>
          <table:table-cell table:style-name="Таблица46.A1" office:value-type="string">
            <text:p text:style-name="P5">varchar(35)</text:p>
          </table:table-cell>
          <table:table-cell table:style-name="Таблица46.A1" office:value-type="string">
            <text:p text:style-name="P5">Указывает, являются ли значения в столбце вычисляемыми: Yes или No.</text:p>
          </table:table-cell>
        </table:table-row>
        <table:table-row>
          <table:table-cell table:style-name="Таблица46.A1" office:value-type="string">
            <text:p text:style-name="P5"><text:span text:style-name="Strong_20_Emphasis">Length</text:span> </text:p>
          </table:table-cell>
          <table:table-cell table:style-name="Таблица46.A1" office:value-type="string">
            <text:p text:style-name="P5">int</text:p>
          </table:table-cell>
          <table:table-cell table:style-name="Таблица46.A1" office:value-type="string">
            <text:p text:style-name="P5">Длина столбца в байтах.</text:p>
            <text:p text:style-name="P9"><draw:frame draw:style-name="fr1" draw:name="Изображение31" text:anchor-type="as-char" svg:width="0.041cm" svg:height="0.041cm" draw:z-index="1"><draw:image xlink:href="Pictures/100002000000000100000001ECC130B79541E4C4.gif" xlink:type="simple" xlink:show="embed" xlink:actuate="onLoad"/><svg:title>Примечание</svg:title></draw:frame><text:bookmark text:name="alert_note26"/><text:span text:style-name="Strong_20_Emphasis">Примечание</text:span></text:p>
            <text:p text:style-name="P9">Если для столбца задан тип больших значений (<text:span text:style-name="Strong_20_Emphasis">varchar(max)</text:span>, <text:span text:style-name="Strong_20_Emphasis">nvarchar(max)</text:span>, <text:span text:style-name="Strong_20_Emphasis">varbinary(max)</text:span> или <text:span text:style-name="Strong_20_Emphasis">xml</text:span>), то будет отображено значение -1.</text:p>
          </table:table-cell>
        </table:table-row>
        <table:table-row>
          <table:table-cell table:style-name="Таблица46.A1" office:value-type="string">
            <text:p text:style-name="P5"><text:span text:style-name="Strong_20_Emphasis">Prec</text:span> </text:p>
          </table:table-cell>
          <table:table-cell table:style-name="Таблица46.A1" office:value-type="string">
            <text:p text:style-name="P5">char(5)</text:p>
          </table:table-cell>
          <table:table-cell table:style-name="Таблица46.A1" office:value-type="string">
            <text:p text:style-name="P5">Точность столбца.</text:p>
          </table:table-cell>
        </table:table-row>
        <table:table-row>
          <table:table-cell table:style-name="Таблица46.A1" office:value-type="string">
            <text:p text:style-name="P5"><text:span text:style-name="Strong_20_Emphasis">Масштаб</text:span> </text:p>
          </table:table-cell>
          <table:table-cell table:style-name="Таблица46.A1" office:value-type="string">
            <text:p text:style-name="P5">char(5)</text:p>
          </table:table-cell>
          <table:table-cell table:style-name="Таблица46.A1" office:value-type="string">
            <text:p text:style-name="P5">Масштаб столбца.</text:p>
          </table:table-cell>
        </table:table-row>
        <table:table-row>
          <table:table-cell table:style-name="Таблица46.A1" office:value-type="string">
            <text:p text:style-name="P5"><text:span text:style-name="Strong_20_Emphasis">Да</text:span> </text:p>
          </table:table-cell>
          <table:table-cell table:style-name="Таблица46.A1" office:value-type="string">
            <text:p text:style-name="P5">varchar(35)</text:p>
          </table:table-cell>
          <table:table-cell table:style-name="Таблица46.A1" office:value-type="string">
            <text:p text:style-name="P5">Указывает, допустимы ли для столбца значения NULL: Yes или No.</text:p>
          </table:table-cell>
        </table:table-row>
        <table:table-row>
          <table:table-cell table:style-name="Таблица46.A1" office:value-type="string">
            <text:p text:style-name="P5"><text:span text:style-name="Strong_20_Emphasis">TrimTrailingBlanks</text:span> </text:p>
          </table:table-cell>
          <table:table-cell table:style-name="Таблица46.A1" office:value-type="string">
            <text:p text:style-name="P5">varchar(35)</text:p>
          </table:table-cell>
          <table:table-cell table:style-name="Таблица46.A1" office:value-type="string">
            <text:p text:style-name="P5">Указывает, усекать ли завершающие пробелы или нет. Возвращает значение Yes или No.</text:p>
          </table:table-cell>
        </table:table-row>
        <table:table-row>
          <table:table-cell table:style-name="Таблица46.A1" office:value-type="string">
            <text:p text:style-name="P5"><text:span text:style-name="Strong_20_Emphasis">FixedLenNullInSource</text:span> </text:p>
          </table:table-cell>
          <table:table-cell table:style-name="Таблица46.A1" office:value-type="string">
            <text:p text:style-name="P5">varchar(35)</text:p>
          </table:table-cell>
          <table:table-cell table:style-name="Таблица46.A1" office:value-type="string">
            <text:p text:style-name="P5">Только для обратной совместимости.</text:p>
          </table:table-cell>
        </table:table-row>
        <table:table-row>
          <table:table-cell table:style-name="Таблица46.A1" office:value-type="string">
            <text:p text:style-name="P5"><text:span text:style-name="Strong_20_Emphasis">Параметры сортировки </text:span></text:p>
          </table:table-cell>
          <table:table-cell table:style-name="Таблица46.A1" office:value-type="string">
            <text:p text:style-name="P5">sysname</text:p>
          </table:table-cell>
          <table:table-cell table:style-name="Таблица46.A1" office:value-type="string">
            <text:p text:style-name="P5">Параметры сортировки столбца. Имеет значение NULL для несимвольных типов данных.</text:p>
          </table:table-cell>
        </table:table-row>
      </table:table>
      <text:list xml:id="list110914726234582" text:continue-numbering="true" text:style-name="L64">
        <text:list-item>
          <text:list>
            <text:list-item>
              <text:p text:style-name="P12">Дополнительный результирующий набор, возвращаемый для столбцов идентификаторов:</text:p>
            </text:list-item>
          </text:list>
        </text:list-item>
      </text:list>
      <table:table table:name="Таблица47" table:style-name="Таблица47">
        <table:table-column table:style-name="Таблица47.A"/>
        <table:table-column table:style-name="Таблица47.B"/>
        <table:table-column table:style-name="Таблица47.C"/>
        <table:table-row>
          <table:table-cell table:style-name="Таблица47.A1" office:value-type="string">
            <text:p text:style-name="P6">Имя столбца</text:p>
          </table:table-cell>
          <table:table-cell table:style-name="Таблица47.A1" office:value-type="string">
            <text:p text:style-name="P6">Тип данных</text:p>
          </table:table-cell>
          <table:table-cell table:style-name="Таблица47.A1" office:value-type="string">
            <text:p text:style-name="P6">Описание</text:p>
          </table:table-cell>
        </table:table-row>
        <table:table-row>
          <table:table-cell table:style-name="Таблица47.A1" office:value-type="string">
            <text:p text:style-name="P5"><text:span text:style-name="Strong_20_Emphasis">Identity</text:span> </text:p>
          </table:table-cell>
          <table:table-cell table:style-name="Таблица47.A1" office:value-type="string">
            <text:p text:style-name="P5">nvarchar(128) </text:p>
          </table:table-cell>
          <table:table-cell table:style-name="Таблица47.A1" office:value-type="string">
            <text:p text:style-name="P5">Имя столбца, чей тип данных объявлен удостоверением.</text:p>
          </table:table-cell>
        </table:table-row>
        <table:table-row>
          <table:table-cell table:style-name="Таблица47.A1" office:value-type="string">
            <text:p text:style-name="P5"><text:span text:style-name="Strong_20_Emphasis">Seed</text:span> </text:p>
          </table:table-cell>
          <table:table-cell table:style-name="Таблица47.A1" office:value-type="string">
            <text:p text:style-name="P5">numeric </text:p>
          </table:table-cell>
          <table:table-cell table:style-name="Таблица47.A1" office:value-type="string">
            <text:p text:style-name="P5">Стартовое значение для столбца идентификаторов.</text:p>
          </table:table-cell>
        </table:table-row>
        <text:soft-page-break/>
        <table:table-row>
          <table:table-cell table:style-name="Таблица47.A1" office:value-type="string">
            <text:p text:style-name="P5"><text:span text:style-name="Strong_20_Emphasis">Increment</text:span> </text:p>
          </table:table-cell>
          <table:table-cell table:style-name="Таблица47.A1" office:value-type="string">
            <text:p text:style-name="P5">numeric </text:p>
          </table:table-cell>
          <table:table-cell table:style-name="Таблица47.A1" office:value-type="string">
            <text:p text:style-name="P5">Шаг прироста, который следует использовать для значений в этом столбце.</text:p>
          </table:table-cell>
        </table:table-row>
        <table:table-row>
          <table:table-cell table:style-name="Таблица47.A1" office:value-type="string">
            <text:p text:style-name="P5"><text:span text:style-name="Strong_20_Emphasis">Not For Replication</text:span> </text:p>
          </table:table-cell>
          <table:table-cell table:style-name="Таблица47.A1" office:value-type="string">
            <text:p text:style-name="P5">int </text:p>
          </table:table-cell>
          <table:table-cell table:style-name="Таблица47.A1" office:value-type="string">
            <text:p text:style-name="P5">Свойство IDENTITY не обеспечивается принудительно, когда имя входа репликации, например <text:span text:style-name="Strong_20_Emphasis">sqlrepl</text:span> вставляет данные в таблицу: </text:p>
            <text:p text:style-name="P5">1 = True; </text:p>
            <text:p text:style-name="P5">0 = False.</text:p>
          </table:table-cell>
        </table:table-row>
      </table:table>
      <text:list xml:id="list110914367497385" text:continue-numbering="true" text:style-name="L64">
        <text:list-item>
          <text:list>
            <text:list-item>
              <text:p text:style-name="P12">Дополнительный результирующий набор, возвращаемый для столбцов:</text:p>
            </text:list-item>
          </text:list>
        </text:list-item>
      </text:list>
      <table:table table:name="Таблица48" table:style-name="Таблица48">
        <table:table-column table:style-name="Таблица48.A"/>
        <table:table-column table:style-name="Таблица48.B"/>
        <table:table-column table:style-name="Таблица48.C"/>
        <table:table-row>
          <table:table-cell table:style-name="Таблица48.A1" office:value-type="string">
            <text:p text:style-name="P6">Имя столбца</text:p>
          </table:table-cell>
          <table:table-cell table:style-name="Таблица48.A1" office:value-type="string">
            <text:p text:style-name="P6">Тип данных</text:p>
          </table:table-cell>
          <table:table-cell table:style-name="Таблица48.A1" office:value-type="string">
            <text:p text:style-name="P6">Описание</text:p>
          </table:table-cell>
        </table:table-row>
        <table:table-row>
          <table:table-cell table:style-name="Таблица48.A1" office:value-type="string">
            <text:p text:style-name="P5"><text:span text:style-name="Strong_20_Emphasis">RowGuidCol</text:span> </text:p>
          </table:table-cell>
          <table:table-cell table:style-name="Таблица48.A1" office:value-type="string">
            <text:p text:style-name="P5">sysname </text:p>
          </table:table-cell>
          <table:table-cell table:style-name="Таблица48.A1" office:value-type="string">
            <text:p text:style-name="P5">Имя столбца глобального уникального идентификатора.</text:p>
          </table:table-cell>
        </table:table-row>
      </table:table>
      <text:list xml:id="list110913655945213" text:continue-numbering="true" text:style-name="L64">
        <text:list-item>
          <text:list>
            <text:list-item>
              <text:p text:style-name="P12">Дополнительный результирующий набор, возвращаемый для файловых групп:</text:p>
            </text:list-item>
          </text:list>
        </text:list-item>
      </text:list>
      <table:table table:name="Таблица49" table:style-name="Таблица49">
        <table:table-column table:style-name="Таблица49.A"/>
        <table:table-column table:style-name="Таблица49.B"/>
        <table:table-column table:style-name="Таблица49.C"/>
        <table:table-row>
          <table:table-cell table:style-name="Таблица49.A1" office:value-type="string">
            <text:p text:style-name="P6">Имя столбца</text:p>
          </table:table-cell>
          <table:table-cell table:style-name="Таблица49.A1" office:value-type="string">
            <text:p text:style-name="P6">Тип данных</text:p>
          </table:table-cell>
          <table:table-cell table:style-name="Таблица49.A1" office:value-type="string">
            <text:p text:style-name="P6">Описание</text:p>
          </table:table-cell>
        </table:table-row>
        <table:table-row>
          <table:table-cell table:style-name="Таблица49.A1" office:value-type="string">
            <text:p text:style-name="P5"><text:span text:style-name="Strong_20_Emphasis">Data_located_on_filegroup</text:span> </text:p>
          </table:table-cell>
          <table:table-cell table:style-name="Таблица49.A1" office:value-type="string">
            <text:p text:style-name="P5">nvarchar(128) </text:p>
          </table:table-cell>
          <table:table-cell table:style-name="Таблица49.A1" office:value-type="string">
            <text:p text:style-name="P5">Файловая группа, в которой расположены данные: главная, вторичная или группа журнала транзакций.</text:p>
          </table:table-cell>
        </table:table-row>
      </table:table>
      <text:list xml:id="list110913708602966" text:continue-numbering="true" text:style-name="L64">
        <text:list-item>
          <text:list>
            <text:list-item>
              <text:p text:style-name="P12">Дополнительный результирующий набор, возвращаемый для индексов:</text:p>
            </text:list-item>
          </text:list>
        </text:list-item>
      </text:list>
      <table:table table:name="Таблица50" table:style-name="Таблица50">
        <table:table-column table:style-name="Таблица50.A"/>
        <table:table-column table:style-name="Таблица50.B"/>
        <table:table-column table:style-name="Таблица50.C"/>
        <table:table-row>
          <table:table-cell table:style-name="Таблица50.A1" office:value-type="string">
            <text:p text:style-name="P6">Имя столбца</text:p>
          </table:table-cell>
          <table:table-cell table:style-name="Таблица50.A1" office:value-type="string">
            <text:p text:style-name="P6">Тип данных</text:p>
          </table:table-cell>
          <table:table-cell table:style-name="Таблица50.A1" office:value-type="string">
            <text:p text:style-name="P6">Описание</text:p>
          </table:table-cell>
        </table:table-row>
        <table:table-row>
          <table:table-cell table:style-name="Таблица50.A1" office:value-type="string">
            <text:p text:style-name="P5"><text:span text:style-name="Strong_20_Emphasis">index_name</text:span> </text:p>
          </table:table-cell>
          <table:table-cell table:style-name="Таблица50.A1" office:value-type="string">
            <text:p text:style-name="P5">sysname</text:p>
          </table:table-cell>
          <table:table-cell table:style-name="Таблица50.A1" office:value-type="string">
            <text:p text:style-name="P5">Имя индекса.</text:p>
          </table:table-cell>
        </table:table-row>
        <table:table-row>
          <table:table-cell table:style-name="Таблица50.A1" office:value-type="string">
            <text:p text:style-name="P5"><text:span text:style-name="Strong_20_Emphasis">Index_description</text:span> </text:p>
          </table:table-cell>
          <table:table-cell table:style-name="Таблица50.A1" office:value-type="string">
            <text:p text:style-name="P5">varchar(210)</text:p>
          </table:table-cell>
          <table:table-cell table:style-name="Таблица50.A1" office:value-type="string">
            <text:p text:style-name="P5">Описание индекса.</text:p>
          </table:table-cell>
        </table:table-row>
        <table:table-row>
          <table:table-cell table:style-name="Таблица50.A1" office:value-type="string">
            <text:p text:style-name="P5"><text:span text:style-name="Strong_20_Emphasis">index_keys</text:span></text:p>
          </table:table-cell>
          <table:table-cell table:style-name="Таблица50.A1" office:value-type="string">
            <text:p text:style-name="P5">nvarchar(2078)</text:p>
          </table:table-cell>
          <table:table-cell table:style-name="Таблица50.A1" office:value-type="string">
            <text:p text:style-name="P5">Имена столбцов, на основе которых построен индекс.</text:p>
          </table:table-cell>
        </table:table-row>
      </table:table>
      <text:list xml:id="list110913819046664" text:continue-numbering="true" text:style-name="L64">
        <text:list-item>
          <text:list>
            <text:list-item>
              <text:p text:style-name="P12">Дополнительный результирующий набор, возвращаемый для ограничений:</text:p>
            </text:list-item>
          </text:list>
        </text:list-item>
      </text:list>
      <table:table table:name="Таблица51" table:style-name="Таблица51">
        <table:table-column table:style-name="Таблица51.A"/>
        <table:table-column table:style-name="Таблица51.B"/>
        <table:table-column table:style-name="Таблица51.C"/>
        <table:table-row>
          <table:table-cell table:style-name="Таблица51.A1" office:value-type="string">
            <text:p text:style-name="P6">Имя столбца</text:p>
          </table:table-cell>
          <table:table-cell table:style-name="Таблица51.A1" office:value-type="string">
            <text:p text:style-name="P6">Тип данных</text:p>
          </table:table-cell>
          <table:table-cell table:style-name="Таблица51.A1" office:value-type="string">
            <text:p text:style-name="P6">Описание</text:p>
          </table:table-cell>
        </table:table-row>
        <table:table-row>
          <table:table-cell table:style-name="Таблица51.A1" office:value-type="string">
            <text:p text:style-name="P5"><text:span text:style-name="Strong_20_Emphasis">constraint_type</text:span> </text:p>
          </table:table-cell>
          <table:table-cell table:style-name="Таблица51.A1" office:value-type="string">
            <text:p text:style-name="P5">nvarchar(146)</text:p>
          </table:table-cell>
          <table:table-cell table:style-name="Таблица51.A1" office:value-type="string">
            <text:p text:style-name="P5">Тип ограничения.</text:p>
          </table:table-cell>
        </table:table-row>
        <table:table-row>
          <table:table-cell table:style-name="Таблица51.A1" office:value-type="string">
            <text:p text:style-name="P5"><text:span text:style-name="Strong_20_Emphasis">constraint_name</text:span> </text:p>
          </table:table-cell>
          <table:table-cell table:style-name="Таблица51.A1" office:value-type="string">
            <text:p text:style-name="P5">nvarchar(128)</text:p>
          </table:table-cell>
          <table:table-cell table:style-name="Таблица51.A1" office:value-type="string">
            <text:p text:style-name="P5">Имя ограничения.</text:p>
          </table:table-cell>
        </table:table-row>
        <text:soft-page-break/>
        <table:table-row>
          <table:table-cell table:style-name="Таблица51.A1" office:value-type="string">
            <text:p text:style-name="P5"><text:span text:style-name="Strong_20_Emphasis">delete_action</text:span> </text:p>
          </table:table-cell>
          <table:table-cell table:style-name="Таблица51.A1" office:value-type="string">
            <text:p text:style-name="P5">nvarchar(9)</text:p>
          </table:table-cell>
          <table:table-cell table:style-name="Таблица51.A1" office:value-type="string">
            <text:p text:style-name="P5">Указывает, является ли действие DELETE: No Action, CASCADE или N/A.</text:p>
            <text:p text:style-name="P5">Применимо только для ограничений FOREIGN KEY.</text:p>
          </table:table-cell>
        </table:table-row>
        <table:table-row>
          <table:table-cell table:style-name="Таблица51.A1" office:value-type="string">
            <text:p text:style-name="P5"><text:span text:style-name="Strong_20_Emphasis">update_action</text:span> </text:p>
          </table:table-cell>
          <table:table-cell table:style-name="Таблица51.A1" office:value-type="string">
            <text:p text:style-name="P5">nvarchar(9)</text:p>
          </table:table-cell>
          <table:table-cell table:style-name="Таблица51.A1" office:value-type="string">
            <text:p text:style-name="P5">Указывает, является ли действие UPDATE: No Action, Cascade или N/A. SET_NULL и SET_DEFAULT отображаются как «Нет действия». </text:p>
            <text:p text:style-name="P5">Применимо только для ограничений FOREIGN KEY.</text:p>
          </table:table-cell>
        </table:table-row>
        <table:table-row>
          <table:table-cell table:style-name="Таблица51.A1" office:value-type="string">
            <text:p text:style-name="P5"><text:span text:style-name="Strong_20_Emphasis">status_enabled</text:span> </text:p>
          </table:table-cell>
          <table:table-cell table:style-name="Таблица51.A1" office:value-type="string">
            <text:p text:style-name="P5">varchar(8)</text:p>
          </table:table-cell>
          <table:table-cell table:style-name="Таблица51.A1" office:value-type="string">
            <text:p text:style-name="P5">Указывает, включено ли ограничение: Enabled, Disabled или N/A. SET_NULL и SET_DEFAULT отображаются как «Нет действия».</text:p>
            <text:p text:style-name="P5">Применимо только для ограничений CHECK и FOREIGN KEY.</text:p>
          </table:table-cell>
        </table:table-row>
        <table:table-row>
          <table:table-cell table:style-name="Таблица51.A1" office:value-type="string">
            <text:p text:style-name="P5"><text:span text:style-name="Strong_20_Emphasis">status_for_replication</text:span> </text:p>
          </table:table-cell>
          <table:table-cell table:style-name="Таблица51.A1" office:value-type="string">
            <text:p text:style-name="P5">varchar(19)</text:p>
          </table:table-cell>
          <table:table-cell table:style-name="Таблица51.A1" office:value-type="string">
            <text:p text:style-name="P5">Указывает, предназначено ли ограничение для репликации. </text:p>
            <text:p text:style-name="P5">Применимо только для ограничений CHECK и FOREIGN KEY.</text:p>
          </table:table-cell>
        </table:table-row>
        <table:table-row>
          <table:table-cell table:style-name="Таблица51.A1" office:value-type="string">
            <text:p text:style-name="P5"><text:span text:style-name="Strong_20_Emphasis">constraint_keys</text:span> </text:p>
          </table:table-cell>
          <table:table-cell table:style-name="Таблица51.A1" office:value-type="string">
            <text:p text:style-name="P5">nvarchar(2078)</text:p>
          </table:table-cell>
          <table:table-cell table:style-name="Таблица51.A1" office:value-type="string">
            <text:p text:style-name="P5">Имена столбцов, составляющих ограничение, или, в случае со значениями по умолчанию и правилами, текст, определяющий значение по умолчанию или правило.</text:p>
          </table:table-cell>
        </table:table-row>
      </table:table>
      <text:list xml:id="list110914521036972" text:continue-numbering="true" text:style-name="L64">
        <text:list-item>
          <text:list>
            <text:list-item>
              <text:p text:style-name="P12">Дополнительный результирующий набор, возвращаемый для ссылочных объектов:</text:p>
            </text:list-item>
          </text:list>
        </text:list-item>
      </text:list>
      <table:table table:name="Таблица52" table:style-name="Таблица52">
        <table:table-column table:style-name="Таблица52.A"/>
        <table:table-column table:style-name="Таблица52.B"/>
        <table:table-column table:style-name="Таблица52.C"/>
        <table:table-row>
          <table:table-cell table:style-name="Таблица52.A1" office:value-type="string">
            <text:p text:style-name="P6">Имя столбца</text:p>
          </table:table-cell>
          <table:table-cell table:style-name="Таблица52.A1" office:value-type="string">
            <text:p text:style-name="P6">Тип данных</text:p>
          </table:table-cell>
          <table:table-cell table:style-name="Таблица52.A1" office:value-type="string">
            <text:p text:style-name="P6">Описание</text:p>
          </table:table-cell>
        </table:table-row>
        <table:table-row>
          <table:table-cell table:style-name="Таблица52.A1" office:value-type="string">
            <text:p text:style-name="P5"><text:span text:style-name="Strong_20_Emphasis">Table is referenced by</text:span> </text:p>
          </table:table-cell>
          <table:table-cell table:style-name="Таблица52.A1" office:value-type="string">
            <text:p text:style-name="P5">nvarchar(516)</text:p>
          </table:table-cell>
          <table:table-cell table:style-name="Таблица52.A1" office:value-type="string">
            <text:p text:style-name="P5">Указывает другие объекты базы данных, которые ссылаются на таблицу.</text:p>
          </table:table-cell>
        </table:table-row>
      </table:table>
      <text:list xml:id="list110914260382432" text:continue-numbering="true" text:style-name="L64">
        <text:list-item>
          <text:list>
            <text:list-item>
              <text:p text:style-name="P12">Дополнительный результирующий набор, возвращаемый для хранимых процедур, функций или расширенных хранимых процедур.</text:p>
            </text:list-item>
          </text:list>
        </text:list-item>
      </text:list>
      <table:table table:name="Таблица53" table:style-name="Таблица53">
        <table:table-column table:style-name="Таблица53.A"/>
        <table:table-column table:style-name="Таблица53.B"/>
        <table:table-column table:style-name="Таблица53.C"/>
        <table:table-row>
          <table:table-cell table:style-name="Таблица53.A1" office:value-type="string">
            <text:p text:style-name="P6">Имя столбца</text:p>
          </table:table-cell>
          <table:table-cell table:style-name="Таблица53.A1" office:value-type="string">
            <text:p text:style-name="P6">Тип данных</text:p>
          </table:table-cell>
          <table:table-cell table:style-name="Таблица53.A1" office:value-type="string">
            <text:p text:style-name="P6">Описание</text:p>
          </table:table-cell>
        </table:table-row>
        <table:table-row>
          <table:table-cell table:style-name="Таблица53.A1" office:value-type="string">
            <text:p text:style-name="P5"><text:span text:style-name="Strong_20_Emphasis">Parameter_name</text:span></text:p>
          </table:table-cell>
          <table:table-cell table:style-name="Таблица53.A1" office:value-type="string">
            <text:p text:style-name="P5">nvarchar(128)</text:p>
          </table:table-cell>
          <table:table-cell table:style-name="Таблица53.A1" office:value-type="string">
            <text:p text:style-name="P5">Имя аргумента хранимой процедуры.</text:p>
          </table:table-cell>
        </table:table-row>
        <table:table-row>
          <table:table-cell table:style-name="Таблица53.A1" office:value-type="string">
            <text:p text:style-name="P5"><text:span text:style-name="Strong_20_Emphasis">Тип</text:span></text:p>
          </table:table-cell>
          <table:table-cell table:style-name="Таблица53.A1" office:value-type="string">
            <text:p text:style-name="P5">nvarchar(128)</text:p>
          </table:table-cell>
          <table:table-cell table:style-name="Таблица53.A1" office:value-type="string">
            <text:p text:style-name="P5">Тип данных аргумента хранимой процедуры.</text:p>
          </table:table-cell>
        </table:table-row>
        <table:table-row>
          <table:table-cell table:style-name="Таблица53.A1" office:value-type="string">
            <text:p text:style-name="P5"><text:span text:style-name="Strong_20_Emphasis">Length</text:span></text:p>
          </table:table-cell>
          <table:table-cell table:style-name="Таблица53.A1" office:value-type="string">
            <text:p text:style-name="P5">smallint</text:p>
          </table:table-cell>
          <table:table-cell table:style-name="Таблица53.A1" office:value-type="string">
            <text:p text:style-name="P5">Максимальная физическая длина хранилища, <text:soft-page-break/>в байтах.</text:p>
          </table:table-cell>
        </table:table-row>
        <table:table-row>
          <table:table-cell table:style-name="Таблица53.A1" office:value-type="string">
            <text:p text:style-name="P5"><text:span text:style-name="Strong_20_Emphasis">Prec</text:span></text:p>
          </table:table-cell>
          <table:table-cell table:style-name="Таблица53.A1" office:value-type="string">
            <text:p text:style-name="P5">int</text:p>
          </table:table-cell>
          <table:table-cell table:style-name="Таблица53.A1" office:value-type="string">
            <text:p text:style-name="P5">Точность или общее количество знаков.</text:p>
          </table:table-cell>
        </table:table-row>
        <table:table-row>
          <table:table-cell table:style-name="Таблица53.A1" office:value-type="string">
            <text:p text:style-name="P5"><text:span text:style-name="Strong_20_Emphasis">Масштаб</text:span></text:p>
          </table:table-cell>
          <table:table-cell table:style-name="Таблица53.A1" office:value-type="string">
            <text:p text:style-name="P5">int</text:p>
          </table:table-cell>
          <table:table-cell table:style-name="Таблица53.A1" office:value-type="string">
            <text:p text:style-name="P5">Количество цифр справа от десятичного знака.</text:p>
          </table:table-cell>
        </table:table-row>
        <table:table-row>
          <table:table-cell table:style-name="Таблица53.A1" office:value-type="string">
            <text:p text:style-name="P5"><text:span text:style-name="Strong_20_Emphasis">Param_order</text:span></text:p>
          </table:table-cell>
          <table:table-cell table:style-name="Таблица53.A1" office:value-type="string">
            <text:p text:style-name="P5">smallint</text:p>
          </table:table-cell>
          <table:table-cell table:style-name="Таблица53.A1" office:value-type="string">
            <text:p text:style-name="P5">Порядок аргумента.</text:p>
          </table:table-cell>
        </table:table-row>
      </table:table>
      <text:h text:style-name="P11" text:outline-level="4">Замечания</text:h>
      <text:p text:style-name="P1">Процедура <text:span text:style-name="Strong_20_Emphasis">sp_help</text:span> осуществляет поиск объекта только в текущей базе данных.</text:p>
      <text:p text:style-name="P1">Если аргумент name не указан, процедура <text:span text:style-name="Strong_20_Emphasis">sp_help</text:span> перечисляет имена объектов, владельцев и типы объектов для всех объектов в текущей базе данных. Процедура <text:span text:style-name="Strong_20_Emphasis">sp_helptrigger</text:span> предоставляет информацию о триггерах. </text:p>
      <text:p text:style-name="P1">Процедура <text:span text:style-name="Strong_20_Emphasis">sp_help</text:span> предоставляет доступ только к упорядочиваемым столбцам индекса; поэтому она не предоставляет доступа к XML-индексам или пространственным индексам.</text:p>
      <text:h text:style-name="P11" text:outline-level="4">Разрешения</text:h>
      <text:p text:style-name="P1"><text:bookmark text:name="sectionToggle35"/>Необходимо членство в роли <text:span text:style-name="Strong_20_Emphasis">public</text:span>. Пользователь должен иметь по меньшей мере одно разрешение для objname. Чтобы просмотреть ключи, значения по умолчанию или правила ограничения для столбца, необходимо обладать разрешением VIEW DEFINITION для этой таблицы. </text:p>
      <text:h text:style-name="P11" text:outline-level="4">Примеры</text:h>
      <text:h text:style-name="P10" text:outline-level="5">А. Возвращение сведений обо всех объектах</text:h>
      <text:p text:style-name="P1">В нижеследующем примере приводится информация о каждом объекте в базе данных master.</text:p>
      <text:p text:style-name="P3">USE master;</text:p>
      <text:p text:style-name="P3">GO</text:p>
      <text:p text:style-name="P3">EXEC sp_help;</text:p>
      <text:p text:style-name="P4">GO</text:p>
      <text:h text:style-name="P10" text:outline-level="5">Б. Возвращение сведений об отдельном объекте</text:h>
      <text:p text:style-name="P1">В нижеследующем примере отображаются сведения о столбце Person в таблице Person.</text:p>
      <text:p text:style-name="P3">USE AdventureWorks2008R2;</text:p>
      <text:p text:style-name="P3">GO</text:p>
      <text:p text:style-name="P3">EXEC sp_help 'Person.Person';</text:p>
      <text:p text:style-name="P4">GO</text:p>
      <text:h text:style-name="Heading_20_3" text:outline-level="3"><text:soft-page-break/>SELECT (Transact-SQL)</text:h>
      <text:p text:style-name="Text_20_body">Возвращает строки из базы данных и позволяет делать выборку одной или нескольких строк или столбцов из одной или нескольких таблиц в SQL Server 2008 R2. Полный синтаксис инструкции SELECT сложен, однако основные предложения можно вкратце описать следующим образом:</text:p>
      <text:p text:style-name="Text_20_body">[ WITH &lt;common_table_expression&gt;] </text:p>
      <text:p text:style-name="Text_20_body">SELECT select_list [ INTO new_table ] </text:p>
      <text:p text:style-name="Text_20_body">[ FROM table_source ] [ WHERE search_condition ] </text:p>
      <text:p text:style-name="Text_20_body">[ GROUP BY group_by_expression ] </text:p>
      <text:p text:style-name="Text_20_body">[ HAVING search_condition ] </text:p>
      <text:p text:style-name="Text_20_body">[ ORDER BY order_expression [ ASC | DESC ] ] </text:p>
      <text:p text:style-name="Text_20_body">Операторы UNION, EXCEPT и INTERSECT можно использовать между запросами, чтобы сравнить их результаты или объединить в один результирующий набор.</text:p>
      <text:h text:style-name="Heading_20_4" text:outline-level="4">Синтаксис</text:h>
      <text:p text:style-name="Preformatted_20_Text">&lt;SELECT statement&gt; ::=  </text:p>
      <text:p text:style-name="Preformatted_20_Text"/>
      <text:p text:style-name="Preformatted_20_Text"><text:s text:c="4"/>[WITH &lt;common_table_expression&gt; [,...n]]</text:p>
      <text:p text:style-name="Preformatted_20_Text">    &lt;query_expression&gt; </text:p>
      <text:p text:style-name="Preformatted_20_Text">    [ ORDER BY { order_by_expression | column_position [ ASC | DESC ] } </text:p>
      <text:p text:style-name="Preformatted_20_Text">  [ ,...n ] ] </text:p>
      <text:p text:style-name="Preformatted_20_Text">    [ COMPUTE </text:p>
      <text:p text:style-name="Preformatted_20_Text">  { { AVG | COUNT | MAX | MIN | SUM } (expression )} [ ,...n ] </text:p>
      <text:p text:style-name="Preformatted_20_Text">  [ BY expression [ ,...n ] ] </text:p>
      <text:p text:style-name="Preformatted_20_Text">    ] </text:p>
      <text:p text:style-name="Preformatted_20_Text">    [ &lt;FOR Clause&gt;] </text:p>
      <text:p text:style-name="Preformatted_20_Text">    [ OPTION ( &lt;query_hint&gt; [ ,...n ] ) ] </text:p>
      <text:p text:style-name="Preformatted_20_Text"/>
      <text:p text:style-name="Preformatted_20_Text">&lt;query_expression&gt; ::= </text:p>
      <text:p text:style-name="Preformatted_20_Text">    { &lt;query_specification&gt; | ( &lt;query_expression&gt; ) } </text:p>
      <text:p text:style-name="Preformatted_20_Text">    [ <text:s/>{ UNION [ ALL ] | EXCEPT | INTERSECT }</text:p>
      <text:p text:style-name="Preformatted_20_Text"><text:s text:c="8"/>&lt;query_specification&gt; | ( &lt;query_expression&gt; ) [...n ] ] </text:p>
      <text:p text:style-name="Preformatted_20_Text"/>
      <text:p text:style-name="Preformatted_20_Text">&lt;query_specification&gt; ::= </text:p>
      <text:p text:style-name="Preformatted_20_Text">SELECT [ ALL | DISTINCT ] </text:p>
      <text:p text:style-name="Preformatted_20_Text">    [TOP (expression) [PERCENT] [ WITH TIES ] ] </text:p>
      <text:p text:style-name="Preformatted_20_Text"/>
      <text:p text:style-name="Preformatted_20_Text">    &lt; select_list &gt; </text:p>
      <text:p text:style-name="Preformatted_20_Text">    [ INTO new_table ] </text:p>
      <text:p text:style-name="Preformatted_20_Text">    [ FROM { &lt;table_source&gt; } [ ,...n ] ] </text:p>
      <text:p text:style-name="Preformatted_20_Text">    [ WHERE &lt;search_condition&gt; ] </text:p>
      <text:p text:style-name="Preformatted_20_Text">    [ &lt;GROUP BY&gt; ] </text:p>
      <text:p text:style-name="P46">    [ HAVING &lt; search_condition &gt; ] </text:p>
      <text:h text:style-name="Heading_20_4" text:outline-level="4">Замечания</text:h>
      <text:p text:style-name="Text_20_body">Учитывая сложность инструкции SELECT, элементы ее синтаксиса и аргументы подробно представлены в предложении:</text:p>
      <table:table table:name="Таблица1" table:style-name="Таблица1">
        <table:table-column table:style-name="Таблица1.A"/>
        <table:table-column table:style-name="Таблица1.B"/>
        <table:table-row>
          <table:table-cell table:style-name="Таблица1.A1" office:value-type="string">
            <text:p text:style-name="P68"><text:a xlink:type="simple" xlink:href="https://technet.microsoft.com/ru-ru/library/ms175972%28v=sql.105%29.aspx" text:style-name="Internet_20_link" text:visited-style-name="Visited_20_Internet_20_Link">WITH обобщенное_табличное_выражение</text:a> </text:p>
          </table:table-cell>
          <table:table-cell table:style-name="Таблица1.A1" office:value-type="string">
            <text:p text:style-name="P68"><text:a xlink:type="simple" xlink:href="https://technet.microsoft.com/ru-ru/library/ms180026%28v=sql.105%29.aspx" text:style-name="Internet_20_link" text:visited-style-name="Visited_20_Internet_20_Link">UNION</text:a> </text:p>
          </table:table-cell>
        </table:table-row>
        <text:soft-page-break/>
        <table:table-row>
          <table:table-cell table:style-name="Таблица1.A1" office:value-type="string">
            <text:p text:style-name="P68"><text:a xlink:type="simple" xlink:href="https://technet.microsoft.com/ru-ru/library/ms176104%28v=sql.105%29.aspx" text:style-name="Internet_20_link" text:visited-style-name="Visited_20_Internet_20_Link">Предложение SELECT</text:a> </text:p>
          </table:table-cell>
          <table:table-cell table:style-name="Таблица1.A1" office:value-type="string">
            <text:p text:style-name="P68"><text:a xlink:type="simple" xlink:href="https://technet.microsoft.com/ru-ru/library/ms188055%28v=sql.105%29.aspx" text:style-name="Internet_20_link" text:visited-style-name="Visited_20_Internet_20_Link">EXCEPT и INTERSECT</text:a> </text:p>
          </table:table-cell>
        </table:table-row>
        <table:table-row>
          <table:table-cell table:style-name="Таблица1.A1" office:value-type="string">
            <text:p text:style-name="P68"><text:a xlink:type="simple" xlink:href="https://technet.microsoft.com/ru-ru/library/ms188029%28v=sql.105%29.aspx" text:style-name="Internet_20_link" text:visited-style-name="Visited_20_Internet_20_Link">Предложение INTO</text:a> </text:p>
          </table:table-cell>
          <table:table-cell table:style-name="Таблица1.A1" office:value-type="string">
            <text:p text:style-name="P68"><text:a xlink:type="simple" xlink:href="https://technet.microsoft.com/ru-ru/library/ms188385%28v=sql.105%29.aspx" text:style-name="Internet_20_link" text:visited-style-name="Visited_20_Internet_20_Link">ORDER BY</text:a> </text:p>
          </table:table-cell>
        </table:table-row>
        <table:table-row>
          <table:table-cell table:style-name="Таблица1.A1" office:value-type="string">
            <text:p text:style-name="P68"><text:a xlink:type="simple" xlink:href="https://technet.microsoft.com/ru-ru/library/ms177634%28v=sql.105%29.aspx" text:style-name="Internet_20_link" text:visited-style-name="Visited_20_Internet_20_Link">FROM</text:a> </text:p>
          </table:table-cell>
          <table:table-cell table:style-name="Таблица1.A1" office:value-type="string">
            <text:p text:style-name="P68"><text:a xlink:type="simple" xlink:href="https://technet.microsoft.com/ru-ru/library/ms181708%28v=sql.105%29.aspx" text:style-name="Internet_20_link" text:visited-style-name="Visited_20_Internet_20_Link">COMPUTE</text:a> </text:p>
          </table:table-cell>
        </table:table-row>
        <table:table-row>
          <table:table-cell table:style-name="Таблица1.A1" office:value-type="string">
            <text:p text:style-name="P68"><text:a xlink:type="simple" xlink:href="https://technet.microsoft.com/ru-ru/library/ms188047%28v=sql.105%29.aspx" text:style-name="Internet_20_link" text:visited-style-name="Visited_20_Internet_20_Link">WHERE</text:a> </text:p>
          </table:table-cell>
          <table:table-cell table:style-name="Таблица1.A1" office:value-type="string">
            <text:p text:style-name="P68"><text:a xlink:type="simple" xlink:href="https://technet.microsoft.com/ru-ru/library/ms173812%28v=sql.105%29.aspx" text:style-name="Internet_20_link" text:visited-style-name="Visited_20_Internet_20_Link">Предложение FOR</text:a> </text:p>
          </table:table-cell>
        </table:table-row>
        <table:table-row>
          <table:table-cell table:style-name="Таблица1.A1" office:value-type="string">
            <text:p text:style-name="P68"><text:a xlink:type="simple" xlink:href="https://technet.microsoft.com/ru-ru/library/ms177673%28v=sql.105%29.aspx" text:style-name="Internet_20_link" text:visited-style-name="Visited_20_Internet_20_Link">GROUP BY</text:a> </text:p>
          </table:table-cell>
          <table:table-cell table:style-name="Таблица1.A1" office:value-type="string">
            <text:p text:style-name="P68"><text:a xlink:type="simple" xlink:href="https://technet.microsoft.com/ru-ru/library/ms190322%28v=sql.105%29.aspx" text:style-name="Internet_20_link" text:visited-style-name="Visited_20_Internet_20_Link">Предложение OPTION</text:a> </text:p>
          </table:table-cell>
        </table:table-row>
        <table:table-row>
          <table:table-cell table:style-name="Таблица1.A1" office:value-type="string">
            <text:p text:style-name="P68"><text:a xlink:type="simple" xlink:href="https://technet.microsoft.com/ru-ru/library/ms180199%28v=sql.105%29.aspx" text:style-name="Internet_20_link" text:visited-style-name="Visited_20_Internet_20_Link">HAVING</text:a> </text:p>
          </table:table-cell>
          <table:table-cell table:style-name="Таблица1.A1" office:value-type="string">
            <text:p text:style-name="P67"/>
          </table:table-cell>
        </table:table-row>
      </table:table>
      <text:p text:style-name="Text_20_body">Порядок предложений в инструкции SELECT имеет значение. Любое из необязательных предложений может быть опущено; но если необязательные предложения используются, они должны следовать в определенном порядке.</text:p>
      <text:p text:style-name="Text_20_body">Инструкции SELECT разрешено использовать в определяемых пользователем функциях только в том случае, если списки выбора этих инструкций содержат выражения, которые присваивают значения переменным, локальным для функций.</text:p>
      <text:p text:style-name="Text_20_body">Четырехкомпонентное имя, составленное с помощью функции OPENDATASOURCE как части server-name, может быть использовано в качестве исходной таблицы в любом месте инструкции SELECT, где может появляться имя таблицы.</text:p>
      <text:p text:style-name="Text_20_body">Для инструкций SELECT, которые задействуют удаленные таблицы, существуют некоторые ограничения на синтаксис. Дополнительные сведения см. в разделе <text:a xlink:type="simple" xlink:href="https://technet.microsoft.com/ru-ru/library/ms175129%28v=sql.105%29.aspx" text:style-name="Internet_20_link" text:visited-style-name="Visited_20_Internet_20_Link">Рекомендации по использованию распределенных запросов</text:a>.</text:p>
      <text:h text:style-name="Heading_20_4" text:outline-level="4">Логический порядок обработки инструкции SELECT</text:h>
      <text:p text:style-name="Text_20_body">Следующие действия демонстрируют логический порядок обработки, или порядок привязки, инструкции SELECT. Согласно этому порядку предложения последующих стадий получают доступ к объектам, определенным на предыдущей стадии. Например, если обработчик запросов может привязываться (обращаться) к таблицам или представлениям, определенным в предложении FROM, то эти объекты и их столбцы становятся доступны для всех последующих стадий.  С другой стороны, поскольку стадия предложения SELECT — 8, то любые псевдонимы столбцов или производные столбцы, определенные в этом предложении, не могут упоминаться в предыдущих предложениях. Однако они могут упоминаться в последующих предложениях, например в предложении ORDER BY. Обратите внимание, что фактическое физическое выполнение предложения определяется обработчиком запросов и фактический порядок выполнения может отличаться от порядка в данном списке.</text:p>
      <text:list xml:id="list5376803301720957445" text:style-name="L65">
        <text:list-item>
          <text:p text:style-name="P13">FROM</text:p>
        </text:list-item>
        <text:list-item>
          <text:p text:style-name="P13">ON</text:p>
        </text:list-item>
        <text:list-item>
          <text:p text:style-name="P13">JOIN</text:p>
        </text:list-item>
        <text:list-item>
          <text:p text:style-name="P13">WHERE</text:p>
        </text:list-item>
        <text:list-item>
          <text:p text:style-name="P13">GROUP BY</text:p>
        </text:list-item>
        <text:list-item>
          <text:p text:style-name="P13">WITH CUBE или WITH ROLLUP</text:p>
        </text:list-item>
        <text:list-item>
          <text:p text:style-name="P13"><text:soft-page-break/>HAVING</text:p>
        </text:list-item>
        <text:list-item>
          <text:p text:style-name="P13">SELECT</text:p>
        </text:list-item>
        <text:list-item>
          <text:p text:style-name="P13">DISTINCT</text:p>
        </text:list-item>
        <text:list-item>
          <text:p text:style-name="P13">ORDER BY</text:p>
        </text:list-item>
        <text:list-item>
          <text:p text:style-name="P13">TOP</text:p>
        </text:list-item>
      </text:list>
      <text:h text:style-name="Heading_20_4" text:outline-level="4">Разрешения</text:h>
      <text:p text:style-name="Text_20_body"><text:bookmark text:name="sectionToggle0"/>Для выборки данных требуется разрешение SELECT на таблицу или представление, которое может быть унаследовано из области более высокого уровня, например разрешение SELECT на схему или разрешение CONTROL на таблицу. Может также потребоваться членство в предопределенной роли базы данных db_datareader или db_owner либо в предопределенной роли сервера sysadmin. Для создания новой таблицы инструкцией SELECTINTO также необходимы разрешения CREATETABLE и ALTERSCHEMA на схему, которой принадлежит новая таблица. </text:p>
      <text:h text:style-name="Heading_20_4" text:outline-level="4">Выражение SELECT (Transact-SQL)</text:h>
      <text:p text:style-name="Text_20_body">Указывает столбцы, возвращаемые запросом. </text:p>
      <text:h text:style-name="Heading_20_5" text:outline-level="5">Синтаксис</text:h>
      <text:p text:style-name="Preformatted_20_Text">SELECT [ ALL | DISTINCT ]</text:p>
      <text:p text:style-name="Preformatted_20_Text">[ TOP ( expression ) [ PERCENT ] [ WITH TIES ] ] </text:p>
      <text:p text:style-name="Preformatted_20_Text">&lt;select_list&gt; </text:p>
      <text:p text:style-name="Preformatted_20_Text">&lt;select_list&gt; ::= </text:p>
      <text:p text:style-name="Preformatted_20_Text">    { </text:p>
      <text:p text:style-name="Preformatted_20_Text">            * </text:p>
      <text:p text:style-name="Preformatted_20_Text">      | { table_name | view_name | table_alias }.* </text:p>
      <text:p text:style-name="Preformatted_20_Text">      | {</text:p>
      <text:p text:style-name="Preformatted_20_Text">          [ { table_name | view_name | table_alias }. ]</text:p>
      <text:p text:style-name="Preformatted_20_Text">               { column_name | $IDENTITY | $ROWGUID } </text:p>
      <text:p text:style-name="Preformatted_20_Text">          | udt_column_name [ { . | :: } { { property_name | field_name } </text:p>
      <text:p text:style-name="Preformatted_20_Text">            | method_name (argument [ ,...n] ) } ]</text:p>
      <text:p text:style-name="Preformatted_20_Text">          | expression</text:p>
      <text:p text:style-name="Preformatted_20_Text">          [ [ AS ] column_alias ] </text:p>
      <text:p text:style-name="Preformatted_20_Text">         }</text:p>
      <text:p text:style-name="Preformatted_20_Text">      | column_alias = expression </text:p>
      <text:p text:style-name="P46">    } [ ,...n ] </text:p>
      <text:h text:style-name="Heading_20_5" text:outline-level="5">Аргументы</text:h>
      <text:p text:style-name="List_20_Heading">ALL </text:p>
      <text:p text:style-name="P21">Указывает, что в результирующем наборе могут появиться повторяющиеся строки. Аргумент ALL используется по умолчанию.</text:p>
      <text:p text:style-name="P26">DISTINCT </text:p>
      <text:p text:style-name="P21">Указывает, что в результирующем наборе могут появиться только уникальные строки. Значения NULL считаются равными для ключевого слова DISTINCT.</text:p>
      <text:p text:style-name="P26">TOP ( expression ) [ PERCENT ] [ WITH TIES ] </text:p>
      <text:p text:style-name="P21">Указывает, что только заданный первый набор или процент строк будет возвращен <text:soft-page-break/>из результирующего набора запроса. Выражение expression может быть либо числом, либо процентом строк. </text:p>
      <text:p text:style-name="P21">В целях обратной совместимости использование TOP expression без скобок в инструкциях SELECT поддерживается, но не рекомендуется. Дополнительные сведения см. в разделе <text:a xlink:type="simple" xlink:href="https://technet.microsoft.com/ru-ru/library/ms189463%28v=sql.105%29.aspx" text:style-name="Internet_20_link" text:visited-style-name="Visited_20_Internet_20_Link">TOP (Transact-SQL)</text:a>. </text:p>
      <text:p text:style-name="P26">&lt; select_list &gt; </text:p>
      <text:p text:style-name="P21">Столбцы, выбираемые в результирующий набор. Список выбора представляет собой серию выражений, отделяемых запятыми. Максимальное число выражений, которое можно задать в списке выбора — 4 096.</text:p>
      <text:p text:style-name="P26">* </text:p>
      <text:p text:style-name="P21">Указывает на то, что все столбцы из всех таблиц и представлений в предложении FROM должны быть возвращены. Столбцы возвращаются таблицей или представлением, как указано в предложении FROM, и в порядке, в котором они находятся в таблице или представлении.</text:p>
      <text:p text:style-name="P26">table_name | view_name | table_alias.* </text:p>
      <text:p text:style-name="P21">Ограничивает область * до указанной таблицы или представления.</text:p>
      <text:p text:style-name="P26">column_name</text:p>
      <text:p text:style-name="P21">Имя возвращаемого столбца. Указывайте квалификатор для аргумента column_name во избежание неоднозначных ссылок, которые могут возникнуть, если в двух таблицах из предложения FROM содержатся столбцы с повторяющимися именами. Например, таблицы SalesOrderHeader и SalesOrderDetail в базе данных AdventureWorks2008R2 содержат столбцы с именем ModifiedDate. Если в запросе соединяются две таблицы, то данные о дате изменения из таблицы SalesOrderDetail могут быть заданы в списке выбора как SalesOrderDetail.ModifiedDate.</text:p>
      <text:p text:style-name="P26">expression </text:p>
      <text:p text:style-name="P21">Является константой, функцией, любым сочетанием имен столбцов, констант и функций, соединенных оператором (операторами) или вложенным запросом.</text:p>
      <text:p text:style-name="P26">$IDENTITY </text:p>
      <text:p text:style-name="P21">Возвращает столбец идентификатора. Дополнительные сведения см. в разделах <text:a xlink:type="simple" xlink:href="https://technet.microsoft.com/ru-ru/library/ms186775%28v=sql.105%29.aspx" text:style-name="Internet_20_link" text:visited-style-name="Visited_20_Internet_20_Link">IDENTITY (свойство) (Transact-SQL)</text:a>, <text:a xlink:type="simple" xlink:href="https://technet.microsoft.com/ru-ru/library/ms190273%28v=sql.105%29.aspx" text:style-name="Internet_20_link" text:visited-style-name="Visited_20_Internet_20_Link">ALTER TABLE (Transact-SQL)</text:a> и <text:a xlink:type="simple" xlink:href="https://technet.microsoft.com/ru-ru/library/ms174979%28v=sql.105%29.aspx" text:style-name="Internet_20_link" text:visited-style-name="Visited_20_Internet_20_Link">Инструкция CREATE TABLE (Transact-SQL)</text:a>.</text:p>
      <text:p text:style-name="P21">Если более чем одна таблица из предложения FROM содержит столбец со свойством IDENTITY, $IDENTITY должно быть задано с определенным именем таблицы, например T1.$IDENTITY. </text:p>
      <text:p text:style-name="P26">$ROWGUID </text:p>
      <text:p text:style-name="P21">Возвращает столбец с идентификаторами GUID строки.</text:p>
      <text:p text:style-name="P21">Если более чем одна таблица из предложения FROM содержит столбец со <text:soft-page-break/>свойством ROWGUIDCOL, $ROWGUIDCOL должно быть задано с определенным именем таблицы, например T1.$IDENTITY. </text:p>
      <text:p text:style-name="P26">udt_column_name </text:p>
      <text:p text:style-name="P21">Имя возвращаемого определяемого пользователем типа данных CLR столбца. </text:p>
      <table:table table:name="Таблица2" table:style-name="Таблица2">
        <table:table-column table:style-name="Таблица2.A"/>
        <table:table-row>
          <table:table-cell table:style-name="Таблица2.A1" office:value-type="string">
            <text:p text:style-name="Table_20_Heading"><draw:frame draw:style-name="fr1" draw:name="Изображение32" text:anchor-type="as-char" svg:width="0.041cm" svg:height="0.041cm" draw:z-index="2"><draw:image xlink:href="Pictures/100002000000000100000001ECC130B79541E4C4.gif" xlink:type="simple" xlink:show="embed" xlink:actuate="onLoad"/><svg:title>Примечание</svg:title></draw:frame><text:bookmark text:name="alert_note"/><text:span text:style-name="Strong_20_Emphasis">Примечание</text:span></text:p>
          </table:table-cell>
        </table:table-row>
        <table:table-row>
          <table:table-cell table:style-name="Таблица2.A1" office:value-type="string">
            <text:p text:style-name="P68">Среда Среда SQL Server Management Studio возвращает значения определяемого пользователем типа в двоичном представлении. Чтобы вернуть значения определяемого пользователем типа в виде строки или в формате XML, используйте <text:a xlink:type="simple" xlink:href="https://technet.microsoft.com/ru-ru/library/ms187928%28v=sql.105%29.aspx" text:style-name="Internet_20_link" text:visited-style-name="Visited_20_Internet_20_Link">CAST</text:a> или <text:a xlink:type="simple" xlink:href="https://technet.microsoft.com/ru-ru/library/ms187928%28v=sql.105%29.aspx" text:style-name="Internet_20_link" text:visited-style-name="Visited_20_Internet_20_Link">CONVERT</text:a>.</text:p>
          </table:table-cell>
        </table:table-row>
      </table:table>
      <text:p text:style-name="P26">{ . | :: } </text:p>
      <text:p text:style-name="P21">Указывает метод, свойство или поле определяемого пользователем типа данных CLR. Используйте . для метода экземпляра (нестатического), свойства или поля. Используйте :: для статического метода, свойства или поля. Для обращения к методу, свойству или полю определяемого пользователем типа CLR необходимо разрешение EXECUTE для этого типа.</text:p>
      <text:p text:style-name="P26">property_name </text:p>
      <text:p text:style-name="P21">Общее свойство udt_column_name.</text:p>
      <text:p text:style-name="P26">field_name </text:p>
      <text:p text:style-name="P21">Общий член данных udt_column_name.</text:p>
      <text:p text:style-name="P26">method_name </text:p>
      <text:p text:style-name="P21">Общий метод udt_column_name, который принимает один или более аргументов. Метод method_name не может быть методом-мутатором.</text:p>
      <text:p text:style-name="P21">В следующем примере выбираются значения столбца Location, определенного типом point, из таблицы Cities путем обращения к методу типа, названного Distance: </text:p>
      <text:section text:style-name="Sect1" text:name="code-snippet-2">
        <text:p text:style-name="List_20_Contents"/>
        <text:section text:style-name="Sect2" text:name="CodeSnippetContainerCode_e6f284fe-1ae3-47a1-ab19-e019c8f08a08">
          <text:p text:style-name="P57">CREATE TABLE Cities (</text:p>
          <text:p text:style-name="P57"><text:s text:c="5"/>Name varchar(20),</text:p>
          <text:p text:style-name="P57"><text:s text:c="5"/>State varchar(20),</text:p>
          <text:p text:style-name="P57"><text:s text:c="5"/>Location point );</text:p>
          <text:p text:style-name="P57">GO</text:p>
          <text:p text:style-name="P57">DECLARE @p point (32, 23), @distance float</text:p>
          <text:p text:style-name="P57">GO</text:p>
          <text:p text:style-name="P57">SELECT Location.Distance (@p)</text:p>
          <text:p text:style-name="P61">FROM Cities;</text:p>
        </text:section>
      </text:section>
      <text:p text:style-name="P26">column_ alias</text:p>
      <text:p text:style-name="P21">Альтернативное имя, которым можно заменить имя столбца в результирующем наборе запроса. Например, для столбца «quantity» может быть указан псевдоним «Quantity», «Quantity to Date» или «Qty».</text:p>
      <text:p text:style-name="P21">Кроме того, псевдонимы используются для указания имен для результатов <text:soft-page-break/>выражений, например: </text:p>
      <text:p text:style-name="P21">USE AdventureWorks2008R2;</text:p>
      <text:p text:style-name="P21">GO </text:p>
      <text:p text:style-name="P21">SELECT AVG(UnitPrice) AS 'Average Price' </text:p>
      <text:p text:style-name="P21">FROM Sales.SalesOrderDetail; </text:p>
      <text:p text:style-name="P21">Псевдоним column_alias может быть использован в предложении ORDER BY. Однако он не может быть использован в предложениях WHERE, GROUP BY или HAVING. Если выражение запроса является частью инструкции DECLARE CURSOR, column_alias не может быть использован в предложении FOR UPDATE. </text:p>
      <text:h text:style-name="Heading_20_5" text:outline-level="5">Замечания</text:h>
      <text:p text:style-name="Text_20_body">Длина возвращаемых данных для столбцов типа text или ntext, включенных в список выбора, устанавливается в минимальное значение из следующих: реальный размер столбца типа text, значение настройки TEXTSIZE сеанса по умолчанию или жестко запрограммированное ограничение. Чтобы изменить длину возвращаемого текста для сеанса, используйте инструкцию SET. По умолчанию ограничение на длину возвращаемых при помощи инструкции SELECT текстовых данных равно 4 000 байт.</text:p>
      <text:p text:style-name="Text_20_body">Компонент SQL Server Database Engine вызывает исключение номер 511 и осуществляет откат транзакции до момента выполнения текущей инструкции, если наблюдается одно из следующих явлений. </text:p>
      <text:list xml:id="list3394372208454554875" text:style-name="L66">
        <text:list-item>
          <text:p text:style-name="P14">Следствием инструкции SELECT является строка результата или строка промежуточной таблицы, превышающая 8 060 байт.</text:p>
        </text:list-item>
        <text:list-item>
          <text:p text:style-name="P14">Инструкции DELETE, INSERT или UPDATE производят действия со строкой, превышающей 8 060 байт.</text:p>
        </text:list-item>
      </text:list>
      <text:p text:style-name="Text_20_body">Ошибка возникает в случае, если не указано имя столбца, созданного при помощи инструкции SELECT INTO или CREATE VIEW.</text:p>
      <text:h text:style-name="Heading_20_4" text:outline-level="4">Примеры использования инструкции SELECT (Transact-SQL)</text:h>
      <text:h text:style-name="Heading_20_5" text:outline-level="5">А. Использование инструкции SELECT для получения строк и столбцов</text:h>
      <text:p text:style-name="Text_20_body">В следующем примере приведены три примера кода. В ходе выполнения первого примера кода возвращаются все строки (предложение WHERE не указано), а также все столбцы (используется звездочка, *) таблицы Product базы данных База данных AdventureWorks2008R2.</text:p>
      <text:p text:style-name="Preformatted_20_Text">USE AdventureWorks2008R2;</text:p>
      <text:p text:style-name="Preformatted_20_Text">GO</text:p>
      <text:p text:style-name="Preformatted_20_Text">SELECT *</text:p>
      <text:p text:style-name="Preformatted_20_Text">FROM Production.Product</text:p>
      <text:p text:style-name="Preformatted_20_Text">ORDER BY Name ASC;</text:p>
      <text:p text:style-name="Preformatted_20_Text">-- Alternate way.</text:p>
      <text:p text:style-name="Preformatted_20_Text">USE AdventureWorks2008R2;</text:p>
      <text:p text:style-name="Preformatted_20_Text">GO</text:p>
      <text:p text:style-name="Preformatted_20_Text">SELECT p.*</text:p>
      <text:p text:style-name="Preformatted_20_Text">FROM Production.Product AS p</text:p>
      <text:p text:style-name="Preformatted_20_Text"><text:soft-page-break/>ORDER BY Name ASC;</text:p>
      <text:p text:style-name="P46">GO</text:p>
      <text:p text:style-name="Text_20_body">В ходе выполнения данного примера кода происходит выдача всех строк (предложение WHERE не задано) и подмножества столбцов (Name, ProductNumber, ListPrice) таблицы Product базы данных База данных AdventureWorks2008R2. Дополнительно выведено название столбца.</text:p>
      <text:p text:style-name="Preformatted_20_Text">USE AdventureWorks2008R2;</text:p>
      <text:p text:style-name="Preformatted_20_Text">GO</text:p>
      <text:p text:style-name="Preformatted_20_Text">SELECT Name, ProductNumber, ListPrice AS Price</text:p>
      <text:p text:style-name="Preformatted_20_Text">FROM Production.Product </text:p>
      <text:p text:style-name="Preformatted_20_Text">ORDER BY Name ASC;</text:p>
      <text:p text:style-name="P46">GO</text:p>
      <text:p text:style-name="Text_20_body">В ходе выполнения данного примера кода происходит выдача всех строк таблицы Product, для которых линейки продуктов начинаются символом R и для которых длительность изготовления не превышает 4 дней.</text:p>
      <text:p text:style-name="Preformatted_20_Text">USE AdventureWorks2008R2;</text:p>
      <text:p text:style-name="Preformatted_20_Text">GO</text:p>
      <text:p text:style-name="Preformatted_20_Text">SELECT Name, ProductNumber, ListPrice AS Price</text:p>
      <text:p text:style-name="Preformatted_20_Text">FROM Production.Product </text:p>
      <text:p text:style-name="Preformatted_20_Text">WHERE ProductLine = 'R' </text:p>
      <text:p text:style-name="Preformatted_20_Text">AND DaysToManufacture &lt; 4</text:p>
      <text:p text:style-name="Preformatted_20_Text">ORDER BY Name ASC;</text:p>
      <text:p text:style-name="P46">GO</text:p>
      <text:h text:style-name="Heading_20_5" text:outline-level="5">Б. Использование инструкции SELECT с заголовками столбцов и вычислениями</text:h>
      <text:p text:style-name="Text_20_body">В ходе выполнения следующего примера возвращаются все строки таблицы Product. В результате выполнения первого примера выдаются все объемы продаж и скидки по всем продуктам. Во втором примере вычисляется годовой доход от продажи каждого вида продукции.</text:p>
      <text:p text:style-name="Preformatted_20_Text">USE AdventureWorks2008R2;</text:p>
      <text:p text:style-name="Preformatted_20_Text">GO</text:p>
      <text:p text:style-name="Preformatted_20_Text">SELECT p.Name AS ProductName, </text:p>
      <text:p text:style-name="Preformatted_20_Text">NonDiscountSales = (OrderQty * UnitPrice),</text:p>
      <text:p text:style-name="Preformatted_20_Text">Discounts = ((OrderQty * UnitPrice) * UnitPriceDiscount)</text:p>
      <text:p text:style-name="Preformatted_20_Text">FROM Production.Product AS p </text:p>
      <text:p text:style-name="Preformatted_20_Text">INNER JOIN Sales.SalesOrderDetail AS sod</text:p>
      <text:p text:style-name="Preformatted_20_Text">ON p.ProductID = sod.ProductID </text:p>
      <text:p text:style-name="Preformatted_20_Text">ORDER BY ProductName DESC;</text:p>
      <text:p text:style-name="P46">GO</text:p>
      <text:p text:style-name="Text_20_body">Данный запрос вычисляет доход от продажи по каждому виду продукции для каждого заказа.</text:p>
      <text:p text:style-name="Preformatted_20_Text">USE AdventureWorks2008R2;</text:p>
      <text:p text:style-name="Preformatted_20_Text">GO</text:p>
      <text:p text:style-name="Preformatted_20_Text">SELECT 'Total income is', ((OrderQty * UnitPrice) * (1.0 - UnitPriceDiscount)), ' for ',</text:p>
      <text:p text:style-name="Preformatted_20_Text">p.Name AS ProductName </text:p>
      <text:p text:style-name="Preformatted_20_Text">FROM Production.Product AS p </text:p>
      <text:p text:style-name="Preformatted_20_Text">INNER JOIN Sales.SalesOrderDetail AS sod</text:p>
      <text:p text:style-name="Preformatted_20_Text">ON p.ProductID = sod.ProductID </text:p>
      <text:p text:style-name="Preformatted_20_Text">ORDER BY ProductName ASC;</text:p>
      <text:p text:style-name="P46">GO</text:p>
      <text:h text:style-name="Heading_20_5" text:outline-level="5"><text:soft-page-break/>B. Совместное использование DISTINCT и SELECT</text:h>
      <text:p text:style-name="Text_20_body">В приведенном ниже примере для предотвращения получения повторяющихся заголовков используется оператор DISTINCT.</text:p>
      <text:p text:style-name="Preformatted_20_Text">USE AdventureWorks2008R2;</text:p>
      <text:p text:style-name="Preformatted_20_Text">GO</text:p>
      <text:p text:style-name="Preformatted_20_Text">SELECT DISTINCT JobTitle</text:p>
      <text:p text:style-name="Preformatted_20_Text">FROM HumanResources.Employee</text:p>
      <text:p text:style-name="Preformatted_20_Text">ORDER BY JobTitle;</text:p>
      <text:p text:style-name="P46">GO</text:p>
      <text:h text:style-name="Heading_20_5" text:outline-level="5">Г. Создание таблиц с помощью инструкции SELECT INTO</text:h>
      <text:p text:style-name="Text_20_body">В следующем примере в базе данных tempdb создается временная таблица #Bicycles. </text:p>
      <text:p text:style-name="Preformatted_20_Text">USE tempdb;</text:p>
      <text:p text:style-name="Preformatted_20_Text">GO</text:p>
      <text:p text:style-name="Preformatted_20_Text">IF OBJECT_ID (N'#Bicycles',N'U') IS NOT NULL</text:p>
      <text:p text:style-name="Preformatted_20_Text">DROP TABLE #Bicycles;</text:p>
      <text:p text:style-name="Preformatted_20_Text">GO</text:p>
      <text:p text:style-name="Preformatted_20_Text">SELECT * </text:p>
      <text:p text:style-name="Preformatted_20_Text">INTO #Bicycles</text:p>
      <text:p text:style-name="Preformatted_20_Text">FROM AdventureWorks2008R2.Production.Product</text:p>
      <text:p text:style-name="Preformatted_20_Text">WHERE ProductNumber LIKE 'BK%';</text:p>
      <text:p text:style-name="P46">GO</text:p>
      <text:p text:style-name="Text_20_body">В данном примере создается постоянная таблица NewProducts.</text:p>
      <text:p text:style-name="Preformatted_20_Text">USE AdventureWorks2008R2;</text:p>
      <text:p text:style-name="Preformatted_20_Text">GO</text:p>
      <text:p text:style-name="Preformatted_20_Text">IF OBJECT_ID ('dbo.NewProducts', 'U') IS NOT NULL</text:p>
      <text:p text:style-name="Preformatted_20_Text"><text:s text:c="4"/>DROP TABLE dbo.NewProducts;</text:p>
      <text:p text:style-name="Preformatted_20_Text">GO</text:p>
      <text:p text:style-name="Preformatted_20_Text">ALTER DATABASE AdventureWorks2008R2 SET RECOVERY BULK_LOGGED;</text:p>
      <text:p text:style-name="Preformatted_20_Text">GO</text:p>
      <text:p text:style-name="Preformatted_20_Text"/>
      <text:p text:style-name="Preformatted_20_Text">SELECT * INTO dbo.NewProducts</text:p>
      <text:p text:style-name="Preformatted_20_Text">FROM Production.Product</text:p>
      <text:p text:style-name="Preformatted_20_Text">WHERE ListPrice &gt; $25 </text:p>
      <text:p text:style-name="Preformatted_20_Text">AND ListPrice &lt; $100;</text:p>
      <text:p text:style-name="Preformatted_20_Text">GO</text:p>
      <text:p text:style-name="Preformatted_20_Text">ALTER DATABASE AdventureWorks2008R2 SET RECOVERY FULL;</text:p>
      <text:p text:style-name="P46">GO</text:p>
      <text:h text:style-name="Heading_20_5" text:outline-level="5">Д. Использование связанных вложенных запросов</text:h>
      <text:p text:style-name="Text_20_body">В следующем примере представлены семантически эквивалентные запросы, а также показаны различия в использовании ключевых слов EXISTS и IN. В обоих примерах приведены допустимые вложенные запросы, извлекающие по одному экземпляру продукции каждого наименования, для которых модель продукта — «long sleeve logo jersey» (кофта с длинными рукавами, с эмблемой), а значения столбцов ProductModelID таблиц Product и ProductModel совпадают.</text:p>
      <text:p text:style-name="Preformatted_20_Text">USE AdventureWorks2008R2;</text:p>
      <text:p text:style-name="Preformatted_20_Text">GO</text:p>
      <text:p text:style-name="Preformatted_20_Text">SELECT DISTINCT Name</text:p>
      <text:p text:style-name="Preformatted_20_Text">FROM Production.Product AS p </text:p>
      <text:p text:style-name="Preformatted_20_Text">WHERE EXISTS</text:p>
      <text:p text:style-name="Preformatted_20_Text"><text:s text:c="4"/>(SELECT *</text:p>
      <text:p text:style-name="Preformatted_20_Text"><text:s text:c="5"/>FROM Production.ProductModel AS pm </text:p>
      <text:p text:style-name="Preformatted_20_Text"><text:soft-page-break/><text:s text:c="5"/>WHERE p.ProductModelID = pm.ProductModelID</text:p>
      <text:p text:style-name="Preformatted_20_Text"><text:s text:c="11"/>AND pm.Name LIKE 'Long-Sleeve Logo Jersey%');</text:p>
      <text:p text:style-name="Preformatted_20_Text">GO</text:p>
      <text:p text:style-name="Preformatted_20_Text"/>
      <text:p text:style-name="Preformatted_20_Text">-- OR</text:p>
      <text:p text:style-name="Preformatted_20_Text"/>
      <text:p text:style-name="Preformatted_20_Text">USE AdventureWorks2008R2;</text:p>
      <text:p text:style-name="Preformatted_20_Text">GO</text:p>
      <text:p text:style-name="Preformatted_20_Text">SELECT DISTINCT Name</text:p>
      <text:p text:style-name="Preformatted_20_Text">FROM Production.Product</text:p>
      <text:p text:style-name="Preformatted_20_Text">WHERE ProductModelID IN</text:p>
      <text:p text:style-name="Preformatted_20_Text"><text:s text:c="4"/>(SELECT ProductModelID </text:p>
      <text:p text:style-name="Preformatted_20_Text"><text:s text:c="5"/>FROM Production.ProductModel</text:p>
      <text:p text:style-name="Preformatted_20_Text"><text:s text:c="5"/>WHERE Name LIKE 'Long-Sleeve Logo Jersey%');</text:p>
      <text:p text:style-name="P46">GO</text:p>
      <text:p text:style-name="Text_20_body">В следующем примере в коррелированном или повторяющемся вложенном запросе используется кодовое слово IN. Это запрос, зависящий от результатов выполнения другого запроса. Запрос повторно выполняется для каждой строки, выбранной с помощью другого запроса. Данный запрос получает имена и фамилии сотрудников, для которых значение премии в таблице SalesPerson составляет 5000.00, а соответствующие им идентификационные номера в таблицах Employee и SalesPerson совпадают.</text:p>
      <text:p text:style-name="Preformatted_20_Text">USE AdventureWorks2008R2;</text:p>
      <text:p text:style-name="Preformatted_20_Text">GO</text:p>
      <text:p text:style-name="Preformatted_20_Text">SELECT DISTINCT p.LastName, p.FirstName </text:p>
      <text:p text:style-name="Preformatted_20_Text">FROM Person.Person AS p </text:p>
      <text:p text:style-name="Preformatted_20_Text">JOIN HumanResources.Employee AS e</text:p>
      <text:p text:style-name="Preformatted_20_Text"><text:s text:c="4"/>ON e.BusinessEntityID = p.BusinessEntityID WHERE 5000.00 IN</text:p>
      <text:p text:style-name="Preformatted_20_Text"><text:s text:c="4"/>(SELECT Bonus</text:p>
      <text:p text:style-name="Preformatted_20_Text"><text:s text:c="5"/>FROM Sales.SalesPerson AS sp</text:p>
      <text:p text:style-name="Preformatted_20_Text"><text:s text:c="5"/>WHERE e.BusinessEntityID = sp.BusinessEntityID);</text:p>
      <text:p text:style-name="P46">GO</text:p>
      <text:p text:style-name="Text_20_body">Предыдущий вложенный запрос данной инструкции не может быть выполнен независимо от внешнего запроса. Требуется значение параметра Employee.BusinessEntityID, однако в процессе обработки строк Employee компонентом SQL Server Database Engine указанное значение меняется.</text:p>
      <text:p text:style-name="Text_20_body">Коррелированный вложенный запрос также может использоваться в предложении HAVING внешнего запроса. В данном примере осуществляется поиск моделей продуктов, для которых максимальная цена в каталоге в два раза превышает среднюю цену по нему.</text:p>
      <text:p text:style-name="Preformatted_20_Text">USE AdventureWorks2008R2;</text:p>
      <text:p text:style-name="Preformatted_20_Text">GO</text:p>
      <text:p text:style-name="Preformatted_20_Text">SELECT p1.ProductModelID</text:p>
      <text:p text:style-name="Preformatted_20_Text">FROM Production.Product AS p1</text:p>
      <text:p text:style-name="Preformatted_20_Text">GROUP BY p1.ProductModelID</text:p>
      <text:p text:style-name="Preformatted_20_Text">HAVING MAX(p1.ListPrice) &gt;= ALL</text:p>
      <text:p text:style-name="Preformatted_20_Text"><text:s text:c="4"/>(SELECT AVG(p2.ListPrice)</text:p>
      <text:p text:style-name="Preformatted_20_Text"><text:s text:c="5"/>FROM Production.Product AS p2</text:p>
      <text:p text:style-name="Preformatted_20_Text"><text:s text:c="5"/>WHERE p1.ProductModelID = p2.ProductModelID);</text:p>
      <text:p text:style-name="P46">GO</text:p>
      <text:p text:style-name="Text_20_body">В данном примере с помощью двух коррелированных запросов осуществляется поиск сотрудников, продавших определенную продукцию.</text:p>
      <text:p text:style-name="Preformatted_20_Text">USE AdventureWorks2008R2;</text:p>
      <text:p text:style-name="Preformatted_20_Text"><text:soft-page-break/>GO</text:p>
      <text:p text:style-name="Preformatted_20_Text">SELECT DISTINCT pp.LastName, pp.FirstName </text:p>
      <text:p text:style-name="Preformatted_20_Text">FROM Person.Person pp JOIN HumanResources.Employee e</text:p>
      <text:p text:style-name="Preformatted_20_Text">ON e.BusinessEntityID = pp.BusinessEntityID WHERE pp.BusinessEntityID IN </text:p>
      <text:p text:style-name="Preformatted_20_Text">(SELECT SalesPersonID </text:p>
      <text:p text:style-name="Preformatted_20_Text">FROM Sales.SalesOrderHeader</text:p>
      <text:p text:style-name="Preformatted_20_Text">WHERE SalesOrderID IN </text:p>
      <text:p text:style-name="Preformatted_20_Text">(SELECT SalesOrderID </text:p>
      <text:p text:style-name="Preformatted_20_Text">FROM Sales.SalesOrderDetail</text:p>
      <text:p text:style-name="Preformatted_20_Text">WHERE ProductID IN </text:p>
      <text:p text:style-name="Preformatted_20_Text">(SELECT ProductID </text:p>
      <text:p text:style-name="Preformatted_20_Text">FROM Production.Product p </text:p>
      <text:p text:style-name="Preformatted_20_Text">WHERE ProductNumber = 'BK-M68B-42')));</text:p>
      <text:p text:style-name="P46">GO</text:p>
      <text:h text:style-name="Heading_20_5" text:outline-level="5">Е. Использование GROUP BY</text:h>
      <text:p text:style-name="Text_20_body">В следующем примере находится общий объем продаж для каждого заказа в базе данных.</text:p>
      <text:p text:style-name="Preformatted_20_Text">USE AdventureWorks2008R2;</text:p>
      <text:p text:style-name="Preformatted_20_Text">GO</text:p>
      <text:p text:style-name="Preformatted_20_Text">SELECT SalesOrderID, SUM(LineTotal) AS SubTotal</text:p>
      <text:p text:style-name="Preformatted_20_Text">FROM Sales.SalesOrderDetail</text:p>
      <text:p text:style-name="Preformatted_20_Text">GROUP BY SalesOrderID</text:p>
      <text:p text:style-name="Preformatted_20_Text">ORDER BY SalesOrderID;</text:p>
      <text:p text:style-name="P46">GO</text:p>
      <text:p text:style-name="Text_20_body">Так как в запросе используется предложение GROUP BY, то для каждого заказа выводится только одна строка, содержащая общий объем продаж.</text:p>
      <text:h text:style-name="Heading_20_5" text:outline-level="5">Ж. Использование GROUP BY с несколькими группами</text:h>
      <text:p text:style-name="Text_20_body">В данном примере вычисляются средние цены и объемы продаж за последний год, сгруппированные по коду продукта и идентификатору специального предложения.</text:p>
      <text:p text:style-name="Preformatted_20_Text">SE AdventureWorks2008R2;</text:p>
      <text:p text:style-name="Preformatted_20_Text">GO</text:p>
      <text:p text:style-name="Preformatted_20_Text">SELECT ProductID, SpecialOfferID, AVG(UnitPrice) AS 'Average Price', </text:p>
      <text:p text:style-name="Preformatted_20_Text"><text:s text:c="4"/>SUM(LineTotal) AS SubTotal</text:p>
      <text:p text:style-name="Preformatted_20_Text">FROM Sales.SalesOrderDetail</text:p>
      <text:p text:style-name="Preformatted_20_Text">GROUP BY ProductID, SpecialOfferID</text:p>
      <text:p text:style-name="Preformatted_20_Text">ORDER BY ProductID;</text:p>
      <text:p text:style-name="P46">GO</text:p>
      <text:h text:style-name="Heading_20_5" text:outline-level="5">З. Использование GROUP BY и WHERE</text:h>
      <text:p text:style-name="Text_20_body">В следующем примере после извлечения строк, содержащих цены каталога, превышающие $1000, происходит их разделение на группы.</text:p>
      <text:p text:style-name="Preformatted_20_Text">USE AdventureWorks2008R2;</text:p>
      <text:p text:style-name="Preformatted_20_Text">GO</text:p>
      <text:p text:style-name="Preformatted_20_Text">SELECT ProductModelID, AVG(ListPrice) AS 'Average List Price'</text:p>
      <text:p text:style-name="Preformatted_20_Text">FROM Production.Product</text:p>
      <text:p text:style-name="Preformatted_20_Text">WHERE ListPrice &gt; $1000</text:p>
      <text:p text:style-name="Preformatted_20_Text">GROUP BY ProductModelID</text:p>
      <text:p text:style-name="Preformatted_20_Text">ORDER BY ProductModelID;</text:p>
      <text:p text:style-name="P46">GO</text:p>
      <text:h text:style-name="Heading_20_5" text:outline-level="5"><text:soft-page-break/>И. Использование GROUP BY в выражении</text:h>
      <text:p text:style-name="Text_20_body">В следующем примере производится группировка с помощью выражения. Группировку можно производить только с помощью выражения, не содержащего агрегатных функций.</text:p>
      <text:p text:style-name="Preformatted_20_Text">USE AdventureWorks2008R2;</text:p>
      <text:p text:style-name="Preformatted_20_Text">GO</text:p>
      <text:p text:style-name="Preformatted_20_Text">SELECT AVG(OrderQty) AS 'Average Quantity', </text:p>
      <text:p text:style-name="Preformatted_20_Text">NonDiscountSales = (OrderQty * UnitPrice)</text:p>
      <text:p text:style-name="Preformatted_20_Text">FROM Sales.SalesOrderDetail</text:p>
      <text:p text:style-name="Preformatted_20_Text">GROUP BY (OrderQty * UnitPrice)</text:p>
      <text:p text:style-name="Preformatted_20_Text">ORDER BY (OrderQty * UnitPrice) DESC;</text:p>
      <text:p text:style-name="P46">GO</text:p>
      <text:h text:style-name="Heading_20_5" text:outline-level="5">К. Использование предложения GROUP BY вместе с предложением ORDER BY</text:h>
      <text:p text:style-name="Text_20_body">В следующем примере для каждого типа продуктов вычисляется средняя цена, а также осуществляется сортировка полученных результатов по возрастанию.</text:p>
      <text:p text:style-name="Preformatted_20_Text">USE AdventureWorks2008R2;</text:p>
      <text:p text:style-name="Preformatted_20_Text">GO</text:p>
      <text:p text:style-name="Preformatted_20_Text">SELECT ProductID, AVG(UnitPrice) AS 'Average Price'</text:p>
      <text:p text:style-name="Preformatted_20_Text">FROM Sales.SalesOrderDetail</text:p>
      <text:p text:style-name="Preformatted_20_Text">WHERE OrderQty &gt; 10</text:p>
      <text:p text:style-name="Preformatted_20_Text">GROUP BY ProductID</text:p>
      <text:p text:style-name="Preformatted_20_Text">ORDER BY AVG(UnitPrice);</text:p>
      <text:p text:style-name="P46">GO</text:p>
      <text:h text:style-name="Heading_20_5" text:outline-level="5">Л. Использование предложения HAVING</text:h>
      <text:p text:style-name="Text_20_body">В первом из приведенных ниже примеров показывается использование предложения HAVING с агрегатной функцией. В нем производится группировка строк таблицы SalesOrderDetail по коду продукта, а также удаляются строки, соответствующие продуктам, для которых средний объем заказа не превышает пяти. Во втором примере показывается использование предложения HAVING без агрегатной функции. </text:p>
      <text:p text:style-name="Preformatted_20_Text">USE AdventureWorks2008R2;</text:p>
      <text:p text:style-name="Preformatted_20_Text">GO</text:p>
      <text:p text:style-name="Preformatted_20_Text">SELECT ProductID </text:p>
      <text:p text:style-name="Preformatted_20_Text">FROM Sales.SalesOrderDetail</text:p>
      <text:p text:style-name="Preformatted_20_Text">GROUP BY ProductID</text:p>
      <text:p text:style-name="Preformatted_20_Text">HAVING AVG(OrderQty) &gt; 5</text:p>
      <text:p text:style-name="Preformatted_20_Text">ORDER BY ProductID;</text:p>
      <text:p text:style-name="P46">GO</text:p>
      <text:p text:style-name="Text_20_body">В данном запросе внутри предложения HAVING используется предложение LIKE. </text:p>
      <text:p text:style-name="Preformatted_20_Text">USE AdventureWorks2008R2 ;</text:p>
      <text:p text:style-name="Preformatted_20_Text">GO</text:p>
      <text:p text:style-name="Preformatted_20_Text">SELECT SalesOrderID, CarrierTrackingNumber </text:p>
      <text:p text:style-name="Preformatted_20_Text">FROM Sales.SalesOrderDetail</text:p>
      <text:p text:style-name="Preformatted_20_Text">GROUP BY SalesOrderID, CarrierTrackingNumber</text:p>
      <text:p text:style-name="Preformatted_20_Text">HAVING CarrierTrackingNumber LIKE '4BD%'</text:p>
      <text:p text:style-name="Preformatted_20_Text">ORDER BY SalesOrderID ;</text:p>
      <text:p text:style-name="P46">GO</text:p>
      <text:h text:style-name="Heading_20_5" text:outline-level="5">М. Использование предложения HAVING с предложением GROUP BY</text:h>
      <text:p text:style-name="Text_20_body"><text:bookmark text:name="sectionToggle11"/>В следующем примере показано использование предложений GROUP BY, HAVING, <text:soft-page-break/>WHERE и ORDER BY в одной инструкции SELECT. В результате его выполнения в группах и сводных значениях не учитываются строки, соответствующие продуктам с ценами выше $25 и средним объемом заказов ниже 5. Также осуществляется сортировка результатов по ProductID.</text:p>
      <text:p text:style-name="P28">USE AdventureWorks2008R2;</text:p>
      <text:p text:style-name="P28">GO</text:p>
      <text:p text:style-name="P28">SELECT ProductID </text:p>
      <text:p text:style-name="P28">FROM Sales.SalesOrderDetail</text:p>
      <text:p text:style-name="P28">WHERE UnitPrice &lt; 25.00</text:p>
      <text:p text:style-name="P28">GROUP BY ProductID</text:p>
      <text:p text:style-name="P28">HAVING AVG(OrderQty) &gt; 5</text:p>
      <text:p text:style-name="P28">ORDER BY ProductID;</text:p>
      <text:p text:style-name="P40"><text:span text:style-name="T1">GO</text:span></text:p>
      <text:h text:style-name="Heading_20_5" text:outline-level="5">Н. Использование предложения HAVING с функциями SUM и AVG</text:h>
      <text:p text:style-name="Text_20_body"><text:bookmark text:name="sectionToggle12"/>В следующем примере производится группировка строк таблицы SalesOrderDetail по коду продукта, а затем выводятся только те группы, для которых общий объем продаж составляет более $1000000.00, а средний объем заказа не превышает 3.</text:p>
      <text:p text:style-name="P28">USE AdventureWorks2008R2;</text:p>
      <text:p text:style-name="P28">GO</text:p>
      <text:p text:style-name="P28">SELECT ProductID, AVG(OrderQty) AS AverageQuantity, SUM(LineTotal) AS Total</text:p>
      <text:p text:style-name="P28">FROM Sales.SalesOrderDetail</text:p>
      <text:p text:style-name="P28">GROUP BY ProductID</text:p>
      <text:p text:style-name="P28">HAVING SUM(LineTotal) &gt; $1000000.00</text:p>
      <text:p text:style-name="P28">AND AVG(OrderQty) &lt; 3;</text:p>
      <text:p text:style-name="P28">GO</text:p>
      <text:p text:style-name="P28"/>
      <text:p text:style-name="Text_20_body">Чтобы вывести список продуктов, для которых общий объем продаж составляет более $2000000.00, необходимо использовать следующий запрос:</text:p>
      <text:p text:style-name="P28">USE AdventureWorks2008R2;</text:p>
      <text:p text:style-name="P28">GO</text:p>
      <text:p text:style-name="P28">SELECT ProductID, Total = SUM(LineTotal)</text:p>
      <text:p text:style-name="P28">FROM Sales.SalesOrderDetail</text:p>
      <text:p text:style-name="P28">GROUP BY ProductID</text:p>
      <text:p text:style-name="P28">HAVING SUM(LineTotal) &gt; $2000000.00;</text:p>
      <text:p text:style-name="P28">GO</text:p>
      <text:p text:style-name="P40"/>
      <text:p text:style-name="Text_20_body">Если необходимо убедиться в том, что в вычислениях для каждого продукта используется не менее 1500 элементов, используется инструкция HAVING COUNT(*) &gt; 1500, которая удаляет строки для продуктов с объемами продаж менее 1500. Запрос выглядит следующим образом:</text:p>
      <text:p text:style-name="P28">USE AdventureWorks2008R2;</text:p>
      <text:p text:style-name="P28">GO</text:p>
      <text:p text:style-name="P28">SELECT ProductID, SUM(LineTotal) AS Total</text:p>
      <text:p text:style-name="P28">FROM Sales.SalesOrderDetail</text:p>
      <text:p text:style-name="P28">GROUP BY ProductID</text:p>
      <text:p text:style-name="P28">HAVING COUNT(*) &gt; 1500;</text:p>
      <text:p text:style-name="P40"><text:span text:style-name="T1">GO</text:span></text:p>
      <text:h text:style-name="Heading_20_5" text:outline-level="5">О. Вычисление общей суммы значений с помощью ключевого слова COMPUTE BY</text:h>
      <text:p text:style-name="Text_20_body"><text:bookmark text:name="sectionToggle13"/>В следующем примере приводятся два примера кода, поясняющих работу COMPUTE BY. В первом примере кода используется оператор COMPUTE BY с одной агрегатной функцией, а во втором — оператор COMPUTE BY с двумя агрегатными функциями.</text:p>
      <text:p text:style-name="Text_20_body">В данном запросе вычисляется сумма заказов для каждого типа продукта, цены на <text:soft-page-break/>который не превышают $5.00.</text:p>
      <text:p text:style-name="P28">USE AdventureWorks2008R2;</text:p>
      <text:p text:style-name="P28">GO</text:p>
      <text:p text:style-name="P28">SELECT ProductID, LineTotal</text:p>
      <text:p text:style-name="P28">FROM Sales.SalesOrderDetail</text:p>
      <text:p text:style-name="P28">WHERE UnitPrice &lt; $5.00</text:p>
      <text:p text:style-name="P28">ORDER BY ProductID, LineTotal</text:p>
      <text:p text:style-name="P28">COMPUTE SUM(LineTotal) BY ProductID;</text:p>
      <text:p text:style-name="P28">GO</text:p>
      <text:p text:style-name="P40"/>
      <text:p text:style-name="Text_20_body">В данном запросе извлекаются типы и объемы продаж продуктов, цены на которые не превышают $5.00. В предложении COMPUTE BY используются две различные агрегатные функции.</text:p>
      <text:p text:style-name="P28">USE AdventureWorks2008R2;</text:p>
      <text:p text:style-name="P28">GO</text:p>
      <text:p text:style-name="P28">SELECT ProductID, LineTotal</text:p>
      <text:p text:style-name="P28">FROM Sales.SalesOrderDetail</text:p>
      <text:p text:style-name="P28">WHERE UnitPrice &lt; $5.00</text:p>
      <text:p text:style-name="P28">ORDER BY ProductID, LineTotal</text:p>
      <text:p text:style-name="P28">COMPUTE SUM(LineTotal), MAX(LineTotal) BY ProductID;</text:p>
      <text:p text:style-name="P28">GO</text:p>
      <text:h text:style-name="Heading_20_5" text:outline-level="5">П. Вычисление итоговых значений с помощью ключевого слова COMPUTE без ключевого слова BY</text:h>
      <text:p text:style-name="Text_20_body"><text:bookmark text:name="sectionToggle14"/>Ключевое слово COMPUTE без использования ключевого слова BY может быть использовано для вычисления общих сумм, общего количества и т.п.</text:p>
      <text:p text:style-name="Text_20_body">В следующем примере вычисляется общая сумма цен, а также выводятся все авансовые платежи для всех типов продуктов с ценами ниже $2.00.</text:p>
      <text:p text:style-name="P28">USE AdventureWorks2008R2;</text:p>
      <text:p text:style-name="P28">GO</text:p>
      <text:p text:style-name="P28">SELECT ProductID, OrderQty, UnitPrice, LineTotal</text:p>
      <text:p text:style-name="P28">FROM Sales.SalesOrderDetail</text:p>
      <text:p text:style-name="P28">WHERE UnitPrice &lt; $2.00</text:p>
      <text:p text:style-name="P28">COMPUTE SUM(OrderQty), SUM(LineTotal);</text:p>
      <text:p text:style-name="P28">GO</text:p>
      <text:p text:style-name="P40"/>
      <text:p text:style-name="Text_20_body">Оператор COMPUTE BY и оператор COMPUTE без ключевого слова BY могут использоваться одновременно в одном запросе. В следующем запросе вычисляется объем продаж и суммы для каждого продукта в отдельности, а затем находится общее количество продаж и вырученная сумма.</text:p>
      <text:p text:style-name="P29">USE AdventureWorks2008R2;</text:p>
      <text:p text:style-name="P29">GO</text:p>
      <text:p text:style-name="P29">SELECT ProductID, OrderQty, UnitPrice, LineTotal</text:p>
      <text:p text:style-name="P29">FROM Sales.SalesOrderDetail</text:p>
      <text:p text:style-name="P29">WHERE UnitPrice &lt; $5.00</text:p>
      <text:p text:style-name="P29">ORDER BY ProductID</text:p>
      <text:p text:style-name="P29">COMPUTE SUM(OrderQty), SUM(LineTotal) BY ProductID</text:p>
      <text:p text:style-name="P29">COMPUTE SUM(OrderQty), SUM(LineTotal);</text:p>
      <text:p text:style-name="P41"><text:span text:style-name="T1">GO</text:span></text:p>
      <text:h text:style-name="Heading_20_5" text:outline-level="5">Р. Вычисление сумм по всем строкам</text:h>
      <text:p text:style-name="Text_20_body"><text:bookmark text:name="sectionToggle15"/>В следующем примере в списке выборки выводятся только три столбца, а затем вычисляются общие показатели, основанные на всех заказах во всех строках.</text:p>
      <text:p text:style-name="P29">USE AdventureWorks2008R2;</text:p>
      <text:p text:style-name="P29"><text:soft-page-break/>GO</text:p>
      <text:p text:style-name="P29">SELECT ProductID, OrderQty, LineTotal</text:p>
      <text:p text:style-name="P29">FROM Sales.SalesOrderDetail</text:p>
      <text:p text:style-name="P29">COMPUTE SUM(OrderQty), SUM(LineTotal);</text:p>
      <text:p text:style-name="P41"><text:span text:style-name="T1">GO</text:span></text:p>
      <text:h text:style-name="Heading_20_5" text:outline-level="5">С. Использование нескольких предложений COMPUTE</text:h>
      <text:p text:style-name="Text_20_body"><text:bookmark text:name="sectionToggle16"/>В следующем примере вычисляется сумма цен для всех заказов продуктов, цена которых не превышает $5, а затем производится их сортировка по коду продукта и объему заказа. Суммы цен для всех заказов менее $5 сортируются только по идентификатору. Можно использовать различные агрегатные функции в одной инструкции. Для этого необходимо использовать несколько предложений COMPUTE BY.</text:p>
      <text:p text:style-name="P30">USE AdventureWorks2008R2;</text:p>
      <text:p text:style-name="P30">GO</text:p>
      <text:p text:style-name="P30">SELECT ProductID, OrderQty, UnitPrice, LineTotal</text:p>
      <text:p text:style-name="P30">FROM Sales.SalesOrderDetail</text:p>
      <text:p text:style-name="P30">WHERE UnitPrice &lt; $5.00</text:p>
      <text:p text:style-name="P30">ORDER BY ProductID, OrderQty, LineTotal</text:p>
      <text:p text:style-name="P30">COMPUTE SUM(LineTotal) BY ProductID, OrderQty</text:p>
      <text:p text:style-name="P30">COMPUTE SUM(LineTotal) BY ProductID;</text:p>
      <text:p text:style-name="P42"><text:span text:style-name="T1">GO</text:span></text:p>
      <text:h text:style-name="Heading_20_5" text:outline-level="5">Т. Сравнение GROUP BY и COMPUTE</text:h>
      <text:p text:style-name="Text_20_body"><text:bookmark text:name="sectionToggle17"/>В первом из представленных ниже примеров для вычисления суммы всех заказов на продукты, цена которых не превышает $5.00, и группировки их по типу продукта используется предложение COMPUTE. Во втором примере выдача тех же сводных данных происходит с помощью оператора GROUP BY.</text:p>
      <text:p text:style-name="P30">USE AdventureWorks2008R2;</text:p>
      <text:p text:style-name="P30">GO</text:p>
      <text:p text:style-name="P30">SELECT ProductID, LineTotal</text:p>
      <text:p text:style-name="P30">FROM Sales.SalesOrderDetail</text:p>
      <text:p text:style-name="P30">WHERE UnitPrice &lt; $5.00</text:p>
      <text:p text:style-name="P30">ORDER BY ProductID</text:p>
      <text:p text:style-name="P30">COMPUTE SUM(LineTotal) BY ProductID;</text:p>
      <text:p text:style-name="P30">GO</text:p>
      <text:p text:style-name="P42"/>
      <text:p text:style-name="Text_20_body">Это второй пример, в котором используется оператор GROUP BY.</text:p>
      <text:p text:style-name="P30">USE AdventureWorks2008R2;</text:p>
      <text:p text:style-name="P30">GO</text:p>
      <text:p text:style-name="P30">SELECT ProductID, SUM(LineTotal) AS Total</text:p>
      <text:p text:style-name="P30">FROM Sales.SalesOrderDetail</text:p>
      <text:p text:style-name="P30">WHERE UnitPrice &lt; $5.00</text:p>
      <text:p text:style-name="P30">GROUP BY ProductID</text:p>
      <text:p text:style-name="P30">ORDER BY ProductID;</text:p>
      <text:p text:style-name="P30">GO</text:p>
      <text:h text:style-name="Heading_20_5" text:outline-level="5">У. Использование SELECT с предложениями GROUP BY, COMPUTE и ORDER BY</text:h>
      <text:p text:style-name="Text_20_body"><text:bookmark text:name="sectionToggle18"/>В следующем примере выводятся заказы на продукты с ценой менее $5, а затем вычисляется сумма продаж для каждого продукта в отдельности и общая сумма по всем продуктам продуктов. Все вычисляемые столбцы отображаются в списке выборки.</text:p>
      <text:p text:style-name="P31">USE AdventureWorks2008R2;</text:p>
      <text:p text:style-name="P31">GO</text:p>
      <text:p text:style-name="P31">SELECT ProductID, OrderQty, SUM(LineTotal) AS Total</text:p>
      <text:p text:style-name="P31">FROM Sales.SalesOrderDetail</text:p>
      <text:p text:style-name="P31">WHERE UnitPrice &lt; $5.00</text:p>
      <text:p text:style-name="P31">GROUP BY ProductID, OrderQty</text:p>
      <text:p text:style-name="P31"><text:soft-page-break/>ORDER BY ProductID, OrderQty</text:p>
      <text:p text:style-name="P31">COMPUTE SUM(SUM(LineTotal)) BY ProductID, OrderQty</text:p>
      <text:p text:style-name="P31">COMPUTE SUM(SUM(LineTotal));</text:p>
      <text:p text:style-name="P43"><text:span text:style-name="T1">GO</text:span></text:p>
      <text:h text:style-name="Heading_20_5" text:outline-level="5">Ф. Использование подсказок оптимизатора INDEX</text:h>
      <text:p text:style-name="Text_20_body"><text:bookmark text:name="sectionToggle19"/>В следующем примере показаны два способа использования подсказок оптимизатора INDEX. В первом примере показано, как настроить оптимизатор на использование некластеризованного индекса для получения строк из таблицы. Во втором примере при использовании индекса 0 запускается просмотр таблицы.</text:p>
      <text:p text:style-name="P31">USE AdventureWorks2008R2;</text:p>
      <text:p text:style-name="P31">GO</text:p>
      <text:p text:style-name="P31">SELECT pp.FirstName, pp.LastName, e.NationalIDNumber</text:p>
      <text:p text:style-name="P31">FROM HumanResources.Employee AS e WITH (INDEX(AK_Employee_NationalIDNumber))</text:p>
      <text:p text:style-name="P31">JOIN Person.Person AS pp on e.BusinessEntityID = pp.BusinessEntityID</text:p>
      <text:p text:style-name="P31">WHERE LastName = 'Johnson';</text:p>
      <text:p text:style-name="P31">GO</text:p>
      <text:p text:style-name="P43"/>
      <text:p text:style-name="P31">-- Force a table scan by using INDEX = 0.</text:p>
      <text:p text:style-name="P31">USE AdventureWorks2008R2;</text:p>
      <text:p text:style-name="P31">GO</text:p>
      <text:p text:style-name="P31">SELECT pp.LastName, pp.FirstName, e.JobTitle</text:p>
      <text:p text:style-name="P31">FROM HumanResources.Employee AS e WITH (INDEX = 0) JOIN Person.Person AS pp</text:p>
      <text:p text:style-name="P31">ON e.BusinessEntityID = pp.BusinessEntityID</text:p>
      <text:p text:style-name="P31">WHERE LastName = 'Johnson';</text:p>
      <text:p text:style-name="P43"><text:span text:style-name="T1">GO</text:span></text:p>
      <text:h text:style-name="Heading_20_5" text:outline-level="5">Х. Использование подсказок для операторов OPTION и GROUP</text:h>
      <text:p text:style-name="Text_20_body"><text:bookmark text:name="sectionToggle20"/>В следующем примере поясняется совместное использование предложений OPTION (GROUP) и GROUP BY.</text:p>
      <text:p text:style-name="P31">USE AdventureWorks2008R2;</text:p>
      <text:p text:style-name="P31">GO</text:p>
      <text:p text:style-name="P31">SELECT ProductID, OrderQty, SUM(LineTotal) AS Total</text:p>
      <text:p text:style-name="P31">FROM Sales.SalesOrderDetail</text:p>
      <text:p text:style-name="P31">WHERE UnitPrice &lt; $5.00</text:p>
      <text:p text:style-name="P31">GROUP BY ProductID, OrderQty</text:p>
      <text:p text:style-name="P31">ORDER BY ProductID, OrderQty</text:p>
      <text:p text:style-name="P31">OPTION (HASH GROUP, FAST 10);</text:p>
      <text:p text:style-name="P43"><text:span text:style-name="T1">GO</text:span></text:p>
      <text:h text:style-name="Heading_20_5" text:outline-level="5">Ц. Использование подсказок в запросе UNION</text:h>
      <text:p text:style-name="Text_20_body"><text:bookmark text:name="sectionToggle21"/>В следующем примере используется подсказка в запросе MERGE UNION.</text:p>
      <text:p text:style-name="P31">USE AdventureWorks2008R2;</text:p>
      <text:p text:style-name="P31">GO</text:p>
      <text:p text:style-name="P31">SELECT *</text:p>
      <text:p text:style-name="P31">FROM HumanResources.Employee AS e1</text:p>
      <text:p text:style-name="P31">UNION</text:p>
      <text:p text:style-name="P31">SELECT *</text:p>
      <text:p text:style-name="P31">FROM HumanResources.Employee AS e2</text:p>
      <text:p text:style-name="P31">OPTION (MERGE UNION);</text:p>
      <text:p text:style-name="P43"><text:span text:style-name="T1">GO</text:span></text:p>
      <text:h text:style-name="Heading_20_5" text:outline-level="5">Ч. Использование одиночного предложения UNION</text:h>
      <text:p text:style-name="Text_20_body"><text:bookmark text:name="sectionToggle22"/>При выполнении следующего примера в результирующий набор включается содержимое столбцов ProductModelID и Name таблиц ProductModel и Gloves.</text:p>
      <text:p text:style-name="P31">USE AdventureWorks2008R2;</text:p>
      <text:p text:style-name="P31">GO</text:p>
      <text:p text:style-name="P31"><text:soft-page-break/>IF OBJECT_ID ('dbo.Gloves', 'U') IS NOT NULL</text:p>
      <text:p text:style-name="P31">DROP TABLE dbo.Gloves;</text:p>
      <text:p text:style-name="P31">GO</text:p>
      <text:p text:style-name="P31">-- Create Gloves table.</text:p>
      <text:p text:style-name="P31">SELECT ProductModelID, Name</text:p>
      <text:p text:style-name="P31">INTO dbo.Gloves</text:p>
      <text:p text:style-name="P31">FROM Production.ProductModel</text:p>
      <text:p text:style-name="P31">WHERE ProductModelID IN (3, 4);</text:p>
      <text:p text:style-name="P31">GO</text:p>
      <text:p text:style-name="P43"/>
      <text:p text:style-name="P31">-- Here is the simple union.</text:p>
      <text:p text:style-name="P31">USE AdventureWorks2008R2;</text:p>
      <text:p text:style-name="P31">GO</text:p>
      <text:p text:style-name="P31">SELECT ProductModelID, Name</text:p>
      <text:p text:style-name="P31">FROM Production.ProductModel</text:p>
      <text:p text:style-name="P31">WHERE ProductModelID NOT IN (3, 4)</text:p>
      <text:p text:style-name="P31">UNION</text:p>
      <text:p text:style-name="P31">SELECT ProductModelID, Name</text:p>
      <text:p text:style-name="P31">FROM dbo.Gloves</text:p>
      <text:p text:style-name="P31">ORDER BY Name;</text:p>
      <text:p text:style-name="P43"><text:span text:style-name="T1">GO</text:span></text:p>
      <text:h text:style-name="Heading_20_5" text:outline-level="5">Ш. Использование SELECT INTO с предложением UNION</text:h>
      <text:p text:style-name="Text_20_body"><text:bookmark text:name="sectionToggle23"/>При выполнении следующего примера предложение INTO во второй инструкции SELECT указывает, что в таблице с именем ProductResults содержится итоговый результирующий набор объединения заданных столбцов таблиц ProductModel и Gloves. Заметим, что таблица Gloves была создана в результате выполнения первой инструкции SELECT.</text:p>
      <text:p text:style-name="P31">USE AdventureWorks2008R2;</text:p>
      <text:p text:style-name="P31">GO</text:p>
      <text:p text:style-name="P31">IF OBJECT_ID ('dbo.ProductResults', 'U') IS NOT NULL</text:p>
      <text:p text:style-name="P31">DROP TABLE dbo.ProductResults;</text:p>
      <text:p text:style-name="P31">GO</text:p>
      <text:p text:style-name="P31">IF OBJECT_ID ('dbo.Gloves', 'U') IS NOT NULL</text:p>
      <text:p text:style-name="P31">DROP TABLE dbo.Gloves;</text:p>
      <text:p text:style-name="P31">GO</text:p>
      <text:p text:style-name="P31">-- Create Gloves table.</text:p>
      <text:p text:style-name="P31">SELECT ProductModelID, Name</text:p>
      <text:p text:style-name="P31">INTO dbo.Gloves</text:p>
      <text:p text:style-name="P31">FROM Production.ProductModel</text:p>
      <text:p text:style-name="P31">WHERE ProductModelID IN (3, 4);</text:p>
      <text:p text:style-name="P31">GO</text:p>
      <text:p text:style-name="P43"/>
      <text:p text:style-name="P31">USE AdventureWorks2008R2;</text:p>
      <text:p text:style-name="P31">GO</text:p>
      <text:p text:style-name="P31">SELECT ProductModelID, Name</text:p>
      <text:p text:style-name="P31">INTO dbo.ProductResults</text:p>
      <text:p text:style-name="P31">FROM Production.ProductModel</text:p>
      <text:p text:style-name="P31">WHERE ProductModelID NOT IN (3, 4)</text:p>
      <text:p text:style-name="P31">UNION</text:p>
      <text:p text:style-name="P31">SELECT ProductModelID, Name</text:p>
      <text:p text:style-name="P31">FROM dbo.Gloves;</text:p>
      <text:p text:style-name="P31">GO</text:p>
      <text:p text:style-name="P43"/>
      <text:p text:style-name="P31">SELECT * </text:p>
      <text:p text:style-name="P31">FROM dbo.ProductResults;</text:p>
      <text:h text:style-name="Heading_20_5" text:outline-level="5">Щ. Использование предложения UNION для двух инструкций SELECT с предложением ORDER BY</text:h>
      <text:p text:style-name="Text_20_body"><text:bookmark text:name="sectionToggle24"/>При использовании предложения UNION необходимо соблюдать порядок следования определенных параметров. В следующем примере приведены случаи правильного и <text:soft-page-break/>неправильного использования предложения UNION с двумя инструкциями SELECT, при котором выходные столбцы должны быть переименованы.</text:p>
      <text:p text:style-name="P31">USE AdventureWorks2008R2;</text:p>
      <text:p text:style-name="P31">GO</text:p>
      <text:p text:style-name="P31">IF OBJECT_ID ('dbo.Gloves', 'U') IS NOT NULL</text:p>
      <text:p text:style-name="P31">DROP TABLE dbo.Gloves;</text:p>
      <text:p text:style-name="P31">GO</text:p>
      <text:p text:style-name="P31">-- Create Gloves table.</text:p>
      <text:p text:style-name="P31">SELECT ProductModelID, Name</text:p>
      <text:p text:style-name="P31">INTO dbo.Gloves</text:p>
      <text:p text:style-name="P31">FROM Production.ProductModel</text:p>
      <text:p text:style-name="P31">WHERE ProductModelID IN (3, 4);</text:p>
      <text:p text:style-name="P31">GO</text:p>
      <text:p text:style-name="P43"/>
      <text:p text:style-name="P31">/* INCORRECT */</text:p>
      <text:p text:style-name="P31">USE AdventureWorks2008R2;</text:p>
      <text:p text:style-name="P31">GO</text:p>
      <text:p text:style-name="P31">SELECT ProductModelID, Name</text:p>
      <text:p text:style-name="P31">FROM Production.ProductModel</text:p>
      <text:p text:style-name="P31">WHERE ProductModelID NOT IN (3, 4)</text:p>
      <text:p text:style-name="P31">ORDER BY Name</text:p>
      <text:p text:style-name="P31">UNION</text:p>
      <text:p text:style-name="P31">SELECT ProductModelID, Name</text:p>
      <text:p text:style-name="P31">FROM dbo.Gloves;</text:p>
      <text:p text:style-name="P31">GO</text:p>
      <text:p text:style-name="P43"/>
      <text:p text:style-name="P31">/* CORRECT */</text:p>
      <text:p text:style-name="P31">USE AdventureWorks2008R2;</text:p>
      <text:p text:style-name="P31">GO</text:p>
      <text:p text:style-name="P31">SELECT ProductModelID, Name</text:p>
      <text:p text:style-name="P31">FROM Production.ProductModel</text:p>
      <text:p text:style-name="P31">WHERE ProductModelID NOT IN (3, 4)</text:p>
      <text:p text:style-name="P31">UNION</text:p>
      <text:p text:style-name="P31">SELECT ProductModelID, Name</text:p>
      <text:p text:style-name="P31">FROM dbo.Gloves</text:p>
      <text:p text:style-name="P31">ORDER BY Name;</text:p>
      <text:p text:style-name="P43"><text:span text:style-name="T1">GO</text:span></text:p>
      <text:h text:style-name="Heading_20_5" text:outline-level="5">Ы. Использование предложения UNION с тремя инструкциями SELECT: пояснение влияния скобок и ключевого слова ALL</text:h>
      <text:p text:style-name="Text_20_body"><text:bookmark text:name="sectionToggle25"/>В следующих примерах предложение UNION используется для комбинирования результатов из трех таблиц, содержащих по 5 одинаковых строк данных. В первом примере используется предложение UNION ALL, в результате чего выдаются все 15 строк. Во втором примере предложение UNION используется без ключевого слова ALL, что позволяет удалить повторяющиеся строки из комбинированного результата выполнения трех инструкций SELECT и вывести только 5 строк.</text:p>
      <text:p text:style-name="Text_20_body">В третьем примере с первым предложением UNION используется ключевое слово ALL, а во втором предложении UNION вместо ключевого слова ALL используются скобки. Сначала выполняется второе предложение UNION, которое заключено в скобки. В результате возвращаются 5 строк, так как параметр ALL не используется и все повторяющиеся строки удаляются. Полученные 5 строк совмещаются с результатами выполнения первой инструкции SELECT с помощью ключевого слова UNION ALL. В данном случае повторяющиеся строки двух множеств не удаляются. Окончательный результат состоит из 10 строк.</text:p>
      <text:p text:style-name="P31">USE AdventureWorks2008R2;</text:p>
      <text:p text:style-name="P31">GO</text:p>
      <text:p text:style-name="P31"><text:soft-page-break/>IF OBJECT_ID ('dbo.EmployeeOne', 'U') IS NOT NULL</text:p>
      <text:p text:style-name="P31">DROP TABLE dbo.EmployeeOne;</text:p>
      <text:p text:style-name="P31">GO</text:p>
      <text:p text:style-name="P31">IF OBJECT_ID ('dbo.EmployeeTwo', 'U') IS NOT NULL</text:p>
      <text:p text:style-name="P31">DROP TABLE dbo.EmployeeTwo;</text:p>
      <text:p text:style-name="P31">GO</text:p>
      <text:p text:style-name="P31">IF OBJECT_ID ('dbo.EmployeeThree', 'U') IS NOT NULL</text:p>
      <text:p text:style-name="P31">DROP TABLE dbo.EmployeeThree;</text:p>
      <text:p text:style-name="P31">GO</text:p>
      <text:p text:style-name="P43"/>
      <text:p text:style-name="P31">SELECT pp.LastName, pp.FirstName, e.JobTitle </text:p>
      <text:p text:style-name="P31">INTO dbo.EmployeeOne</text:p>
      <text:p text:style-name="P31">FROM Person.Person AS pp JOIN HumanResources.Employee AS e</text:p>
      <text:p text:style-name="P31">ON e.BusinessEntityID = pp.BusinessEntityID</text:p>
      <text:p text:style-name="P31">WHERE LastName = 'Johnson';</text:p>
      <text:p text:style-name="P31">GO</text:p>
      <text:p text:style-name="P31">SELECT pp.LastName, pp.FirstName, e.JobTitle </text:p>
      <text:p text:style-name="P31">INTO dbo.EmployeeTwo</text:p>
      <text:p text:style-name="P31">FROM Person.Person AS pp JOIN HumanResources.Employee AS e</text:p>
      <text:p text:style-name="P31">ON e.BusinessEntityID = pp.BusinessEntityID</text:p>
      <text:p text:style-name="P31">WHERE LastName = 'Johnson';</text:p>
      <text:p text:style-name="P31">GO</text:p>
      <text:p text:style-name="P31">SELECT pp.LastName, pp.FirstName, e.JobTitle </text:p>
      <text:p text:style-name="P31">INTO dbo.EmployeeThree</text:p>
      <text:p text:style-name="P31">FROM Person.Person AS pp JOIN HumanResources.Employee AS e</text:p>
      <text:p text:style-name="P31">ON e.BusinessEntityID = pp.BusinessEntityID</text:p>
      <text:p text:style-name="P31">WHERE LastName = 'Johnson';</text:p>
      <text:p text:style-name="P31">GO</text:p>
      <text:p text:style-name="P31">-- Union ALL</text:p>
      <text:p text:style-name="P31">SELECT LastName, FirstName, JobTitle</text:p>
      <text:p text:style-name="P31">FROM dbo.EmployeeOne</text:p>
      <text:p text:style-name="P31">UNION ALL</text:p>
      <text:p text:style-name="P31">SELECT LastName, FirstName ,JobTitle</text:p>
      <text:p text:style-name="P31">FROM dbo.EmployeeTwo</text:p>
      <text:p text:style-name="P31">UNION ALL</text:p>
      <text:p text:style-name="P31">SELECT LastName, FirstName,JobTitle </text:p>
      <text:p text:style-name="P31">FROM dbo.EmployeeThree;</text:p>
      <text:p text:style-name="P31">GO</text:p>
      <text:p text:style-name="P43"/>
      <text:p text:style-name="P31">SELECT LastName, FirstName,JobTitle</text:p>
      <text:p text:style-name="P31">FROM dbo.EmployeeOne</text:p>
      <text:p text:style-name="P31">UNION </text:p>
      <text:p text:style-name="P31">SELECT LastName, FirstName, JobTitle </text:p>
      <text:p text:style-name="P31">FROM dbo.EmployeeTwo</text:p>
      <text:p text:style-name="P31">UNION </text:p>
      <text:p text:style-name="P31">SELECT LastName, FirstName, JobTitle </text:p>
      <text:p text:style-name="P31">FROM dbo.EmployeeThree;</text:p>
      <text:p text:style-name="P31">GO</text:p>
      <text:p text:style-name="P43"/>
      <text:p text:style-name="P31">SELECT LastName, FirstName,JobTitle </text:p>
      <text:p text:style-name="P31">FROM dbo.EmployeeOne</text:p>
      <text:p text:style-name="P31">UNION ALL</text:p>
      <text:p text:style-name="P31">(</text:p>
      <text:p text:style-name="P31">SELECT LastName, FirstName, JobTitle </text:p>
      <text:p text:style-name="P31">FROM dbo.EmployeeTwo</text:p>
      <text:p text:style-name="P31">UNION</text:p>
      <text:p text:style-name="P31">SELECT LastName, FirstName, JobTitle </text:p>
      <text:p text:style-name="P31">FROM dbo.EmployeeThree</text:p>
      <text:p text:style-name="P31">);</text:p>
      <text:p text:style-name="P43"><text:span text:style-name="T1">GO</text:span></text:p>
      <text:h text:style-name="Heading_20_3" text:outline-level="4"><text:soft-page-break/>COMPUTE (Transact-SQL)</text:h>
      <text:p text:style-name="Text_20_body">Формирует итоги, которые появляются в дополнительном столбце сводки в конце результирующего набора. При использовании с ключевым словом BY предложение COMPUTE формирует в результирующем наборе сегменты и промежуточные итоги. В одном запросе можно указать одновременно COMPUTE BY и COMPUTE.</text:p>
      <table:table table:name="Таблица3" table:style-name="Таблица3">
        <table:table-column table:style-name="Таблица3.A"/>
        <table:table-row>
          <table:table-cell table:style-name="Таблица3.A1" office:value-type="string">
            <text:p text:style-name="Table_20_Heading"><draw:frame draw:style-name="fr1" draw:name="Изображение33" text:anchor-type="as-char" svg:width="0.041cm" svg:height="0.041cm" draw:z-index="3"><draw:image xlink:href="Pictures/100002000000000100000001ECC130B79541E4C4.gif" xlink:type="simple" xlink:show="embed" xlink:actuate="onLoad"/><svg:title>Важное примечание</svg:title></draw:frame><text:bookmark text:name="alert_caution"/><text:span text:style-name="Strong_20_Emphasis">Важно!</text:span></text:p>
          </table:table-cell>
        </table:table-row>
        <table:table-row>
          <table:table-cell table:style-name="Таблица3.A1" office:value-type="string">
            <text:p text:style-name="P68">В следующей версии Microsoft SQL Server эта возможность будет удалена. Не используйте ее при работе над новыми приложениями и как можно быстрее измените приложения, в которых она в настоящее время используется.Вместо этого используйте инструкцию ROLLUP. Дополнительные сведения см. в разделе <text:a xlink:type="simple" xlink:href="https://technet.microsoft.com/ru-ru/library/ms177673%28v=sql.105%29.aspx" text:style-name="Internet_20_link" text:visited-style-name="Visited_20_Internet_20_Link">GROUP BY (Transact-SQL)</text:a>.</text:p>
          </table:table-cell>
        </table:table-row>
      </table:table>
      <text:h text:style-name="Heading_20_5" text:outline-level="5">Синтаксис</text:h>
      <text:section text:style-name="Sect1" text:name="code-snippet-1">
        <text:section text:style-name="Sect2" text:name="CodeSnippetContainerCode_0513b22b-2331-4edb-b52b-e99bc39520e0">
          <text:p text:style-name="P27">[ COMPUTE </text:p>
          <text:p text:style-name="P27">    { { AVG | COUNT | MAX | MIN | STDEV | STDEVP | VAR | VARP | SUM } </text:p>
          <text:p text:style-name="P27">    ( expression ) } [ ,...n ] </text:p>
          <text:p text:style-name="P27">    [ BY expression [ ,...n ] ] </text:p>
          <text:p text:style-name="P47">]</text:p>
        </text:section>
      </text:section>
      <text:h text:style-name="Heading_20_5" text:outline-level="5">Аргументы</text:h>
      <text:p text:style-name="P26"><text:bookmark text:name="sectionToggle01"/>AVG | COUNT | MAX | MIN | STDEV | STDEVP | VAR | VARP | SUM </text:p>
      <text:p text:style-name="P21">Указывает агрегат для выполнения. В предложении COMPUTE используются следующие агрегатные функции для строк.</text:p>
      <table:table table:name="Таблица4" table:style-name="Таблица4">
        <table:table-column table:style-name="Таблица4.A"/>
        <table:table-column table:style-name="Таблица4.B"/>
        <table:table-row>
          <table:table-cell table:style-name="Таблица4.A1" office:value-type="string">
            <text:p text:style-name="P66">Агрегатная функция для строк</text:p>
          </table:table-cell>
          <table:table-cell table:style-name="Таблица4.A1" office:value-type="string">
            <text:p text:style-name="P66">Результат</text:p>
          </table:table-cell>
        </table:table-row>
        <table:table-row>
          <table:table-cell table:style-name="Таблица4.A1" office:value-type="string">
            <text:p text:style-name="P68">AVG</text:p>
          </table:table-cell>
          <table:table-cell table:style-name="Таблица4.A1" office:value-type="string">
            <text:p text:style-name="P68">Среднее значение в числовом выражении</text:p>
          </table:table-cell>
        </table:table-row>
        <table:table-row>
          <table:table-cell table:style-name="Таблица4.A1" office:value-type="string">
            <text:p text:style-name="P68">COUNT</text:p>
          </table:table-cell>
          <table:table-cell table:style-name="Таблица4.A1" office:value-type="string">
            <text:p text:style-name="P68">Количество выбранных строк</text:p>
          </table:table-cell>
        </table:table-row>
        <table:table-row>
          <table:table-cell table:style-name="Таблица4.A1" office:value-type="string">
            <text:p text:style-name="P68">MAX</text:p>
          </table:table-cell>
          <table:table-cell table:style-name="Таблица4.A1" office:value-type="string">
            <text:p text:style-name="P68">Наибольшее значение в выражении</text:p>
          </table:table-cell>
        </table:table-row>
        <table:table-row>
          <table:table-cell table:style-name="Таблица4.A1" office:value-type="string">
            <text:p text:style-name="P68">MIN</text:p>
          </table:table-cell>
          <table:table-cell table:style-name="Таблица4.A1" office:value-type="string">
            <text:p text:style-name="P68">Наименьшее значение в выражении</text:p>
          </table:table-cell>
        </table:table-row>
        <table:table-row>
          <table:table-cell table:style-name="Таблица4.A1" office:value-type="string">
            <text:p text:style-name="P68">STDEV</text:p>
          </table:table-cell>
          <table:table-cell table:style-name="Таблица4.A1" office:value-type="string">
            <text:p text:style-name="P68">Статистическое стандартное отклонение для всех значений выражения</text:p>
          </table:table-cell>
        </table:table-row>
        <table:table-row>
          <table:table-cell table:style-name="Таблица4.A1" office:value-type="string">
            <text:p text:style-name="P68">STDEVP</text:p>
          </table:table-cell>
          <table:table-cell table:style-name="Таблица4.A1" office:value-type="string">
            <text:p text:style-name="P68">Статистическое стандартное отклонение для заполнения по всем значениям выражения</text:p>
          </table:table-cell>
        </table:table-row>
        <table:table-row>
          <table:table-cell table:style-name="Таблица4.A1" office:value-type="string">
            <text:p text:style-name="P68">SUM</text:p>
          </table:table-cell>
          <table:table-cell table:style-name="Таблица4.A1" office:value-type="string">
            <text:p text:style-name="P68">Сумма значений в числовом выражении</text:p>
          </table:table-cell>
        </table:table-row>
        <table:table-row>
          <table:table-cell table:style-name="Таблица4.A1" office:value-type="string">
            <text:p text:style-name="P68">VAR</text:p>
          </table:table-cell>
          <table:table-cell table:style-name="Таблица4.A1" office:value-type="string">
            <text:p text:style-name="P68">Статистическая дисперсия для всех значений выражения</text:p>
          </table:table-cell>
        </table:table-row>
        <table:table-row>
          <table:table-cell table:style-name="Таблица4.A1" office:value-type="string">
            <text:p text:style-name="P68">VARP</text:p>
          </table:table-cell>
          <table:table-cell table:style-name="Таблица4.A1" office:value-type="string">
            <text:p text:style-name="P68">Статистическая дисперсия для заполнения по всем значениям выражения</text:p>
          </table:table-cell>
        </table:table-row>
      </table:table>
      <text:p text:style-name="P21">Эквивалента функции COUNT(*) нет. Для нахождения сводных сведений, полученных при помощи предложений GROUP BY и COUNT(*), используйте <text:soft-page-break/>предложение COMPUTE без ключевого слова BY. </text:p>
      <text:p text:style-name="P21">Эти функции не учитывает значения NULL. </text:p>
      <text:p text:style-name="P21">Ключевое слово DISTINCT не применимо с агрегатными функциями для строк, определенными в предложении COMPUTE. </text:p>
      <text:p text:style-name="P21">При сложении или нахождении среднего значения целочисленных данных компонент SQL Server Database Engine рассматривает результат как значение типа int, даже если в столбце содержатся данные типов smallint или tinyint. Дополнительные сведения о типах возвращаемых данных операций сложения или нахождения среднего значения см. в разделах <text:a xlink:type="simple" xlink:href="https://technet.microsoft.com/ru-ru/library/ms187810%28v=sql.105%29.aspx" text:style-name="Internet_20_link" text:visited-style-name="Visited_20_Internet_20_Link">SUM (Transact-SQL)</text:a> и <text:a xlink:type="simple" xlink:href="https://technet.microsoft.com/ru-ru/library/ms177677%28v=sql.105%29.aspx" text:style-name="Internet_20_link" text:visited-style-name="Visited_20_Internet_20_Link">AVG (Transact-SQL)</text:a>. </text:p>
      <table:table table:name="Таблица5" table:style-name="Таблица5">
        <table:table-column table:style-name="Таблица5.A"/>
        <table:table-row>
          <table:table-cell table:style-name="Таблица5.A1" office:value-type="string">
            <text:p text:style-name="Table_20_Heading"><draw:frame draw:style-name="fr1" draw:name="Изображение34" text:anchor-type="as-char" svg:width="0.041cm" svg:height="0.041cm" draw:z-index="4"><draw:image xlink:href="Pictures/100002000000000100000001ECC130B79541E4C4.gif" xlink:type="simple" xlink:show="embed" xlink:actuate="onLoad"/><svg:title>Примечание</svg:title></draw:frame><text:bookmark text:name="alert_note1"/><text:span text:style-name="Strong_20_Emphasis">Примечание</text:span></text:p>
          </table:table-cell>
        </table:table-row>
        <table:table-row>
          <table:table-cell table:style-name="Таблица5.A1" office:value-type="string">
            <text:p text:style-name="P68">Для уменьшения вероятности возникновения ошибки переполнения в программах, использующих протокол ODBC или DB-Library, сделайте int типом всех переменных, объявленных для результатов сложения или нахождения среднего значения.</text:p>
          </table:table-cell>
        </table:table-row>
      </table:table>
      <text:p text:style-name="P26">expression</text:p>
      <text:p text:style-name="P21">Выражение <text:a xlink:type="simple" xlink:href="https://technet.microsoft.com/ru-ru/library/ms190286%28v=sql.105%29.aspx" text:style-name="Internet_20_link" text:visited-style-name="Visited_20_Internet_20_Link">Выражения (Transact-SQL)</text:a>, такое, как имя столбца, над которым выполняется вычисление. Аргумент expression должен присутствовать в списке выбора и быть указан идентично одному из выражений в списке выбора. Псевдоним столбца, определенный в списке выбора, не может быть использован в аргументе expression.</text:p>
      <table:table table:name="Таблица6" table:style-name="Таблица6">
        <table:table-column table:style-name="Таблица6.A"/>
        <table:table-row>
          <table:table-cell table:style-name="Таблица6.A1" office:value-type="string">
            <text:p text:style-name="Table_20_Heading"><draw:frame draw:style-name="fr1" draw:name="Изображение35" text:anchor-type="as-char" svg:width="0.041cm" svg:height="0.041cm" draw:z-index="5"><draw:image xlink:href="Pictures/100002000000000100000001ECC130B79541E4C4.gif" xlink:type="simple" xlink:show="embed" xlink:actuate="onLoad"/><svg:title>Примечание</svg:title></draw:frame><text:bookmark text:name="alert_note2"/><text:span text:style-name="Strong_20_Emphasis">Примечание</text:span></text:p>
          </table:table-cell>
        </table:table-row>
        <table:table-row>
          <table:table-cell table:style-name="Таблица6.A1" office:value-type="string">
            <text:p text:style-name="P68">Типы данных ntext, text или image не могут быть указаны в предложении COMPUTE или COMPUTE BY.</text:p>
          </table:table-cell>
        </table:table-row>
      </table:table>
      <text:p text:style-name="P26">BY expression</text:p>
      <text:p text:style-name="P21">Формирует сегменты и промежуточные итоги в результирующем наборе. Аргумент expression идентичен выражению order_by_expression в связанном предложении ORDER BY. Обычно это имя или псевдоним столбца. Можно указать несколько выражений. При перечислении нескольких выражений после ключевого слова BY группа разбивается на подгруппы, а агрегатные функции применяются к каждому уровню группирования.</text:p>
      <text:p text:style-name="P22">При использовании предложения COMPUTE BY необходимо также использовать предложение <text:a xlink:type="simple" xlink:href="https://technet.microsoft.com/ru-ru/library/ms188385%28v=sql.105%29.aspx" text:style-name="Internet_20_link" text:visited-style-name="Visited_20_Internet_20_Link">ORDER BY</text:a>. Выражения должны быть такими же, как в предложении ORDER BY, или быть их подмножеством. Располагаться они должны в той же последовательности. Например, если предложением ORDER BY является ORDER BY a, b, c,предложение COMPUTE может быть любым из следующих: <text:bookmark text:name="code-snippet-2"/></text:p>
      <text:section text:style-name="Sect1" text:name="Раздел1">
        <text:section text:style-name="Sect2" text:name="CodeSnippetContainerCode_8f744731-aabd-4ba4-936d-08c866ccf0d3">
          <text:p text:style-name="P58">COMPUTE BY a, b, c</text:p>
          <text:p text:style-name="P57">COMPUTE BY a, b</text:p>
          <text:p text:style-name="P61">COMPUTE BY a</text:p>
        </text:section>
      </text:section>
      <table:table table:name="Таблица7" table:style-name="Таблица7">
        <table:table-column table:style-name="Таблица7.A"/>
        <table:table-row>
          <table:table-cell table:style-name="Таблица7.A1" office:value-type="string">
            <text:p text:style-name="Table_20_Heading"><draw:frame draw:style-name="fr1" draw:name="Изображение36" text:anchor-type="as-char" svg:width="0.041cm" svg:height="0.041cm" draw:z-index="6"><draw:image xlink:href="Pictures/100002000000000100000001ECC130B79541E4C4.gif" xlink:type="simple" xlink:show="embed" xlink:actuate="onLoad"/><svg:title>Примечание</svg:title></draw:frame><text:bookmark text:name="alert_note3"/><text:span text:style-name="Strong_20_Emphasis">Примечание</text:span></text:p>
          </table:table-cell>
        </table:table-row>
        <table:table-row>
          <table:table-cell table:style-name="Таблица7.A1" office:value-type="string">
            <text:p text:style-name="P68">В инструкции SELECT с предложением COMPUTE порядок столбцов в списке выбора переопределяет порядок агрегатных функций в предложении COMPUTE. Программисты, использующие протоколы ODBC и DB-Library, должны знать об <text:soft-page-break/>этом требовании к порядку расположения результатов агрегатных функций в правильном месте.</text:p>
          </table:table-cell>
        </table:table-row>
      </table:table>
      <text:p text:style-name="Text_20_body">Использовать предложение COMPUTE в инструкции SELECT INTO нельзя, потому что инструкции, включающие предложение COMPUTE, формируют таблицы и их итоговые результаты не сохраняются в базе данных. Таким образом, любые вычисления, производимые в предложении COMPUTE, не появляются в новой таблице, созданной с помощью инструкции SELECT INTO.</text:p>
      <text:p text:style-name="Text_20_body">Предложение COMPUTE нельзя использовать, если инструкция SELECT является частью инструкции DECLARE CURSOR.</text:p>
      <text:h text:style-name="Heading_20_5" text:outline-level="5">Примеры</text:h>
      <text:h text:style-name="Heading_20_6" text:outline-level="6"><text:bookmark text:name="sectionToggle1"/>А. Использование предложения COMPUTE в запросе для возвращения итогов</text:h>
      <text:p text:style-name="Text_20_body">В следующем примере инструкция SELECT использует простое предложение COMPUTE для формирования основной итоговой суммы по столбцам SubTotal и TotalDue из таблицы SalesOrderHeader.</text:p>
      <text:p text:style-name="P32">USE AdventureWorks2008R2;</text:p>
      <text:p text:style-name="P32">GO</text:p>
      <text:p text:style-name="P32">SELECT CustomerID, OrderDate, SubTotal, TotalDue</text:p>
      <text:p text:style-name="P32">FROM Sales.SalesOrderHeader</text:p>
      <text:p text:style-name="P32">WHERE SalesPersonID = 35</text:p>
      <text:p text:style-name="P32">ORDER BY OrderDate </text:p>
      <text:p text:style-name="P48">COMPUTE SUM(SubTotal), SUM(TotalDue);</text:p>
      <text:h text:style-name="Heading_20_6" text:outline-level="6">Б. Использование предложения COMPUTE в запросе для возвращения итогов</text:h>
      <text:p text:style-name="Text_20_body">В следующем примере инструкция SELECT использует предложение COMPUTE для формирования по каждому менеджеру по продажам итоговой суммы по столбцам SubTotal и TotalDue из таблицы SalesOrderHeader.</text:p>
      <text:p text:style-name="P32">USE AdventureWorks2008R2;</text:p>
      <text:p text:style-name="P32">GO</text:p>
      <text:p text:style-name="P32">SELECT SalesPersonID, CustomerID, OrderDate, SubTotal, TotalDue</text:p>
      <text:p text:style-name="P32">FROM Sales.SalesOrderHeader</text:p>
      <text:p text:style-name="P32">ORDER BY SalesPersonID, OrderDate </text:p>
      <text:p text:style-name="P54"><text:span text:style-name="T1">COMPUTE SUM(SubTotal), SUM(TotalDue) BY SalesPersonID;</text:span></text:p>
      <text:h text:style-name="Heading_20_3" text:outline-level="4">Предложение FOR (Transact-SQL)</text:h>
      <text:p text:style-name="Text_20_body">Предложение FOR используется для задания параметра BROWSE или XML. Параметры BROWSE и XML не связаны друг с другом.</text:p>
      <table:table table:name="Таблица8" table:style-name="Таблица8">
        <table:table-column table:style-name="Таблица8.A"/>
        <table:table-row>
          <table:table-cell table:style-name="Таблица8.A1" office:value-type="string">
            <text:p text:style-name="Table_20_Heading"><draw:frame draw:style-name="fr1" draw:name="Изображение37" text:anchor-type="as-char" svg:width="0.041cm" svg:height="0.041cm" draw:z-index="7"><draw:image xlink:href="Pictures/100002000000000100000001ECC130B79541E4C4.gif" xlink:type="simple" xlink:show="embed" xlink:actuate="onLoad"/><svg:title>Важное примечание</svg:title></draw:frame><text:bookmark text:name="alert_caution1"/><text:span text:style-name="Strong_20_Emphasis">Важно!</text:span></text:p>
          </table:table-cell>
        </table:table-row>
        <table:table-row>
          <table:table-cell table:style-name="Таблица8.A1" office:value-type="string">
            <text:p text:style-name="P68">Директива XMLDATA для параметра XML FOR является устаревшей. В режимах RAW и AUTO следует использовать создание XSD-схем. В режиме EXPLICIT для директивы XMLDATA замены нет. В будущей версии Microsoft SQL Server эта возможность будет удалена. Избегайте использования этой возможности в новых разработках и запланируйте изменение существующих приложений, в которых она применяется.</text:p>
          </table:table-cell>
        </table:table-row>
      </table:table>
      <text:h text:style-name="Heading_20_5" text:outline-level="5">Синтаксис</text:h>
      <text:p text:style-name="Preformatted_20_Text">[ FOR { BROWSE | &lt;XML&gt; } ]</text:p>
      <text:p text:style-name="Preformatted_20_Text">&lt;XML&gt; ::=</text:p>
      <text:p text:style-name="Preformatted_20_Text"><text:soft-page-break/>XML </text:p>
      <text:p text:style-name="Preformatted_20_Text">{ </text:p>
      <text:p text:style-name="Preformatted_20_Text"><text:s text:c="4"/>{ RAW [ ( 'ElementName' ) ] | AUTO } </text:p>
      <text:p text:style-name="Preformatted_20_Text"><text:s text:c="4"/>[ </text:p>
      <text:p text:style-name="Preformatted_20_Text"><text:s text:c="8"/>&lt;CommonDirectives&gt; </text:p>
      <text:p text:style-name="Preformatted_20_Text"><text:s text:c="8"/>[ , { XMLDATA | XMLSCHEMA [ ( 'TargetNameSpaceURI' ) ] } ] </text:p>
      <text:p text:style-name="Preformatted_20_Text"><text:s text:c="8"/>[ , ELEMENTS [ XSINIL | ABSENT ] </text:p>
      <text:p text:style-name="Preformatted_20_Text"><text:s text:c="4"/>]</text:p>
      <text:p text:style-name="Preformatted_20_Text">  | EXPLICIT </text:p>
      <text:p text:style-name="Preformatted_20_Text"><text:s text:c="4"/>[ </text:p>
      <text:p text:style-name="Preformatted_20_Text">     <text:s text:c="3"/>&lt;CommonDirectives&gt; </text:p>
      <text:p text:style-name="Preformatted_20_Text">     <text:s text:c="3"/>[ , XMLDATA ] </text:p>
      <text:p text:style-name="Preformatted_20_Text"><text:s text:c="4"/>]</text:p>
      <text:p text:style-name="Preformatted_20_Text"><text:s text:c="2"/>| PATH [ ( 'ElementName' ) ] </text:p>
      <text:p text:style-name="Preformatted_20_Text"><text:s text:c="4"/>[</text:p>
      <text:p text:style-name="Preformatted_20_Text"><text:s text:c="8"/>&lt;CommonDirectives&gt; </text:p>
      <text:p text:style-name="Preformatted_20_Text"><text:s text:c="8"/>[ , ELEMENTS [ XSINIL | ABSENT ] ]</text:p>
      <text:p text:style-name="Preformatted_20_Text"><text:s text:c="4"/>]</text:p>
      <text:p text:style-name="Preformatted_20_Text">} </text:p>
      <text:p text:style-name="Preformatted_20_Text"/>
      <text:p text:style-name="Preformatted_20_Text">&lt;CommonDirectives&gt; ::= </text:p>
      <text:p text:style-name="Preformatted_20_Text">[ , BINARY BASE64 ]</text:p>
      <text:p text:style-name="Preformatted_20_Text">[ , TYPE ]</text:p>
      <text:p text:style-name="P46">[ , ROOT [ ( 'RootName' ) ] ]</text:p>
      <text:h text:style-name="Heading_20_5" text:outline-level="5">Аргументы</text:h>
      <text:p text:style-name="List_20_Heading">BROWSE </text:p>
      <text:p text:style-name="P21">Активирует возможность обновления данных во время их просмотра с помощью курсора в режиме обзора DB-Library. Таблицу можно просмотреть внутри приложения, если в таблице содержится столбец timestamp, если таблице присвоен уникальный индекс или если в конце инструкции SELECT, отсылаемой экземпляру SQL Server, имеется параметр FOR BROWSE.</text:p>
      <table:table table:name="Таблица9" table:style-name="Таблица9">
        <table:table-column table:style-name="Таблица9.A"/>
        <table:table-row>
          <table:table-cell table:style-name="Таблица9.A1" office:value-type="string">
            <text:p text:style-name="Table_20_Heading"><draw:frame draw:style-name="fr1" draw:name="Изображение38" text:anchor-type="as-char" svg:width="0.041cm" svg:height="0.041cm" draw:z-index="8"><draw:image xlink:href="Pictures/100002000000000100000001ECC130B79541E4C4.gif" xlink:type="simple" xlink:show="embed" xlink:actuate="onLoad"/><svg:title>Примечание</svg:title></draw:frame><text:bookmark text:name="alert_note4"/><text:span text:style-name="Strong_20_Emphasis">Примечание</text:span></text:p>
          </table:table-cell>
        </table:table-row>
        <table:table-row>
          <table:table-cell table:style-name="Таблица9.A1" office:value-type="string">
            <text:p text:style-name="P68">Нельзя использовать синтаксис &lt;lock_hint&gt; HOLDLOCK для инструкции SELECT, включающей в себя параметр FOR BROWSE.</text:p>
          </table:table-cell>
        </table:table-row>
      </table:table>
      <text:p text:style-name="P21">Параметр FOR BROWSE не может быть использован в инструкциях SELECT, соединенных оператором UNION. </text:p>
      <table:table table:name="Таблица10" table:style-name="Таблица10">
        <table:table-column table:style-name="Таблица10.A"/>
        <table:table-row>
          <table:table-cell table:style-name="Таблица10.A1" office:value-type="string">
            <text:p text:style-name="Table_20_Heading"><draw:frame draw:style-name="fr1" draw:name="Изображение39" text:anchor-type="as-char" svg:width="0.041cm" svg:height="0.041cm" draw:z-index="9"><draw:image xlink:href="Pictures/100002000000000100000001ECC130B79541E4C4.gif" xlink:type="simple" xlink:show="embed" xlink:actuate="onLoad"/><svg:title>Примечание</svg:title></draw:frame><text:bookmark text:name="alert_note5"/><text:span text:style-name="Strong_20_Emphasis">Примечание</text:span></text:p>
          </table:table-cell>
        </table:table-row>
        <table:table-row>
          <table:table-cell table:style-name="Таблица10.A1" office:value-type="string">
            <text:p text:style-name="P68">Если ключевые столбцы уникального индекса таблицы могут принимать неопределенные значения, а таблица находится внутри внешнего соединения, индексы в режиме обзора не поддерживаются.</text:p>
          </table:table-cell>
        </table:table-row>
      </table:table>
      <text:p text:style-name="P21">Режим просмотра позволяет просматривать строки в таблице SQL Server и обновлять данные в таблице по одной строке одновременно. Чтобы получить доступ к таблице SQL Server в приложении в режиме просмотра, необходимо использовать одну из следующих двух функций.</text:p>
      <text:list xml:id="list2773989053020122338" text:style-name="L67">
        <text:list-item>
          <text:p text:style-name="P23">Инструкция SELECT, применяемая для получения доступа к данным таблицы SQL Server, должна оканчиваться ключевыми словами FOR BROWSE. Если для использования режима просмотра включен параметр FOR BROWSE, создаются временные таблицы.</text:p>
        </text:list-item>
        <text:list-item>
          <text:p text:style-name="P23">Необходимо выполнить следующую инструкцию Transact-SQL, чтобы включить режим просмотра с параметром NO_BROWSETABLE:<text:bookmark text:name="code-snippet-21"/></text:p>
        </text:list-item>
      </text:list>
      <text:section text:style-name="Sect1" text:name="Раздел2">
        <text:section text:style-name="Sect2" text:name="CodeSnippetContainerCode_84f1eb8b-bab9-45fb-aba6-c56c9d3a3f83">
          <text:list xml:id="list110913463837497" text:continue-numbering="true" text:style-name="L67">
            <text:list-header>
              <text:p text:style-name="P62"><text:soft-page-break/>SET NO_BROWSETABLE ON</text:p>
            </text:list-header>
          </text:list>
        </text:section>
      </text:section>
      <text:list xml:id="list110913638895111" text:continue-numbering="true" text:style-name="L67">
        <text:list-header>
          <text:p text:style-name="P23">После включения параметра NO_BROWSETABLE все инструкции SELECT действуют так, как если бы к инструкциям был добавлен параметр FOR BROWSE. Однако параметр NO_BROWSETABLE не создает временные таблицы, которые обычно используются параметром FOR BROWSE, чтобы передать результаты в приложение.</text:p>
        </text:list-header>
      </text:list>
      <text:p text:style-name="P21">Если предпринимается попытка получить доступ к данным таблиц SQL Server в режиме просмотра с помощью запроса SELECT, содержащего инструкцию внешнего соединения и если определен уникальный индекс на таблице, которая присутствует во внутренней части инструкции внешнего соединения, в режиме просмотра не поддерживается уникальный индекс. В режиме просмотра уникальный индекс поддерживается, только если все ключевые столбцы уникального индекса могут принимать значения NULL. Уникальный индекс не поддерживается в режиме просмотра, если следующие условия являются истинными.</text:p>
      <text:list xml:id="list868236047257121585" text:style-name="L68">
        <text:list-item>
          <text:p text:style-name="P24">Предпринимается попытка получить доступ к данным таблиц SQL Server в режиме просмотра с использованием запроса SELECT, содержащего инструкцию внешнего соединения.</text:p>
        </text:list-item>
        <text:list-item>
          <text:p text:style-name="P24">Уникальный индекс определен на таблице, которая присутствует во внутренней части инструкции внешнего соединения.</text:p>
        </text:list-item>
      </text:list>
      <text:p text:style-name="P21">Чтобы воспроизвести это поведение в режиме просмотра, выполните следующие шаги.</text:p>
      <text:list xml:id="list7412787777629409199" text:style-name="L69">
        <text:list-item>
          <text:p text:style-name="P25">В среде Среда SQL Server Management Studio создайте базу данных с именем SampleDB.</text:p>
        </text:list-item>
        <text:list-item>
          <text:p text:style-name="P25">В базе данных SampleDB создайте таблицы tleft и tright так, чтобы каждая содержала один столбец с именем c1. Определите уникальный индекс на столбце c1 в таблице tleft и предусмотрите, чтобы этот столбец принимал значения NULL. Чтобы это сделать, выполните в соответствующем окне запроса следующие инструкции Transact-SQL:</text:p>
        </text:list-item>
      </text:list>
      <text:section text:style-name="Sect1" text:name="code-snippet-3">
        <text:section text:style-name="Sect2" text:name="CodeSnippetContainerCode_36b271ee-c129-4495-ba5d-924f458c2568">
          <text:list xml:id="list110913858839142" text:continue-numbering="true" text:style-name="L69">
            <text:list-header>
              <text:p text:style-name="P59">CREATE TABLE tleft(c1 INT NULL UNIQUE) ;</text:p>
              <text:p text:style-name="P59">GO </text:p>
              <text:p text:style-name="P59">CREATE TABLE tright(c1 INT NULL) ;</text:p>
              <text:p text:style-name="P63">GO</text:p>
            </text:list-header>
          </text:list>
        </text:section>
      </text:section>
      <text:list xml:id="list110914594333243" text:continue-numbering="true" text:style-name="L69">
        <text:list-item>
          <text:p text:style-name="P25">Вставьте несколько значений в таблицу tleft и таблицу tright. Обязательно вставьте значение NULL в таблицу tleft. Чтобы это сделать, выполните в окне запроса следующие инструкции Transact-SQL:</text:p>
        </text:list-item>
      </text:list>
      <text:section text:style-name="Sect1" text:name="code-snippet-4">
        <text:section text:style-name="Sect2" text:name="CodeSnippetContainerCode_cef47dae-a63c-43de-95a3-0495fee778df">
          <text:list xml:id="list110915425730514" text:continue-numbering="true" text:style-name="L69">
            <text:list-header>
              <text:p text:style-name="P59">INSERT INTO tleft VALUES(2) ;</text:p>
              <text:p text:style-name="P59">INSERT INTO tleft VALUES(NULL) ;</text:p>
              <text:p text:style-name="P59">INSERT INTO tright VALUES(1) ;</text:p>
              <text:p text:style-name="P59">INSERT INTO tright VALUES(3) ;</text:p>
              <text:p text:style-name="P59">INSERT INTO tright VALUES(NULL) ;</text:p>
              <text:p text:style-name="P63">GO</text:p>
            </text:list-header>
          </text:list>
        </text:section>
      </text:section>
      <text:list xml:id="list110913415829144" text:continue-numbering="true" text:style-name="L69">
        <text:list-item>
          <text:p text:style-name="P25">Включите параметр NO_BROWSETABLE. Чтобы это сделать, выполните в окне запроса следующие инструкции Transact-SQL:</text:p>
        </text:list-item>
      </text:list>
      <text:section text:style-name="Sect1" text:name="code-snippet-5">
        <text:section text:style-name="Sect2" text:name="CodeSnippetContainerCode_3f6ea777-a952-4a05-8886-948316e99436">
          <text:list xml:id="list110914466904089" text:continue-numbering="true" text:style-name="L69">
            <text:list-header>
              <text:p text:style-name="P59">SET NO_BROWSETABLE ON ;</text:p>
              <text:p text:style-name="P63"><text:soft-page-break/>GO</text:p>
            </text:list-header>
          </text:list>
        </text:section>
      </text:section>
      <text:list xml:id="list110914417885377" text:continue-numbering="true" text:style-name="L69">
        <text:list-item>
          <text:p text:style-name="P25">Получите доступ к данным в таблице tleft и таблице tright с помощью инструкции внешнего соединения в запросе SELECT. Убедитесь, что таблица tleft находится во внутренней части инструкции внешнего соединения. Чтобы это сделать, выполните в окне запроса следующие инструкции Transact-SQL:</text:p>
        </text:list-item>
      </text:list>
      <text:section text:style-name="Sect1" text:name="code-snippet-6">
        <text:section text:style-name="Sect2" text:name="CodeSnippetContainerCode_58327379-5889-4a1a-8dd5-76d3c46d891c">
          <text:list xml:id="list110914721611041" text:continue-numbering="true" text:style-name="L69">
            <text:list-header>
              <text:p text:style-name="P59">SELECT tleft.c1 </text:p>
              <text:p text:style-name="P59">FROM tleft </text:p>
              <text:p text:style-name="P59">RIGHT JOIN tright </text:p>
              <text:p text:style-name="P59">ON tleft.c1 = tright.c1 </text:p>
              <text:p text:style-name="P59">WHERE tright.c1 &lt;&gt; 2 ;</text:p>
              <text:p text:style-name="P65"/>
            </text:list-header>
          </text:list>
        </text:section>
      </text:section>
      <text:list xml:id="list110914091954622" text:continue-numbering="true" text:style-name="L69">
        <text:list-header>
          <text:p text:style-name="P25">Обратите внимание на следующие выходные данные в области «Результаты»: </text:p>
          <text:p text:style-name="P25">c1</text:p>
          <text:p text:style-name="P25">---- </text:p>
          <text:p text:style-name="P25">NULL </text:p>
          <text:p text:style-name="P25">NULL </text:p>
        </text:list-header>
      </text:list>
      <text:p text:style-name="P21">После выполнения запроса SELECT для получения доступа к таблицам в режиме просмотра результирующий набор запроса SELECT содержит два значения NULL для столбца c1 в таблице tleft, поскольку таково определение инструкции правого внешнего соединения. Поэтому в результирующем наборе невозможно различить значения NULL, полученные из таблицы, и значения NULL, добавленные инструкцией правого внешнего соединения. Могут быть получены неверные результаты, если необходимо пропустить значения NULL из результирующего набора.</text:p>
      <table:table table:name="Таблица11" table:style-name="Таблица11">
        <table:table-column table:style-name="Таблица11.A"/>
        <table:table-row>
          <table:table-cell table:style-name="Таблица11.A1" office:value-type="string">
            <text:p text:style-name="Table_20_Heading"><draw:frame draw:style-name="fr1" draw:name="Изображение40" text:anchor-type="as-char" svg:width="0.041cm" svg:height="0.041cm" draw:z-index="10"><draw:image xlink:href="Pictures/100002000000000100000001ECC130B79541E4C4.gif" xlink:type="simple" xlink:show="embed" xlink:actuate="onLoad"/><svg:title>Примечание</svg:title></draw:frame><text:bookmark text:name="alert_note6"/><text:span text:style-name="Strong_20_Emphasis">Примечание</text:span></text:p>
          </table:table-cell>
        </table:table-row>
        <table:table-row>
          <table:table-cell table:style-name="Таблица11.A1" office:value-type="string">
            <text:p text:style-name="P68">Если столбцы, которые включены в уникальный индекс, не допускают значения NULL, это значит, что все значения NULL в результирующем наборе были добавлены инструкцией правого внешнего соединения.</text:p>
          </table:table-cell>
        </table:table-row>
      </table:table>
      <text:p text:style-name="P26">XML </text:p>
      <text:p text:style-name="P21">Задает возврат результатов запроса в виде XML-документа. Должен быть задан один из следующих режимов XML: RAW, AUTO, EXPLICIT. Дополнительные сведения об XML-данных и Службы Analysis Services см. в разделе <text:a xlink:type="simple" xlink:href="https://technet.microsoft.com/ru-ru/library/ms178107%28v=sql.105%29.aspx" text:style-name="Internet_20_link" text:visited-style-name="Visited_20_Internet_20_Link">Создание XML с помощью предложения FOR XML</text:a>.</text:p>
      <text:p text:style-name="P26">RAW [ <text:span text:style-name="Strong_20_Emphasis">('</text:span>ElementName<text:span text:style-name="Strong_20_Emphasis">')</text:span> ]</text:p>
      <text:p text:style-name="P21">Получает результат запроса и преобразует каждую строку результирующего набора в элемент XML, для которого в качестве тега используется общий идентификатор &lt;row /&gt;. Дополнительно можно задать имя для элемента строки. Для результирующего выхода в формате XML в качестве элементов, создаваемых для каждой строки, используются определенные ElementName . Дополнительные сведения см. в разделах <text:a xlink:type="simple" xlink:href="https://technet.microsoft.com/ru-ru/library/ms175140%28v=sql.105%29.aspx" text:style-name="Internet_20_link" text:visited-style-name="Visited_20_Internet_20_Link">Использование режима RAW</text:a> и <text:a xlink:type="simple" xlink:href="https://technet.microsoft.com/ru-ru/library/ms175140%28v=sql.105%29.aspx" text:style-name="Internet_20_link" text:visited-style-name="Visited_20_Internet_20_Link">Использование режима RAW</text:a>.</text:p>
      <text:p text:style-name="P26"><text:soft-page-break/>AUTO </text:p>
      <text:p text:style-name="P21">Возвращает результаты запроса в виде простого вложенного дерева XML. Каждая таблица предложения FROM, для которой в предложении SELECT приведен хотя бы один столбец, отображается как элемент XML. Столбцы, перечисленные в предложении SELECT, сопоставлены с соответствующими атрибутами элемента. Дополнительные сведения см. в разделе <text:a xlink:type="simple" xlink:href="https://technet.microsoft.com/ru-ru/library/ms188273%28v=sql.105%29.aspx" text:style-name="Internet_20_link" text:visited-style-name="Visited_20_Internet_20_Link">Использование режима AUTO</text:a>.</text:p>
      <text:p text:style-name="P26">EXPLICIT </text:p>
      <text:p text:style-name="P21">Задает явное определение формы результирующего XML-дерева. При использовании данного режима запросы должны записываться таким образом, чтобы дополнительные сведения о вложениях могли быть заданы явно. Дополнительные сведения см. в разделе <text:a xlink:type="simple" xlink:href="https://technet.microsoft.com/ru-ru/library/ms189068%28v=sql.105%29.aspx" text:style-name="Internet_20_link" text:visited-style-name="Visited_20_Internet_20_Link">Использование режима EXPLICIT</text:a>.</text:p>
      <text:p text:style-name="P26">XMLDATA </text:p>
      <text:p text:style-name="P21">Возвращает встроенную XDR-схему, не добавляя корневой элемент к результату. При задании параметра XMLDATA XDR-схема добавляется к документу.</text:p>
      <text:p text:style-name="P26">XMLSCHEMA [ <text:span text:style-name="Strong_20_Emphasis">('</text:span>TargetNameSpaceURI<text:span text:style-name="Strong_20_Emphasis">')</text:span> ]</text:p>
      <text:p text:style-name="P21">Возвращает встроенную XSD-схему. При задании указанной директивы, возвращающей заданное пространство имен схемы, дополнительно можно задать URI целевого пространства имен. Дополнительные сведения см. в разделе <text:a xlink:type="simple" xlink:href="https://technet.microsoft.com/ru-ru/library/ms175113%28v=sql.105%29.aspx" text:style-name="Internet_20_link" text:visited-style-name="Visited_20_Internet_20_Link">Создание встроенных XSD-схем</text:a>.</text:p>
      <text:p text:style-name="P26">ELEMENTS </text:p>
      <text:p text:style-name="P21">Задает возврат столбцов в виде вложенных элементов. В противном случае столбцы будут сопоставлены с XML-атрибутами. Данный параметр поддерживается только в режимах RAW, AUTO и PATH. Дополнительные сведения см. в разделе <text:a xlink:type="simple" xlink:href="https://technet.microsoft.com/ru-ru/library/ms175140%28v=sql.105%29.aspx" text:style-name="Internet_20_link" text:visited-style-name="Visited_20_Internet_20_Link">Использование режима RAW</text:a>.</text:p>
      <text:p text:style-name="P26">XSINIL </text:p>
      <text:p text:style-name="P21">Задает создание элемента с атрибутом <text:span text:style-name="Strong_20_Emphasis">xsi:nil</text:span>, установленного в значение <text:span text:style-name="Strong_20_Emphasis">True</text:span>, для столбцов со значениями NULL. Данный параметр может быть указан только в директиве ELEMENTS. Дополнительные сведения см. в разделе <text:a xlink:type="simple" xlink:href="https://technet.microsoft.com/ru-ru/library/ms178079%28v=sql.105%29.aspx" text:style-name="Internet_20_link" text:visited-style-name="Visited_20_Internet_20_Link">Создание элементов для значений NULL с помощью параметра XSINIL</text:a>.</text:p>
      <text:p text:style-name="P26">ABSENT </text:p>
      <text:p text:style-name="P21">Указывает, что соответствующие XML-элементы для столбцов со значениями NULL к XML-результату не добавляются. Указывайте данный параметр только с директивой ELEMENTS.</text:p>
      <text:p text:style-name="P26">PATH [ <text:span text:style-name="Strong_20_Emphasis">('</text:span>ElementName<text:span text:style-name="Strong_20_Emphasis">')</text:span> ]</text:p>
      <text:p text:style-name="P21">Создает упаковщик элементов &lt;строки&gt; для каждой строки в результирующем наборе. Для упаковщика элементов &lt;строки&gt; можно дополнительно задать имя элемента. При задании пустой строки, например FOR XML PATH (<text:span text:style-name="Strong_20_Emphasis">''</text:span>) ), упаковщик элементов не создается. Использование директивы PATH дает более простой способ написания запросов, чем написание запросов с помощью директивы EXPLICIT. Дополнительные сведения см. в разделе <text:a xlink:type="simple" xlink:href="https://technet.microsoft.com/ru-ru/library/ms189885%28v=sql.105%29.aspx" text:style-name="Internet_20_link" text:visited-style-name="Visited_20_Internet_20_Link">Использование режима PATH</text:a>.</text:p>
      <text:p text:style-name="P26"><text:soft-page-break/>BINARY BASE64 </text:p>
      <text:p text:style-name="P21">Задает возврат двоичных данных запросом в двоичном зашифрованном формате base64. При извлечении двоичных данных с использованием режимов RAW и EXPLICIT необходимо указывать этот параметр. В режиме AUTO это указывается по умолчанию.</text:p>
      <text:p text:style-name="P26">TYPE </text:p>
      <text:p text:style-name="P21">Задает следующий формат выдаваемых запросом данных: тип <text:span text:style-name="Strong_20_Emphasis">xml</text:span>. Дополнительные сведения см. в разделе <text:a xlink:type="simple" xlink:href="https://technet.microsoft.com/ru-ru/library/ms190025%28v=sql.105%29.aspx" text:style-name="Internet_20_link" text:visited-style-name="Visited_20_Internet_20_Link">Директива TYPE в запросах FOR XML</text:a>.</text:p>
      <text:p text:style-name="P26">ROOT [ <text:span text:style-name="Strong_20_Emphasis">('</text:span>RootName<text:span text:style-name="Strong_20_Emphasis">')</text:span> ]</text:p>
      <text:p text:style-name="P21">Задает добавление единичного элемента высшего уровня к результирующему XML-документу. Дополнительно можно указать имя корневого элемента, который необходимо сформировать. Если имя корневого элемента не задано, то добавляется &lt;корневой&gt; элемент по умолчанию. </text:p>
      <text:h text:style-name="Heading_20_5" text:outline-level="5">Примеры</text:h>
      <text:p text:style-name="Text_20_body"><text:bookmark text:name="sectionToggle110"/>В данном примере задается параметр FOR XML AUTO с параметрами TYPE и XMLSCHEMA. Благодаря параметру TYPE результирующий набор возвращается клиенту в формате <text:span text:style-name="Strong_20_Emphasis">xml</text:span>. Параметр XMLSCHEMA определяет встроенную XSD-схему, включаемую в возвращаемые XML-данные, а параметр ELEMENTS указывает, что результаты в формате XML основываются на элементах.</text:p>
      <text:p text:style-name="P33">USE AdventureWorks2008R2;</text:p>
      <text:p text:style-name="P33">GO</text:p>
      <text:p text:style-name="P33">SELECT p.BusinessEntityID, FirstName, LastName, PhoneNumber AS Phone</text:p>
      <text:p text:style-name="P33">FROM Person.Person AS p</text:p>
      <text:p text:style-name="P33">Join Person.PersonPhone AS pph ON p.BusinessEntityID <text:s/>= pph.BusinessEntityID</text:p>
      <text:p text:style-name="P33">WHERE LastName LIKE 'G%'</text:p>
      <text:p text:style-name="P33">ORDER BY LastName, FirstName </text:p>
      <text:p text:style-name="P44"><text:span text:style-name="T1">FOR XML AUTO, TYPE, XMLSCHEMA, ELEMENTS XSINIL;</text:span></text:p>
      <text:h text:style-name="Heading_20_3" text:outline-level="4">GROUP BY (Transact-SQL)</text:h>
      <text:p text:style-name="Text_20_body">Группирует выбранный набор строк для получения набора сводных строк по значениям одного или нескольких столбцов или выражений в SQL Server 2008 R2. Возвращается одна строка для каждой группы. Агрегатные функции в списке &lt;select&gt; предложения SELECT предоставляют сведения о каждой группе, а не об отдельных строках. </text:p>
      <text:p text:style-name="Text_20_body">Предложение GROUP BY имеет два синтаксиса: совместимый с ISO и несовместимый с ISO. В каждой отдельной инструкции SELECT может использоваться только один стиль синтаксиса. Во всех новых разработках используйте совместимый с ISO синтаксис. Синтаксис, несовместимый с ISO, служит для обеспечения обратной совместимости. </text:p>
      <text:p text:style-name="Text_20_body">В этом разделе предложение GROUP BY можно описать как общее или простое.</text:p>
      <text:list xml:id="list1230557422708205794" text:style-name="L70">
        <text:list-item>
          <text:p text:style-name="P16">Общее предложение GROUP BY включает конструкции GROUPING SETS, CUBE, ROLLUP, WITH CUBE и WITH ROLLUP.</text:p>
        </text:list-item>
        <text:list-item>
          <text:p text:style-name="P16">Простое предложение GROUP BY не включает конструкции GROUPING SETS, CUBE, ROLLUP, WITH CUBE и WITH ROLLUP. Предложение GROUP BY (), предназначенное для определения общего итога, рассматривается как простое <text:soft-page-break/>предложение GROUP BY.</text:p>
        </text:list-item>
      </text:list>
      <text:h text:style-name="Heading_20_5" text:outline-level="5">Синтаксис</text:h>
      <text:p text:style-name="Preformatted_20_Text">ISO-Compliant Syntax</text:p>
      <text:p text:style-name="Preformatted_20_Text"/>
      <text:p text:style-name="Preformatted_20_Text">GROUP BY &lt;group by spec&gt;</text:p>
      <text:p text:style-name="Preformatted_20_Text"/>
      <text:p text:style-name="Preformatted_20_Text">&lt;group by spec&gt; ::=</text:p>
      <text:p text:style-name="Preformatted_20_Text"><text:s text:c="4"/>&lt;group by item&gt; [ ,...n ]</text:p>
      <text:p text:style-name="Preformatted_20_Text"/>
      <text:p text:style-name="Preformatted_20_Text">&lt;group by item&gt; ::=</text:p>
      <text:p text:style-name="Preformatted_20_Text"><text:s text:c="4"/>&lt;simple group by item&gt;</text:p>
      <text:p text:style-name="Preformatted_20_Text"><text:s text:c="4"/>| &lt;rollup spec&gt;</text:p>
      <text:p text:style-name="Preformatted_20_Text"><text:s text:c="4"/>| &lt;cube spec&gt;</text:p>
      <text:p text:style-name="Preformatted_20_Text"><text:s text:c="4"/>| &lt;grouping sets spec&gt;</text:p>
      <text:p text:style-name="Preformatted_20_Text"><text:s text:c="4"/>| &lt;grand total&gt;</text:p>
      <text:p text:style-name="Preformatted_20_Text"/>
      <text:p text:style-name="Preformatted_20_Text">&lt;simple group by item&gt; ::=</text:p>
      <text:p text:style-name="Preformatted_20_Text"><text:s text:c="4"/>&lt;column_expression&gt;</text:p>
      <text:p text:style-name="Preformatted_20_Text"/>
      <text:p text:style-name="Preformatted_20_Text">&lt;rollup spec&gt; ::=</text:p>
      <text:p text:style-name="Preformatted_20_Text"><text:s text:c="4"/>ROLLUP ( &lt;composite element list&gt; )&lt;cube spec&gt; ::=</text:p>
      <text:p text:style-name="Preformatted_20_Text"><text:s text:c="4"/>CUBE ( &lt;composite element list&gt; )&lt;composite element list&gt; ::=</text:p>
      <text:p text:style-name="Preformatted_20_Text"><text:s text:c="4"/>&lt;composite element&gt; [ ,...n ]</text:p>
      <text:p text:style-name="Preformatted_20_Text"/>
      <text:p text:style-name="Preformatted_20_Text">&lt;composite element&gt; ::=</text:p>
      <text:p text:style-name="Preformatted_20_Text"><text:s text:c="4"/>&lt;simple group by item&gt;</text:p>
      <text:p text:style-name="Preformatted_20_Text"><text:s text:c="4"/>| ( &lt;simple group by item list&gt; )&lt;simple group by item list&gt; ::=</text:p>
      <text:p text:style-name="Preformatted_20_Text"><text:s text:c="4"/>&lt;simple group by item&gt; [ ,...n ]</text:p>
      <text:p text:style-name="Preformatted_20_Text"/>
      <text:p text:style-name="Preformatted_20_Text">&lt;grouping sets spec&gt; ::=</text:p>
      <text:p text:style-name="Preformatted_20_Text"><text:s text:c="4"/>GROUPING SETS ( &lt;grouping set list&gt; )&lt;grouping set list&gt; ::=</text:p>
      <text:p text:style-name="Preformatted_20_Text"><text:s text:c="4"/>&lt;grouping set&gt; [ ,...n ]</text:p>
      <text:p text:style-name="Preformatted_20_Text"/>
      <text:p text:style-name="Preformatted_20_Text">&lt;grouping set&gt; ::=</text:p>
      <text:p text:style-name="Preformatted_20_Text"><text:s text:c="4"/>&lt;grand total&gt;</text:p>
      <text:p text:style-name="Preformatted_20_Text"><text:s text:c="4"/>| &lt;grouping set item&gt;</text:p>
      <text:p text:style-name="Preformatted_20_Text"><text:s text:c="4"/>| ( &lt;grouping set item list&gt; )&lt;empty group&gt; ::=()&lt;grouping set item&gt; ::=</text:p>
      <text:p text:style-name="Preformatted_20_Text"><text:s text:c="4"/>&lt;simple group by item&gt;</text:p>
      <text:p text:style-name="Preformatted_20_Text"><text:s text:c="4"/>| &lt;rollup spec&gt;</text:p>
      <text:p text:style-name="Preformatted_20_Text"><text:s text:c="4"/>| &lt;cube spec&gt;</text:p>
      <text:p text:style-name="Preformatted_20_Text"/>
      <text:p text:style-name="Preformatted_20_Text">&lt;grouping set item list&gt; ::=</text:p>
      <text:p text:style-name="P46"><text:s text:c="4"/>&lt;grouping set item&gt; [ ,...n ]</text:p>
      <text:p text:style-name="Preformatted_20_Text">Non-ISO-Compliant Syntax</text:p>
      <text:p text:style-name="Preformatted_20_Text">[ GROUP BY [ ALL ] group_by_expression [ ,...n ]</text:p>
      <text:p text:style-name="Preformatted_20_Text"><text:s text:c="4"/>[ WITH { CUBE | ROLLUP } ] </text:p>
      <text:p text:style-name="P46">]</text:p>
      <text:h text:style-name="Heading_20_5" text:outline-level="5">Аргументы</text:h>
      <text:p text:style-name="List_20_Heading">&lt;column_expression&gt;</text:p>
      <text:p text:style-name="P21"><text:a xlink:type="simple" xlink:href="https://technet.microsoft.com/ru-ru/library/ms190286%28v=sql.105%29.aspx" text:style-name="Internet_20_link" text:visited-style-name="Visited_20_Internet_20_Link">Выражение</text:a>, на основании которого выполняется операция группирования. </text:p>
      <text:p text:style-name="P26">ROLLUP ( )</text:p>
      <text:p text:style-name="P21">Формирует статистические строки простого предложения GROUP BY и строки подытогов или строки со статистическими вычислениями высокого уровня, а также строки общего итога.</text:p>
      <text:p text:style-name="P21"><text:soft-page-break/>Количество возвращаемых группирований равно количеству выражений в &lt;составном списке элементов&gt; плюс один. Например, рассмотрим следующую инструкцию.</text:p>
      <text:p text:style-name="P60">SELECT a, b, c, SUM ( &lt;expression&gt; )</text:p>
      <text:p text:style-name="P60">FROM T</text:p>
      <text:p text:style-name="P64">GROUP BY ROLLUP (a,b,c);</text:p>
      <text:p text:style-name="P21">Для каждого уникального сочетания значений (a, b, c), (a, b) и (a) формируется одна строка с подытогом. Вычисляется также строка общего итога. </text:p>
      <text:p text:style-name="P21">Столбцы свертываются справа налево. Последовательность расположения столбцов влияет на выходное группирование ROLLUP и может отразиться на количестве строк в результирующем наборе.</text:p>
      <text:p text:style-name="P26">CUBE ( )</text:p>
      <text:p text:style-name="P21">Формирует статистические строки простого предложения GROUP BY, строки со статистическими вычислениями высокого уровня конструкции ROLLUP и строки с результатами перекрестных вычислений.</text:p>
      <text:p text:style-name="P21">Выходные данные CUBE являются группированием для всех перестановок выражений в &lt;составном списке элементов&gt;. </text:p>
      <text:p text:style-name="P21">Количество формируемых группирований равно (2n), где n — количество выражений в &lt;составном списке элементов&gt;. Например, рассмотрим следующую инструкцию.</text:p>
      <text:p text:style-name="P60">SELECT a, b, c, SUM (&lt;expression&gt;)</text:p>
      <text:p text:style-name="P60">FROM T</text:p>
      <text:p text:style-name="P64">GROUP BY CUBE (a,b,c);</text:p>
      <text:p text:style-name="P21">Формируется одна строка для каждого уникального сочетания значений (a, b, c), (a, b), (a, c), (b, c), (a), (b) и (c) с подытогом для каждой строки и строкой общего итога.</text:p>
      <text:p text:style-name="P21">Выходные данные CUBE не зависят от порядка столбцов.</text:p>
      <text:p text:style-name="P26">GROUPING SETS ( )</text:p>
      <text:p text:style-name="P21">Указывает несколько группирований данных в одном запросе. Выполняется статистическая обработка только указанных групп, а не полного набора статистических данных, формируемых с помощью конструкций CUBE или ROLLUP. Результаты эквивалентны тем, что формируются с применением конструкции UNION ALL к указанным группам. Конструкция GROUPING SETS может содержать единственный элемент или список элементов. В конструкции GROUPING SETS могут быть указаны группирования, эквивалентные тем, которые возвращает конструкция ROLLUP или CUBE. Примеры см. в разделе <text:a xlink:type="simple" xlink:href="https://technet.microsoft.com/ru-ru/library/bb510427%28v=sql.105%29.aspx" text:style-name="Internet_20_link" text:visited-style-name="Visited_20_Internet_20_Link">Эквиваленты GROUPING SETS</text:a>. &lt;Список элементов группирующего набора&gt; может содержать конструкцию ROLLUP или CUBE.</text:p>
      <text:p text:style-name="P26">( )</text:p>
      <text:p text:style-name="P21">Пустая группа формирует итог.</text:p>
      <text:h text:style-name="Heading_20_5" text:outline-level="5"><text:soft-page-break/>Синтаксис, несовместимый с ISO</text:h>
      <text:p text:style-name="P26">ALL </text:p>
      <text:p text:style-name="P21">В будущей версии Microsoft SQL Server эта возможность будет удалена. Избегайте использования этой возможности в новых разработках и запланируйте изменение существующих приложений, в которых она применяется. Включает все группы и результирующие наборы (даже не имеющие строк), которые удовлетворяют условию поиска, указанному в предложении WHERE. Если задан аргумент ALL, для сводных столбцов групп, не удовлетворяющие условию поиска, возвращаются значения NULL. Аргумент ALL нельзя указывать с операторами CUBE или ROLLUP.</text:p>
      <text:p text:style-name="P21">Предложение GROUP BY ALL не поддерживается в запросах с доступом к удаленным таблицам, если в запросе присутствует также предложение WHERE. Применение предложения GROUP BY ALL к столбцам, имеющим атрибут FILESTREAM, приведет к ошибке.</text:p>
      <text:p text:style-name="P26">group_by_expression</text:p>
      <text:p text:style-name="P21"><text:a xlink:type="simple" xlink:href="https://technet.microsoft.com/ru-ru/library/ms190286%28v=sql.105%29.aspx" text:style-name="Internet_20_link" text:visited-style-name="Visited_20_Internet_20_Link">Выражение</text:a>, по которому выполняется группирование. Аргумент group_by_expression также называется столбцом группирования. Аргумент group_by expression может быть столбцом или нестатистическим выражением, которое ссылается на столбец, возвращаемый предложением FROM. Псевдоним столбца, определенный в списке SELECT, нельзя использовать при указании столбца группирования.</text:p>
      <table:table table:name="Таблица12" table:style-name="Таблица12">
        <table:table-column table:style-name="Таблица12.A"/>
        <table:table-row>
          <table:table-cell table:style-name="Таблица12.A1" office:value-type="string">
            <text:p text:style-name="Table_20_Heading"><draw:frame draw:style-name="fr1" draw:name="Изображение41" text:anchor-type="as-char" svg:width="0.041cm" svg:height="0.041cm" draw:z-index="11"><draw:image xlink:href="Pictures/100002000000000100000001ECC130B79541E4C4.gif" xlink:type="simple" xlink:show="embed" xlink:actuate="onLoad"/><svg:title>Примечание</svg:title></draw:frame><text:bookmark text:name="alert_note7"/><text:span text:style-name="Strong_20_Emphasis">Примечание</text:span></text:p>
          </table:table-cell>
        </table:table-row>
        <table:table-row>
          <table:table-cell table:style-name="Таблица12.A1" office:value-type="string">
            <text:p text:style-name="P68">Столбцы типа text, ntext и image нельзя использовать в аргументе group_by_expression.</text:p>
          </table:table-cell>
        </table:table-row>
      </table:table>
      <text:p text:style-name="P21">Для предложений GROUP BY, не содержащих операторов CUBE или ROLLUP, количество элементов group_by_expression ограничивается размером столбцов GROUP BY, статистически обрабатываемых столбцов и статистических значений, включенных в запрос. Это объясняется ограничением размера промежуточной рабочей таблицы (8 060 байт), необходимой для хранения промежуточных результатов запроса. При указании CUBE или ROLLUP максимально разрешенное количество выражений группирования равно 12. </text:p>
      <text:p text:style-name="P21">Методы для типа данных xml нельзя указывать непосредственно в аргументе group_by_expression. Вместо этого следует создать ссылку на пользовательскую функцию, которая включает методы для типа данных xml или ссылается на вычисляемый столбец, использующий эти методы.</text:p>
      <text:p text:style-name="P26">WITH CUBE </text:p>
      <text:p text:style-name="P21">В будущей версии Microsoft SQL Server эта возможность будет удалена. Избегайте использования этой возможности в новых разработках и запланируйте изменение существующих приложений, в которых она применяется. Указывает, что помимо строк, предоставляемых GROUP BY, в результирующий набор включаются сводные строки. Сводная строка GROUP BY возвращается для всех возможных сочетаний групп и подгрупп в результирующем наборе. Чтобы определить, представляют ли значения NULL в результирующем наборе сводные значения GROUP BY, используйте функцию GROUPING.</text:p>
      <text:p text:style-name="P21">Количество сводных строк в результирующем наборе определяется по количеству столбцов, включенных в предложение GROUP BY. Поскольку оператор CUBE <text:soft-page-break/>возвращает все возможные сочетания групп и подгрупп, количество строк остается тем же, независимо от заданного порядка группирования столбцов. </text:p>
      <text:p text:style-name="P26">WITH ROLLUP </text:p>
      <text:p text:style-name="P21">В будущей версии Microsoft SQL Server эта возможность будет удалена. Избегайте использования этой возможности в новых разработках и запланируйте изменение существующих приложений, в которых она применяется. Указывает, что помимо строк, предоставляемых GROUP BY, в результирующий набор включаются сводные строки. Группы обобщаются в иерархическом порядке, начиная с самого нижнего уровня в группе и заканчивая самым верхним. Иерархия группы определяется порядком, в котором заданы столбцы, по которым производится группирование. Изменение порядка столбцов, по которым производится группирование, может повлиять на количество строк в результирующем наборе.</text:p>
      <table:table table:name="Таблица13" table:style-name="Таблица13">
        <table:table-column table:style-name="Таблица13.A"/>
        <table:table-row>
          <table:table-cell table:style-name="Таблица13.A1" office:value-type="string">
            <text:p text:style-name="Table_20_Heading"><draw:frame draw:style-name="fr1" draw:name="Изображение42" text:anchor-type="as-char" svg:width="0.041cm" svg:height="0.041cm" draw:z-index="12"><draw:image xlink:href="Pictures/100002000000000100000001ECC130B79541E4C4.gif" xlink:type="simple" xlink:show="embed" xlink:actuate="onLoad"/><svg:title>Важное примечание</svg:title></draw:frame><text:bookmark text:name="alert_caution2"/><text:span text:style-name="Strong_20_Emphasis">Важно!</text:span></text:p>
          </table:table-cell>
        </table:table-row>
        <table:table-row>
          <table:table-cell table:style-name="Таблица13.A1" office:value-type="string">
            <text:p text:style-name="P68">Статистические вычисления с ключевым словом DISTINCT, например AVG(DISTINCT column_name), COUNT(DISTINCT column_name) и SUM(DISTINCT column_name), при использовании CUBE и ROLLUP не поддерживаются. Если они используются, то компонент SQL Server Database Engine возвращает сообщение об ошибке и отменяет запрос.</text:p>
          </table:table-cell>
        </table:table-row>
      </table:table>
      <text:h text:style-name="Heading_20_5" text:outline-level="5">Замечания</text:h>
      <text:p text:style-name="Text_20_body"><text:bookmark text:name="languageReferenceRemarksToggle"/>Выражения в предложении GROUP BY могут содержать столбцы таблиц, производных таблиц или представлений из предложения FROM. Эти столбцы не обязательно должны появляться в списке &lt;select&gt; предложения SELECT.</text:p>
      <text:p text:style-name="Text_20_body">Каждый столбец таблицы или представления в любом нестатистическом выражении в списке &lt;select&gt; должен быть включен в список GROUP BY. </text:p>
      <text:list xml:id="list3974478742165857728" text:style-name="L71">
        <text:list-item>
          <text:p text:style-name="P17">Следующие инструкции являются допустимыми.</text:p>
          <text:p text:style-name="P34">SELECT ColumnA, ColumnB FROM T GROUP BY ColumnA, ColumnB;</text:p>
          <text:p text:style-name="P34">SELECT ColumnA + ColumnB FROM T GROUP BY ColumnA, ColumnB;</text:p>
          <text:p text:style-name="P34">SELECT ColumnA + ColumnB FROM T GROUP BY ColumnA + ColumnB;</text:p>
          <text:p text:style-name="P49">SELECT ColumnA + ColumnB + constant FROM T GROUP BY ColumnA, ColumnB;</text:p>
        </text:list-item>
        <text:list-item>
          <text:p text:style-name="P17">Следующие инструкции не являются допустимыми.</text:p>
          <text:p text:style-name="P34">SELECT ColumnA, ColumnB FROM T GROUP BY ColumnA + ColumnB</text:p>
          <text:p text:style-name="P49">SELECT ColumnA + constant + ColumnB FROM T GROUP BY ColumnA + ColumnB;</text:p>
        </text:list-item>
      </text:list>
      <text:p text:style-name="Text_20_body">Если в предложение SELECT &lt;список выбора&gt; включены агрегатные функции, инструкция GROUP BY вычисляет сводные значения для каждой группы. (Они известны как векторные статистические выражения.)</text:p>
      <text:p text:style-name="Text_20_body">Строки, которые не соответствуют условиям в предложении WHERE, удаляются до выполнения любых операций группирования.</text:p>
      <text:p text:style-name="Text_20_body">Предложение <text:a xlink:type="simple" xlink:href="https://technet.microsoft.com/ru-ru/library/ms180199%28v=sql.105%29.aspx" text:style-name="Internet_20_link" text:visited-style-name="Visited_20_Internet_20_Link">HAVING</text:a> используется с предложением GROUP BY для фильтрации групп в результирующем наборе.</text:p>
      <text:p text:style-name="Text_20_body">Применение предложения GROUP BY не упорядочивает результирующий набор. Чтобы упорядочить результирующий набор, необходимо использовать предложение ORDER BY.</text:p>
      <text:p text:style-name="Text_20_body">Если столбец группирования содержит значения NULL, они рассматриваются как равные <text:soft-page-break/>и помещаются в одну группу.</text:p>
      <text:p text:style-name="Text_20_body">Нельзя использовать предложение GROUP BY с псевдонимом для замены имени столбца в предложении AS, если этот псевдоним не заменяет имя столбца в производной таблице в предложении FROM.</text:p>
      <text:p text:style-name="Text_20_body">Повторяющиеся наборы группирования в списке GROUPING SETS не устраняются. Повторяющиеся наборы группирования могут быть сформированы, если выражение столбца указано больше одного раза или если входящее в список выражение столбца сформировано также конструкцией CUBE или ROLLUP в списке GROUPING SETS.</text:p>
      <text:p text:style-name="Text_20_body">С конструкциями ROLLUP, CUBE и GROUPING SETS поддерживаются статистические функции с ключевым словом DISTINCT, например AVG (DISTINCT column_name), COUNT (DISTINCT column_name) и SUM (DISTINCT column_name).</text:p>
      <text:p text:style-name="Text_20_body">Конструкции ROLLUP, CUBE и GROUPING SETS не могут быть указаны в индексированном представлении.</text:p>
      <text:p text:style-name="Text_20_body">Конструкции GROUP BY или HAVING не могут использоваться непосредственно для столбцов типа ntext, text или image. Эти столбцы могут использоваться в качестве аргументов в функциях, которые возвращают значение другого типа данных, таких как SUBSTRING() и CAST().</text:p>
      <text:p text:style-name="Text_20_body">Методы данных типа xml не могут быть указаны непосредственно в аргументе &lt;column_expression&gt;. Вместо этого следует создать ссылку на пользовательскую функцию, которая включает методы для типа данных xml или ссылается на вычисляемый столбец, использующий эти методы.</text:p>
      <text:h text:style-name="Heading_20_5" text:outline-level="5">Ограничения предложения GROUP BY для конструкций GROUPING SETS, ROLLUP и CUBE</text:h>
      <text:h text:style-name="Heading_20_6" text:outline-level="6">Ограничения синтаксиса</text:h>
      <text:p text:style-name="Text_20_body">Нельзя использовать конструкции GROUPING SETS в предложении GROUP BY, если они не входят в состав списка GROUPING SETS. Например, форма GROUP BY C1, (C2,..., Cn) недопустима, но форма GROUP BY GROUPING SETS (C1, (C2, ..., Cn)) является допустимой.</text:p>
      <text:p text:style-name="Text_20_body">Нельзя использовать ключевые слова GROUPING SETS внутри самих конструкций GROUPING SETS. Например, выражение GROUP BY GROUPING SETS (C1, GROUPING SETS (C2, C3)) недопустимо.</text:p>
      <text:p text:style-name="Text_20_body">В предложении GROUP BY с ключевыми словами ROLLUP, CUBE или GROUPING SETS нельзя использовать ключевые слова ALL, WITH CUBE и WITH ROLLUP, несовместимые с ISO.</text:p>
      <text:h text:style-name="Heading_20_6" text:outline-level="6">Ограничения размера</text:h>
      <text:p text:style-name="Text_20_body">Для простых предложений GROUP BY количество выражений не ограничено.</text:p>
      <text:p text:style-name="Text_20_body">Для предложения GROUP BY, в котором используются ключевые слова ROLLUP, CUBE или GROUPING SETS, максимальное количество выражений равно 32, а максимальное количество группирующих наборов, которые могут быть созданы, равно 4096 (212). Следующие примеры завершаются неудачно, поскольку предложение GROUP BY является слишком сложным.</text:p>
      <text:list xml:id="list4400338400211513781" text:style-name="L72">
        <text:list-item>
          <text:p text:style-name="P18">В следующих примерах формируются 8192 (213) группирующих наборов.</text:p>
          <text:p text:style-name="P35"><text:soft-page-break/>GROUP BY CUBE (a1, ..., a13) </text:p>
          <text:p text:style-name="P50">GROUP BY a1, ..., a13 WITH CUBE</text:p>
        </text:list-item>
        <text:list-item>
          <text:p text:style-name="P18">В следующем примере формируются 4097 (212 + 1) группирующих наборов.</text:p>
          <text:p text:style-name="P50">GROUP BY GROUPING SETS( CUBE(a1, ..., a12), b )</text:p>
        </text:list-item>
        <text:list-item>
          <text:p text:style-name="P18">В следующем примере также формируются 4097 (212 + 1) группирующих наборов. И функция CUBE (), и группирующий набор () формируют строку общего итога, а повторяющиеся группирующие наборы не устраняются.</text:p>
          <text:p text:style-name="P50">GROUP BY GROUPING SETS( CUBE(a1, ..., a12), ())</text:p>
        </text:list-item>
      </text:list>
      <text:h text:style-name="Heading_20_5" text:outline-level="5">Поддержка функций предложения GROUP BY, совместимых с ISO и ANSI SQL-2006</text:h>
      <text:p text:style-name="Text_20_body">В SQL Server 2008 и более поздних версиях предложение GROUP BY не может содержать вложенный запрос в выражении, используемом для группирования по списку. Возвращается ошибка 144.</text:p>
      <text:p text:style-name="Text_20_body">SQL Server 2008 и более поздние версии поддерживают все функции предложения GROUP BY, которые включены в стандарт SQL-2006, со следующими синтаксическими исключениями. </text:p>
      <text:list xml:id="list5076908812496322548" text:style-name="L73">
        <text:list-item>
          <text:p text:style-name="P19">Применение группирующих наборов в предложении GROUP BY недопустимо, если они не составляют часть явного списка GROUPING SETS. Например, предложение GROUP BY Column1, (Column2, ...ColumnN) допускается в этом стандарте, но не в SQL Server. Можно использовать выражение GROUP BY C1, GROUPING SETS ((Column2, ...ColumnN)) или GROUP BY Column1, Column2, ... ColumnN. Эти инструкции семантически эквивалентны предыдущему примеру предложения GROUP BY. Это позволяет избежать возможности неправильной интерпретации предложения GROUP BY Column1, (Column2, ...ColumnN) как GROUP BY C1, GROUPING SETS ((Column2, ...ColumnN)). Эта инструкция не является семантически эквивалентной. </text:p>
        </text:list-item>
        <text:list-item>
          <text:p text:style-name="P19">Применение группирующих наборов внутри группирующих наборов не допускается. Например, предложение GROUP BY GROUPING SETS (A1, A2,…An, GROUPING SETS (C1, C2, ...Cn)) допустимо в стандарте SQL-2006, но не в SQL Server. В SQL Server 2008 и более поздних версиях можно использовать выражение GROUP BY GROUPING SETS( A1, A2,...An, C1, C2, ...Cn ) или GROUP BY GROUPING SETS( (A1), (A2), ... (An), (C1), (C2), ... (Cn) ). Эти примеры семантически эквивалентны первому примеру предложения GROUP BY и имеют более понятный синтаксис.</text:p>
        </text:list-item>
        <text:list-item>
          <text:p text:style-name="P19">Нельзя применять ключевые слова GROUP BY [ALL/DISTINCT] в общем предложении GROUP BY и в конструкциях GROUPING SETS, ROLLUP, CUBE, WITH CUBE или WITH ROLLUP. Ключевое слово ALL применяется по умолчанию и задано неявно.</text:p>
        </text:list-item>
      </text:list>
      <text:h text:style-name="Heading_20_5" text:outline-level="5">Сравнение поддерживаемых функций предложения GROUP BY</text:h>
      <text:p text:style-name="Text_20_body">В следующей таблице описаны поддерживаемые функции предложения GROUP BY с учетом версии SQL Server и уровня совместимости базы данных.</text:p>
      <table:table table:name="Таблица14" table:style-name="Таблица14">
        <table:table-column table:style-name="Таблица14.A"/>
        <table:table-column table:style-name="Таблица14.B" table:number-columns-repeated="2"/>
        <table:table-column table:style-name="Таблица14.D"/>
        <text:soft-page-break/>
        <table:table-row>
          <table:table-cell table:style-name="Таблица14.A1" office:value-type="string">
            <text:p text:style-name="P66">Функция</text:p>
          </table:table-cell>
          <table:table-cell table:style-name="Таблица14.A1" office:value-type="string">
            <text:p text:style-name="P66">Службы SQL Server 2005 Integration Services </text:p>
          </table:table-cell>
          <table:table-cell table:style-name="Таблица14.A1" office:value-type="string">
            <text:p text:style-name="P66">Уровень совместимости SQL Server 2008 — 100</text:p>
          </table:table-cell>
          <table:table-cell table:style-name="Таблица14.A1" office:value-type="string">
            <text:p text:style-name="P66">Уровень совместимости SQL Server 2008 — 90 или меньше</text:p>
          </table:table-cell>
        </table:table-row>
        <table:table-row>
          <table:table-cell table:style-name="Таблица14.A1" office:value-type="string">
            <text:p text:style-name="P68">Статистические функции DISTINCT</text:p>
          </table:table-cell>
          <table:table-cell table:style-name="Таблица14.A1" office:value-type="string">
            <text:p text:style-name="P68">Не поддерживаются для конструкций WITH CUBE или WITH ROLLUP.</text:p>
          </table:table-cell>
          <table:table-cell table:style-name="Таблица14.A1" office:value-type="string">
            <text:p text:style-name="P68">Поддерживаются для конструкций WITH CUBE, WITH ROLLUP, GROUPING SETS, CUBE или ROLLUP.</text:p>
          </table:table-cell>
          <table:table-cell table:style-name="Таблица14.A1" office:value-type="string">
            <text:p text:style-name="P68">То же, что и уровень совместимости SQL Server 2008, равный 100.</text:p>
          </table:table-cell>
        </table:table-row>
        <table:table-row>
          <table:table-cell table:style-name="Таблица14.A1" office:value-type="string">
            <text:p text:style-name="P68">Определяемая пользователем функция с именем CUBE или ROLLUP в предложении GROUP BY</text:p>
          </table:table-cell>
          <table:table-cell table:style-name="Таблица14.A1" office:value-type="string">
            <text:p text:style-name="P68">Определяемая пользователем функция <text:span text:style-name="Strong_20_Emphasis">dbo.cube(</text:span>arg1<text:span text:style-name="Strong_20_Emphasis">,</text:span>...argN<text:span text:style-name="Strong_20_Emphasis">)</text:span> или <text:span text:style-name="Strong_20_Emphasis">dbo.rollup(</text:span>arg1<text:span text:style-name="Strong_20_Emphasis">,</text:span>...argN<text:span text:style-name="Strong_20_Emphasis">)</text:span> в предложении GROUP BY является допустимой. </text:p>
            <text:p text:style-name="P68">Например:</text:p>
            <text:section text:style-name="Sect1" text:name="code-snippet-10">
              <text:p text:style-name="Table_20_Contents"/>
              <text:section text:style-name="Sect2" text:name="CodeSnippetContainerCode_5b4f2ec1-d01c-4bf8-b701-9c103419e653">
                <text:p text:style-name="P27">SELECT SUM (x)</text:p>
                <text:p text:style-name="P27">FROM T </text:p>
                <text:p text:style-name="P47">GROUP BY dbo.cube(y); </text:p>
              </text:section>
            </text:section>
          </table:table-cell>
          <table:table-cell table:style-name="Таблица14.A1" office:value-type="string">
            <text:p text:style-name="P68">Определяемая пользователем функция <text:span text:style-name="Strong_20_Emphasis">dbo.cube (</text:span>arg1<text:span text:style-name="Strong_20_Emphasis">,</text:span>...argN<text:span text:style-name="Strong_20_Emphasis">)</text:span> или <text:span text:style-name="Strong_20_Emphasis">dbo.rollup(</text:span>arg1<text:span text:style-name="Strong_20_Emphasis">,</text:span>...argN<text:span text:style-name="Strong_20_Emphasis">)</text:span> в предложении GROUP BY недопустима. </text:p>
            <text:p text:style-name="P68">Например:</text:p>
            <text:section text:style-name="Sect1" text:name="code-snippet-11">
              <text:p text:style-name="Table_20_Contents"/>
              <text:section text:style-name="Sect2" text:name="CodeSnippetContainerCode_6cb4d936-b012-4a5b-8b81-bda384fecf93">
                <text:p text:style-name="P27">SELECT SUM (x)</text:p>
                <text:p text:style-name="P27">FROM T </text:p>
                <text:p text:style-name="P47">GROUP BY dbo.cube(y); </text:p>
              </text:section>
            </text:section>
            <text:p text:style-name="P68">Выдается следующее сообщение об ошибке: «Применение неверного синтаксиса недалеко от ключевого слова 'cube'|'rollup'». </text:p>
            <text:p text:style-name="P68">Чтобы избежать этой проблемы, замените конструкцию dbo.cube на [dbo].[cube] или конструкцию dbo.rollup на [dbo].[rollup].</text:p>
            <text:p text:style-name="P68">Следующий пример является допустимым:</text:p>
            <text:section text:style-name="Sect1" text:name="code-snippet-12">
              <text:p text:style-name="Table_20_Contents"/>
              <text:section text:style-name="Sect2" text:name="CodeSnippetContainerCode_b34574ed-654e-4a5d-bfe8-7ede363eecf1">
                <text:p text:style-name="P27">SELECT SUM (x)</text:p>
                <text:p text:style-name="P27">FROM T </text:p>
                <text:p text:style-name="P47">GROUP BY [dbo].[cube](y);</text:p>
              </text:section>
            </text:section>
          </table:table-cell>
          <table:table-cell table:style-name="Таблица14.A1" office:value-type="string">
            <text:p text:style-name="P68">Определяемая пользователем функция <text:span text:style-name="Strong_20_Emphasis">dbo.cube (</text:span>arg1<text:span text:style-name="Strong_20_Emphasis">,</text:span>...argN) или <text:span text:style-name="Strong_20_Emphasis">dbo.rollup(</text:span>arg1<text:span text:style-name="Strong_20_Emphasis">,</text:span>...argN<text:span text:style-name="Strong_20_Emphasis">)</text:span> в предложении GROUP BY является допустимой.</text:p>
            <text:p text:style-name="P68">Например:</text:p>
            <text:section text:style-name="Sect1" text:name="code-snippet-13">
              <text:p text:style-name="Table_20_Contents"/>
              <text:section text:style-name="Sect2" text:name="CodeSnippetContainerCode_cbfad980-234b-4c8e-9824-3409cc629edf">
                <text:p text:style-name="P27">SELECT SUM (x)</text:p>
                <text:p text:style-name="P27">FROM T </text:p>
                <text:p text:style-name="P47">GROUP BY dbo.cube(y);</text:p>
              </text:section>
            </text:section>
          </table:table-cell>
        </table:table-row>
        <table:table-row>
          <table:table-cell table:style-name="Таблица14.A1" office:value-type="string">
            <text:p text:style-name="P68">GROUPING SETS</text:p>
          </table:table-cell>
          <table:table-cell table:style-name="Таблица14.A1" office:value-type="string">
            <text:p text:style-name="P68">Не поддерживается</text:p>
          </table:table-cell>
          <table:table-cell table:style-name="Таблица14.A1" office:value-type="string">
            <text:p text:style-name="P68">Поддерживается</text:p>
          </table:table-cell>
          <table:table-cell table:style-name="Таблица14.A1" office:value-type="string">
            <text:p text:style-name="P68">Поддерживается</text:p>
          </table:table-cell>
        </table:table-row>
        <table:table-row>
          <table:table-cell table:style-name="Таблица14.A1" office:value-type="string">
            <text:p text:style-name="P68">CUBE</text:p>
          </table:table-cell>
          <table:table-cell table:style-name="Таблица14.A1" office:value-type="string">
            <text:p text:style-name="P68">Не поддерживается</text:p>
          </table:table-cell>
          <table:table-cell table:style-name="Таблица14.A1" office:value-type="string">
            <text:p text:style-name="P68">Поддерживается</text:p>
          </table:table-cell>
          <table:table-cell table:style-name="Таблица14.A1" office:value-type="string">
            <text:p text:style-name="P68">Не поддерживается</text:p>
          </table:table-cell>
        </table:table-row>
        <text:soft-page-break/>
        <table:table-row>
          <table:table-cell table:style-name="Таблица14.A1" office:value-type="string">
            <text:p text:style-name="P68">ROLLUP</text:p>
          </table:table-cell>
          <table:table-cell table:style-name="Таблица14.A1" office:value-type="string">
            <text:p text:style-name="P68">Не поддерживается</text:p>
          </table:table-cell>
          <table:table-cell table:style-name="Таблица14.A1" office:value-type="string">
            <text:p text:style-name="P68">Поддерживается</text:p>
          </table:table-cell>
          <table:table-cell table:style-name="Таблица14.A1" office:value-type="string">
            <text:p text:style-name="P68">Не поддерживается</text:p>
          </table:table-cell>
        </table:table-row>
        <table:table-row>
          <table:table-cell table:style-name="Таблица14.A1" office:value-type="string">
            <text:p text:style-name="P68">Общий итог, такой как GROUP BY ()</text:p>
          </table:table-cell>
          <table:table-cell table:style-name="Таблица14.A1" office:value-type="string">
            <text:p text:style-name="P68">Не поддерживается</text:p>
          </table:table-cell>
          <table:table-cell table:style-name="Таблица14.A1" office:value-type="string">
            <text:p text:style-name="P68">Поддерживается</text:p>
          </table:table-cell>
          <table:table-cell table:style-name="Таблица14.A1" office:value-type="string">
            <text:p text:style-name="P68">Поддерживается</text:p>
          </table:table-cell>
        </table:table-row>
        <table:table-row>
          <table:table-cell table:style-name="Таблица14.A1" office:value-type="string">
            <text:p text:style-name="P68">Функция GROUPING_ID</text:p>
          </table:table-cell>
          <table:table-cell table:style-name="Таблица14.A1" office:value-type="string">
            <text:p text:style-name="P68">Не поддерживается</text:p>
          </table:table-cell>
          <table:table-cell table:style-name="Таблица14.A1" office:value-type="string">
            <text:p text:style-name="P68">Поддерживается</text:p>
          </table:table-cell>
          <table:table-cell table:style-name="Таблица14.A1" office:value-type="string">
            <text:p text:style-name="P68">Поддерживается</text:p>
          </table:table-cell>
        </table:table-row>
        <table:table-row>
          <table:table-cell table:style-name="Таблица14.A1" office:value-type="string">
            <text:p text:style-name="P68">Функция GROUPING</text:p>
          </table:table-cell>
          <table:table-cell table:style-name="Таблица14.A1" office:value-type="string">
            <text:p text:style-name="P68">Поддерживается</text:p>
          </table:table-cell>
          <table:table-cell table:style-name="Таблица14.A1" office:value-type="string">
            <text:p text:style-name="P68">Поддерживается</text:p>
          </table:table-cell>
          <table:table-cell table:style-name="Таблица14.A1" office:value-type="string">
            <text:p text:style-name="P68">Поддерживается</text:p>
          </table:table-cell>
        </table:table-row>
        <table:table-row>
          <table:table-cell table:style-name="Таблица14.A1" office:value-type="string">
            <text:p text:style-name="P68">WITH CUBE</text:p>
          </table:table-cell>
          <table:table-cell table:style-name="Таблица14.A1" office:value-type="string">
            <text:p text:style-name="P68">Поддерживается</text:p>
          </table:table-cell>
          <table:table-cell table:style-name="Таблица14.A1" office:value-type="string">
            <text:p text:style-name="P68">Поддерживается</text:p>
          </table:table-cell>
          <table:table-cell table:style-name="Таблица14.A1" office:value-type="string">
            <text:p text:style-name="P68">Поддерживается</text:p>
          </table:table-cell>
        </table:table-row>
        <table:table-row>
          <table:table-cell table:style-name="Таблица14.A1" office:value-type="string">
            <text:p text:style-name="P68">WITH ROLLUP</text:p>
          </table:table-cell>
          <table:table-cell table:style-name="Таблица14.A1" office:value-type="string">
            <text:p text:style-name="P68">Поддерживается</text:p>
          </table:table-cell>
          <table:table-cell table:style-name="Таблица14.A1" office:value-type="string">
            <text:p text:style-name="P68">Поддерживается</text:p>
          </table:table-cell>
          <table:table-cell table:style-name="Таблица14.A1" office:value-type="string">
            <text:p text:style-name="P68">Поддерживается</text:p>
          </table:table-cell>
        </table:table-row>
        <table:table-row>
          <table:table-cell table:style-name="Таблица14.A1" office:value-type="string">
            <text:p text:style-name="P68">Удаление «повторяющегося» группирования с помощью конструкции WITH CUBE или WITH ROLLUP</text:p>
          </table:table-cell>
          <table:table-cell table:style-name="Таблица14.A1" office:value-type="string">
            <text:p text:style-name="P68">Поддерживается</text:p>
          </table:table-cell>
          <table:table-cell table:style-name="Таблица14.A1" office:value-type="string">
            <text:p text:style-name="P68">Поддерживается</text:p>
          </table:table-cell>
          <table:table-cell table:style-name="Таблица14.A1" office:value-type="string">
            <text:p text:style-name="P68">Поддерживается</text:p>
          </table:table-cell>
        </table:table-row>
      </table:table>
      <text:h text:style-name="Heading_20_5" text:outline-level="5">Примеры</text:h>
      <text:p text:style-name="Text_20_body"><text:bookmark text:name="sectionToggle111"/>Примеры использования ключевых слов GROUPING SETS, ROLLUP и CUBE см. в разделе <text:a xlink:type="simple" xlink:href="https://technet.microsoft.com/ru-ru/library/bb522495%28v=sql.105%29.aspx" text:style-name="Internet_20_link" text:visited-style-name="Visited_20_Internet_20_Link">Использование предложения GROUP BY с операторами ROLLUP, CUBE и GROUPING SETS</text:a>.</text:p>
      <text:h text:style-name="Heading_20_6" text:outline-level="6">A. Использование простого предложения GROUP BY</text:h>
      <text:p text:style-name="Text_20_body">В следующем примере происходит извлечение суммы для каждого SalesOrderID из таблицы SalesOrderDetail.</text:p>
      <text:p text:style-name="P36">USE AdventureWorks2008R2;</text:p>
      <text:p text:style-name="P36">GO</text:p>
      <text:p text:style-name="P36">SELECT SalesOrderID, SUM(LineTotal) AS SubTotal</text:p>
      <text:p text:style-name="P36">FROM Sales.SalesOrderDetail AS sod</text:p>
      <text:p text:style-name="P36">GROUP BY SalesOrderID</text:p>
      <text:p text:style-name="P51">ORDER BY SalesOrderID;</text:p>
      <text:h text:style-name="Heading_20_6" text:outline-level="6">Б. Использование предложения GROUP BY с несколькими таблицами</text:h>
      <text:p text:style-name="Text_20_body">В следующем примере из таблицы Address, соединенной с таблицей EmployeeAddress, получается количество работников для каждого города City.</text:p>
      <text:p text:style-name="P36">USE AdventureWorks2008R2;</text:p>
      <text:p text:style-name="P36">GO</text:p>
      <text:p text:style-name="P36">SELECT a.City, COUNT(bea.AddressID) AS EmployeeCount</text:p>
      <text:p text:style-name="P36">FROM Person.BusinessEntityAddress AS bea </text:p>
      <text:p text:style-name="P36"><text:s text:c="4"/>INNER JOIN Person.Address AS a</text:p>
      <text:p text:style-name="P36"><text:s text:c="8"/>ON bea.AddressID = a.AddressID</text:p>
      <text:p text:style-name="P36">GROUP BY a.City</text:p>
      <text:p text:style-name="P51">ORDER BY a.City;</text:p>
      <text:h text:style-name="Heading_20_6" text:outline-level="6"><text:soft-page-break/>В. Использование предложения GROUP BY в выражениях</text:h>
      <text:p text:style-name="Text_20_body">В следующем примере показано, как извлечь данные об общем объеме продаж за каждый год с помощью функции DATEPART. Одно и то же выражение должно присутствовать как в списке SELECT, так и в предложении GROUP BY.</text:p>
      <text:p text:style-name="P36">USE AdventureWorks2008R2;</text:p>
      <text:p text:style-name="P36">GO</text:p>
      <text:p text:style-name="P36">SELECT DATEPART(yyyy,OrderDate) AS N'Year'</text:p>
      <text:p text:style-name="P36"><text:s text:c="4"/>,SUM(TotalDue) AS N'Total Order Amount'</text:p>
      <text:p text:style-name="P36">FROM Sales.SalesOrderHeader</text:p>
      <text:p text:style-name="P36">GROUP BY DATEPART(yyyy,OrderDate)</text:p>
      <text:p text:style-name="P51">ORDER BY DATEPART(yyyy,OrderDate);</text:p>
      <text:h text:style-name="Heading_20_6" text:outline-level="6">Г. Использование предложения GROUP BY с предложением HAVING</text:h>
      <text:p text:style-name="Text_20_body">В следующем примере используется предложение HAVING, чтобы указать, какая из групп, сформированная в предложении GROUP BY, должна быть включена в результирующий набор.</text:p>
      <text:p text:style-name="P36">USE AdventureWorks2008R2;</text:p>
      <text:p text:style-name="P36">GO</text:p>
      <text:p text:style-name="P36">SELECT DATEPART(yyyy,OrderDate) AS N'Year'</text:p>
      <text:p text:style-name="P36"><text:s text:c="4"/>,SUM(TotalDue) AS N'Total Order Amount'</text:p>
      <text:p text:style-name="P36">FROM Sales.SalesOrderHeader</text:p>
      <text:p text:style-name="P36">GROUP BY DATEPART(yyyy,OrderDate)</text:p>
      <text:p text:style-name="P36">HAVING DATEPART(yyyy,OrderDate) &gt;= N'2003'</text:p>
      <text:p text:style-name="P55"><text:span text:style-name="T1">ORDER BY DATEPART(yyyy,OrderDate);</text:span></text:p>
      <text:h text:style-name="Heading_20_3" text:outline-level="4">HAVING (Transact-SQL)</text:h>
      <text:p text:style-name="Text_20_body">Определяет условие поиска для группы или статистического выражения. Предложение HAVING можно использовать только в инструкции SELECT. Предложение HAVING обычно используется в предложении GROUP BY. Когда GROUP BY не используется, предложение HAVING работает так же, как и предложение WHERE. </text:p>
      <text:h text:style-name="Heading_20_5" text:outline-level="5">Синтаксис</text:h>
      <text:p text:style-name="Preformatted_20_Text">[ HAVING &lt;search condition&gt; ]</text:p>
      <text:h text:style-name="Heading_20_5" text:outline-level="5">Аргументы</text:h>
      <text:p text:style-name="List_20_Heading">&lt;search_condition&gt; </text:p>
      <text:p text:style-name="P21">Определяет условие поиска, которому должна соответствовать группа или статистическое выражение. </text:p>
      <text:p text:style-name="P21">Типы данных text, image и ntext нельзя использовать в предложении HAVING.</text:p>
      <text:h text:style-name="Heading_20_5" text:outline-level="5">Примеры</text:h>
      <text:p text:style-name="Text_20_body">В следующем примере, который использует простое предложение HAVING, из таблицы SalesOrderDetail извлекается сумма всех полей SalesOrderID, значение которых превышает $100000.00.</text:p>
      <text:p text:style-name="Preformatted_20_Text">USE AdventureWorks2008R2 ;</text:p>
      <text:p text:style-name="Preformatted_20_Text">GO</text:p>
      <text:p text:style-name="Preformatted_20_Text">SELECT SalesOrderID, SUM(LineTotal) AS SubTotal</text:p>
      <text:p text:style-name="Preformatted_20_Text">FROM Sales.SalesOrderDetail</text:p>
      <text:p text:style-name="Preformatted_20_Text">GROUP BY SalesOrderID</text:p>
      <text:p text:style-name="Preformatted_20_Text"><text:soft-page-break/>HAVING SUM(LineTotal) &gt; 100000.00</text:p>
      <text:p text:style-name="P46">ORDER BY SalesOrderID ;</text:p>
      <text:h text:style-name="Heading_20_3" text:outline-level="4">Предложение INTO (Transact-SQL)</text:h>
      <text:p text:style-name="Text_20_body">Инструкция SELECT…INTO создает новую таблицу в файловой группе по умолчанию и вставляет в нее результирующие строки из запроса. Полный синтаксис SELECT см. в разделе <text:a xlink:type="simple" xlink:href="https://technet.microsoft.com/ru-ru/library/ms189499%28v=sql.105%29.aspx" text:style-name="Internet_20_link" text:visited-style-name="Visited_20_Internet_20_Link">SELECT (Transact-SQL)</text:a>.</text:p>
      <text:h text:style-name="Heading_20_5" text:outline-level="5">Синтаксис</text:h>
      <text:p text:style-name="Preformatted_20_Text">[ INTO new_table ]</text:p>
      <text:h text:style-name="Heading_20_5" text:outline-level="5">Аргументы</text:h>
      <text:p text:style-name="P26"><text:bookmark text:name="sectionToggle02"/>new_table </text:p>
      <text:p text:style-name="P21">Указывает имя новой таблицы, создаваемой на основе столбцов, указанных в списке выбора, и строк, выбираемых из источника данных. </text:p>
      <text:p text:style-name="P21">Формат аргумента new_table определяется путем расчета выражений, указанных в списке выбора. Столбцы в таблице, указанной в аргументе new_table, создаются в порядке, соответствующем списку выбора. Все столбцы таблицы, указанной в аргументе new_table, получают такие же имена, значения, типы данных и свойства допустимости значений NULL, которые указаны в соответствующем выражении в списке выбора. Свойство IDENTITY столбца переносится за исключением случаев, когда наступают условия, описанные в подразделе «Примечания» раздела «Работа со столбцами идентификаторов».</text:p>
      <text:p text:style-name="P21">Чтобы создать таблицу в другой базе данных в том же экземпляре SQL Server, укажите в аргументе new_table полное имя в виде database.schema.table_name. </text:p>
      <text:p text:style-name="P21">Таблицу new_table нельзя создать на удаленном сервере, однако ее можно заполнить из удаленного источника данных. Чтобы создать таблицу new_table из удаленной исходной таблицы, укажите источник, задав четырехкомпонентное имя в виде linked_server.catalog.schema.object в предложении FROM инструкции SELECT. Для указания удаленного источника данных также можно использовать функцию <text:a xlink:type="simple" xlink:href="https://technet.microsoft.com/ru-ru/library/ms188427%28v=sql.105%29.aspx" text:style-name="Internet_20_link" text:visited-style-name="Visited_20_Internet_20_Link">OPENQUERY</text:a> или функцию <text:a xlink:type="simple" xlink:href="https://technet.microsoft.com/ru-ru/library/ms179856%28v=sql.105%29.aspx" text:style-name="Internet_20_link" text:visited-style-name="Visited_20_Internet_20_Link">OPENDATASOURCE</text:a> в предложении FROM. </text:p>
      <text:h text:style-name="Heading_20_5" text:outline-level="5">Типы данных</text:h>
      <text:p text:style-name="Text_20_body"><text:bookmark text:name="sectionToggle112"/>Атрибут FILESTREAM не передается в новую таблицу. Объекты BLOB FILESTREAM копируются и хранятся в новой таблице как объекты BLOB типа varbinary(max). Без атрибута FILESTREAM тип данных varbinary(max) имеет ограничение в 2 ГБ. Если размер большого двоичного объекта FILESTREAM превышает это значение, происходит ошибка 7119 и инструкция прекращает работу.</text:p>
      <text:p text:style-name="Text_20_body">При выборе существующего столбца идентификаторов в новой таблице новый столбец наследует свойство IDENTITY, если не выполняется ни одно из следующих условий: </text:p>
      <text:list xml:id="list6001785144109424224" text:style-name="L74">
        <text:list-item>
          <text:p text:style-name="P20">инструкция SELECT содержит соединение, предложение GROUP BY или агрегатную функцию;</text:p>
        </text:list-item>
        <text:list-item>
          <text:p text:style-name="P20">несколько инструкций SELECT соединены при помощи UNION;</text:p>
        </text:list-item>
        <text:list-item>
          <text:p text:style-name="P20">столбец идентификаторов встречается более чем один раз в списке выбора;</text:p>
        </text:list-item>
        <text:list-item>
          <text:p text:style-name="P20"><text:soft-page-break/>столбец идентификаторов является частью выражения;</text:p>
        </text:list-item>
        <text:list-item>
          <text:p text:style-name="P20">столбец идентификаторов получен из удаленного источника данных.</text:p>
        </text:list-item>
      </text:list>
      <text:p text:style-name="Text_20_body">Если любое из этих условий выполняется, столбец создается как NOT NULL и не наследует свойство IDENTITY. Если в новой таблице необходим столбец идентификаторов, но такой столбец недоступен или необходимо изменить начальное значение или шаг приращения по сравнению с исходным столбцом идентификаторов, определите столбец в списке выбора с помощью функции IDENTITY. См. подраздел «Создание столбца идентификаторов с помощью функции IDENTITY» далее в разделе «Примеры».</text:p>
      <text:h text:style-name="Heading_20_5" text:outline-level="5">Ограничения</text:h>
      <text:p text:style-name="Text_20_body"><text:bookmark text:name="sectionToggle2"/>В качестве новой таблицы нельзя указывать табличную переменную или возвращающий табличное значение параметр.</text:p>
      <text:p text:style-name="Text_20_body">Инструкцию SELECT…INTO нельзя использовать для создания секционированной таблицы, даже если исходная таблица является секционированной. Инструкция SELECT...INTO не использует схему секционирования исходной таблицы. Вместо этого новая таблица создается в файловой группе по умолчанию. Для вставки строк в секционированную таблицу необходимо сначала создать секционированную таблицу, а затем использовать инструкцию INSERT INTO...SELECT FROM.</text:p>
      <text:p text:style-name="Text_20_body">Инструкцию SELECT...INTO нельзя использовать вместе с предложением <text:a xlink:type="simple" xlink:href="https://technet.microsoft.com/ru-ru/library/ms181708%28v=sql.105%29.aspx" text:style-name="Internet_20_link" text:visited-style-name="Visited_20_Internet_20_Link">COMPUTE</text:a>.</text:p>
      <text:p text:style-name="Text_20_body">Индексы, ограничения и триггеры, определенные в исходной таблице, не переносятся в новую таблицу, их также нельзя указывать в инструкции SELECT...INTO. Если эти объекты нужны для дальнейшей работы, их необходимо создать после выполнения инструкции SELECT...INTO.</text:p>
      <text:p text:style-name="Text_20_body">Указание предложения ORDER BY не гарантирует, что строки будут вставлены в указанном порядке.</text:p>
      <text:p text:style-name="Text_20_body">Если в список выбора входит разреженный столбец, свойство разреженного столбца не передается в столбец в новой таблице. Если это свойство необходимо в новой таблице, измените определение столбца после выполнения инструкции SELECT...INTO для включения этого свойства. </text:p>
      <text:p text:style-name="Text_20_body">Если в список выбора входит вычисляемый столбец, соответствующий столбец новой таблицы не будет вычисляемым. Значениями нового столбца становятся значения, вычисленные при выполнении инструкции SELECT...INTO. </text:p>
      <text:h text:style-name="Heading_20_5" text:outline-level="5">Режим ведения журнала</text:h>
      <text:p text:style-name="Text_20_body"><text:bookmark text:name="sectionToggle3"/>Объем информации, записываемой в журнал для операции SELECT...INTO, зависит от модели восстановления, действующей для базы данных. В модели восстановления с неполным протоколированием и в простой модели восстановления минимально протоколируются массовые операции. При минимальном ведении журнала использование инструкции SELECT… INTO может оказаться более эффективным, чем создание таблицы и заполнение ее инструкцией INSERT. Дополнительные сведения см. в разделе <text:a xlink:type="simple" xlink:href="https://technet.microsoft.com/ru-ru/library/ms191244%28v=sql.105%29.aspx" text:style-name="Internet_20_link" text:visited-style-name="Visited_20_Internet_20_Link">Операции, для которых возможно минимальное протоколирование</text:a>.</text:p>
      <text:h text:style-name="Heading_20_5" text:outline-level="5"><text:soft-page-break/>Разрешения</text:h>
      <text:p text:style-name="Text_20_body"><text:bookmark text:name="sectionToggle4"/>Требуется разрешение CREATE TABLE в целевой базе данных.</text:p>
      <text:h text:style-name="Heading_20_5" text:outline-level="5">Примеры</text:h>
      <text:h text:style-name="Heading_20_6" text:outline-level="6"><text:bookmark text:name="sectionToggle5"/>А. Создание таблицы путем указания столбцов из нескольких источников</text:h>
      <text:p text:style-name="Text_20_body">В следующем примере таблица dbo.EmployeeAddresses создается с помощью выбора семи столбцов из различных таблиц, содержащих сведения о сотрудниках и адресах.</text:p>
      <text:p text:style-name="P37">USE AdventureWorks2008R2;</text:p>
      <text:p text:style-name="P37">GO</text:p>
      <text:p text:style-name="P37">SELECT c.FirstName, c.LastName, e.JobTitle, a.AddressLine1, a.City, </text:p>
      <text:p text:style-name="P37"><text:s text:c="4"/>sp.Name AS [State/Province], a.PostalCode</text:p>
      <text:p text:style-name="P37">INTO dbo.EmployeeAddresses</text:p>
      <text:p text:style-name="P37">FROM Person.Person AS c</text:p>
      <text:p text:style-name="P37"><text:s text:c="4"/>JOIN HumanResources.Employee AS e </text:p>
      <text:p text:style-name="P37"><text:s text:c="4"/>ON e.BusinessEntityID = c.BusinessEntityID</text:p>
      <text:p text:style-name="P37"><text:s text:c="4"/>JOIN Person.BusinessEntityAddress AS bea</text:p>
      <text:p text:style-name="P37"><text:s text:c="4"/>ON e.BusinessEntityID = bea.BusinessEntityID</text:p>
      <text:p text:style-name="P37"><text:s text:c="4"/>JOIN Person.Address AS a</text:p>
      <text:p text:style-name="P37"><text:s text:c="4"/>ON bea.AddressID = a.AddressID</text:p>
      <text:p text:style-name="P37"><text:s text:c="4"/>JOIN Person.StateProvince as sp </text:p>
      <text:p text:style-name="P37"><text:s text:c="4"/>ON sp.StateProvinceID = a.StateProvinceID;</text:p>
      <text:p text:style-name="P37">GO</text:p>
      <text:h text:style-name="Heading_20_6" text:outline-level="6">Б. Вставка строк с применением минимального протоколирования</text:h>
      <text:p text:style-name="Text_20_body">В следующем примере создается таблица dbo.NewProducts, а затем вставляются строки из таблицы Production.Product. В примере предполагается, что для базы данных База данных AdventureWorks2008R2 выбрана модель восстановления FULL. Чтобы убедиться, что применяется минимальное протоколирование, модель восстановления базы данных База данных AdventureWorks2008R2 устанавливается в значение BULK_LOGGED перед вставкой строк и возвращается в значение FULL после инструкции SELECT...INTO. Эта процедура обеспечивает минимальное использование журнала транзакций инструкцией SELECT...INTO и ее эффективное выполнение.</text:p>
      <text:p text:style-name="P37">USE AdventureWorks2008R2;</text:p>
      <text:p text:style-name="P37">GO</text:p>
      <text:p text:style-name="P37">IF OBJECT_ID ('dbo.NewProducts', 'U') IS NOT NULL</text:p>
      <text:p text:style-name="P37"><text:s text:c="4"/>DROP TABLE dbo.NewProducts;</text:p>
      <text:p text:style-name="P37">GO</text:p>
      <text:p text:style-name="P37">ALTER DATABASE AdventureWorks2008R2 SET RECOVERY BULK_LOGGED;</text:p>
      <text:p text:style-name="P37">GO</text:p>
      <text:p text:style-name="P45"/>
      <text:p text:style-name="P37">SELECT * INTO dbo.NewProducts</text:p>
      <text:p text:style-name="P37">FROM Production.Product</text:p>
      <text:p text:style-name="P37">WHERE ListPrice &gt; $25 </text:p>
      <text:p text:style-name="P37">AND ListPrice &lt; $100;</text:p>
      <text:p text:style-name="P37">GO</text:p>
      <text:p text:style-name="P37">ALTER DATABASE AdventureWorks2008R2 SET RECOVERY FULL;</text:p>
      <text:p text:style-name="P37">GO</text:p>
      <text:h text:style-name="Heading_20_6" text:outline-level="6">В. Создание столбца идентификаторов с помощью функции IDENTITY</text:h>
      <text:p text:style-name="Text_20_body">В следующем примере используется функция IDENTITY для создания столбца идентификаторов в новой таблице Person.USAddress. Это необходимо, поскольку инструкция SELECT, которая определяет таблицу, содержит соединение, и в результате свойство IDENTITY не переносится в новую таблицу. Обратите внимание, что начальное значение и шаг приращения, заданные в функции IDENTITY, отличаются от значений в столбце AddressID исходной таблицы Person.Address.</text:p>
      <text:p text:style-name="P37"><text:soft-page-break/>USE AdventureWorks2008R2;</text:p>
      <text:p text:style-name="P37">GO</text:p>
      <text:p text:style-name="P37">IF OBJECT_ID ('Person.USAddress') IS NOT NULL</text:p>
      <text:p text:style-name="P37">DROP TABLE Person.USAddress;</text:p>
      <text:p text:style-name="P37">GO</text:p>
      <text:p text:style-name="P37">-- Determine the IDENTITY status of the source column AddressID.</text:p>
      <text:p text:style-name="P37">SELECT OBJECT_NAME(object_id) AS TableName, name AS column_name, is_identity, seed_value, increment_value</text:p>
      <text:p text:style-name="P37">FROM sys.identity_columns</text:p>
      <text:p text:style-name="P37">WHERE name = 'AddressID';</text:p>
      <text:p text:style-name="P45"/>
      <text:p text:style-name="P37">-- Create a new table with columns from the existing table Person.Address. A new IDENTITY</text:p>
      <text:p text:style-name="P37">-- column is created by using the IDENTITY function.</text:p>
      <text:p text:style-name="P37">SELECT IDENTITY (int, 100, 5) AS AddressID, </text:p>
      <text:p text:style-name="P37"><text:s text:c="7"/>a.AddressLine1, a.City, b.Name AS State, a.PostalCode</text:p>
      <text:p text:style-name="P37">INTO Person.USAddress </text:p>
      <text:p text:style-name="P37">FROM Person.Address AS a</text:p>
      <text:p text:style-name="P37">INNER JOIN Person.StateProvince AS b ON a.StateProvinceID = b.StateProvinceID</text:p>
      <text:p text:style-name="P37">WHERE b.CountryRegionCode = N'US'; </text:p>
      <text:p text:style-name="P45"/>
      <text:p text:style-name="P37">-- Verify the IDENTITY status of the AddressID columns in both tables.</text:p>
      <text:p text:style-name="P37">SELECT OBJECT_NAME(object_id) AS TableName, name AS column_name, is_identity, seed_value, increment_value</text:p>
      <text:p text:style-name="P37">FROM sys.identity_columns</text:p>
      <text:p text:style-name="P37">WHERE name = 'AddressID';</text:p>
      <text:h text:style-name="Heading_20_6" text:outline-level="6">Г. Создание таблицы путем указания столбцов из удаленного источника данных</text:h>
      <text:p text:style-name="Text_20_body">В следующем примере показаны три метода создания новой таблицы на локальном сервере из удаленного источника данных. Пример начинается с создания ссылки на удаленный источник данных. Затем задается имя связанного сервера (MyLinkServer,) в предложении FROM первой инструкции SELECT...INTO и в функции OPENQUERY второй инструкции SELECT...INTO. В третьей инструкции SELECT...INTO используется функция OPENDATASOURCE, которая непосредственно задает удаленный источник данных, не указывая имя связанного сервера.</text:p>
      <text:p text:style-name="P37">USE master;</text:p>
      <text:p text:style-name="P37">GO</text:p>
      <text:p text:style-name="P37">-- Create a link to the remote data source. </text:p>
      <text:p text:style-name="P37">-- Specify a valid server name for @datasrc as 'server_name' or 'server_name\instance_name'.</text:p>
      <text:p text:style-name="P37">EXEC sp_addlinkedserver @server = N'MyLinkServer',</text:p>
      <text:p text:style-name="P37"><text:s text:c="4"/>@srvproduct = N' ',</text:p>
      <text:p text:style-name="P37"><text:s text:c="4"/>@provider = N'SQLNCLI', </text:p>
      <text:p text:style-name="P37"><text:s text:c="4"/>@datasrc = N'server_name',</text:p>
      <text:p text:style-name="P37"><text:s text:c="4"/>@catalog = N'AdventureWorks2008R2';</text:p>
      <text:p text:style-name="P37">GO</text:p>
      <text:p text:style-name="P37">USE AdventureWorks2008R2;</text:p>
      <text:p text:style-name="P37">GO</text:p>
      <text:p text:style-name="P37">-- Specify the remote data source in the FROM clause using a four-part name </text:p>
      <text:p text:style-name="P37">-- in the form linked_server.catalog.schema.object.</text:p>
      <text:p text:style-name="P37">SELECT *</text:p>
      <text:p text:style-name="P37">INTO dbo.Departments</text:p>
      <text:p text:style-name="P37">FROM MyLinkServer.AdventureWorks2008R2.HumanResources.Department</text:p>
      <text:p text:style-name="P37">GO</text:p>
      <text:p text:style-name="P37">-- Use the OPENQUERY function to access the remote data source.</text:p>
      <text:p text:style-name="P37">SELECT *</text:p>
      <text:p text:style-name="P37">INTO dbo.DepartmentsUsingOpenQuery</text:p>
      <text:p text:style-name="P37">FROM OPENQUERY(MyLinkServer, 'SELECT *</text:p>
      <text:p text:style-name="P37"><text:s text:c="15"/>FROM AdventureWorks2008R2.HumanResources.Department'); </text:p>
      <text:p text:style-name="P37">GO</text:p>
      <text:p text:style-name="P37">-- Use the OPENDATASOURCE function to specify the remote data source.</text:p>
      <text:p text:style-name="P37"><text:soft-page-break/>-- Specify a valid server name for Data Source using the format server_name or server_name\instance_name.</text:p>
      <text:p text:style-name="P37">SELECT *</text:p>
      <text:p text:style-name="P37">INTO dbo.DepartmentsUsingOpenDataSource</text:p>
      <text:p text:style-name="P37">FROM OPENDATASOURCE('SQLNCLI',</text:p>
      <text:p text:style-name="P37"><text:s text:c="4"/>'Data Source=server_name;Integrated Security=SSPI')</text:p>
      <text:p text:style-name="P37"><text:s text:c="4"/>.AdventureWorks2008R2.HumanResources.Department;</text:p>
      <text:p text:style-name="P45"><text:span text:style-name="T1">GO</text:span></text:p>
      <text:h text:style-name="Heading_20_3" text:outline-level="4">Предложение ORDER BY (Transact-SQL)</text:h>
      <text:p text:style-name="Text_20_body">Указывает порядок сортировки для столбцов, возвращаемых инструкцией SELECT. Предложение ORDER BY не может применяться в представлениях, встроенных функциях, производных таблицах и вложенных запросах, если не указано предложение TOP.</text:p>
      <table:table table:name="Таблица15" table:style-name="Таблица15">
        <table:table-column table:style-name="Таблица15.A"/>
        <table:table-row>
          <table:table-cell table:style-name="Таблица15.A1" office:value-type="string">
            <text:p text:style-name="Table_20_Heading"><draw:frame draw:style-name="fr1" draw:name="Изображение43" text:anchor-type="as-char" svg:width="0.041cm" svg:height="0.041cm" draw:z-index="13"><draw:image xlink:href="Pictures/100002000000000100000001ECC130B79541E4C4.gif" xlink:type="simple" xlink:show="embed" xlink:actuate="onLoad"/><svg:title>Примечание</svg:title></draw:frame><text:bookmark text:name="alert_note8"/><text:span text:style-name="Strong_20_Emphasis">Примечание</text:span></text:p>
          </table:table-cell>
        </table:table-row>
        <table:table-row>
          <table:table-cell table:style-name="Таблица15.A1" office:value-type="string">
            <text:p text:style-name="P68">При использовании предложения ORDER BY в определении представления, встроенной функции, производной таблице или вложенном запросе, предложение используется только для определения строк, возвращаемых предложением TOP. Предложение ORDER BY не гарантирует упорядочивания результатов при запросе этих конструкций, если оно не указано в самом запросе.</text:p>
          </table:table-cell>
        </table:table-row>
      </table:table>
      <text:h text:style-name="Heading_20_5" text:outline-level="5">Синтаксис</text:h>
      <text:p text:style-name="Preformatted_20_Text">[ ORDER BY </text:p>
      <text:p text:style-name="Preformatted_20_Text"><text:s text:c="4"/>{</text:p>
      <text:p text:style-name="Preformatted_20_Text"><text:s text:c="4"/>order_by_expression </text:p>
      <text:p text:style-name="Preformatted_20_Text"><text:s text:c="2"/>[ COLLATE collation_name ] </text:p>
      <text:p text:style-name="Preformatted_20_Text"><text:s text:c="2"/>[ ASC | DESC ] </text:p>
      <text:p text:style-name="Preformatted_20_Text"><text:s text:c="4"/>} [ ,...n ] </text:p>
      <text:p text:style-name="P46">] </text:p>
      <text:h text:style-name="Heading_20_5" text:outline-level="5">Аргументы</text:h>
      <text:p text:style-name="P26"><text:bookmark text:name="sectionToggle03"/>order_by_expression </text:p>
      <text:p text:style-name="P21">Указывает столбец, по которому должна выполняться сортировка. Столбец сортировки может быть указан с помощью имени или псевдонима столбца или неотрицательного целого числа, представляющего позицию имени или псевдонима в списке выбора. Нельзя указывать целое число, если аргумент order_by_expression присутствует в ранжирующей функции. Столбец сортировки может включать выражение, но если база данных находится в режиме совместимости SQL Server (90), то выражение не может быть преобразовано в константу. Имена и псевдонимы столбцов могут быть дополнены именем таблицы или представления. В SQL Server уточненные имена и псевдонимы столбцов связываются со столбцами, перечисленными в предложении FROM. Если в выражении order_by_expression отсутствует квалификатор, то значение должно быть уникальным во всех столбцах, перечисленных в инструкции SELECT.</text:p>
      <text:p text:style-name="P21">Можно указать несколько столбцов сортировки. Последовательность столбцов сортировки в предложении ORDER BY определяет организацию упорядоченного результирующего набора.</text:p>
      <text:p text:style-name="P21">В предложение ORDER BY могут входить элементы, которых нет в списке выборки. Однако если указана конструкция SELECT DISTINCT, или инструкция содержит предложение GROUP BY, или если инструкция SELECT содержит оператор UNION, то столбцы сортировки должны присутствовать в списке <text:soft-page-break/>выборки. </text:p>
      <text:p text:style-name="P21">Кроме того, если в инструкцию SELECT входит оператор UNION, то имена и псевдонимы столбцов должны быть из числа уточненных в первом списке выбора.</text:p>
      <table:table table:name="Таблица16" table:style-name="Таблица16">
        <table:table-column table:style-name="Таблица16.A"/>
        <table:table-row>
          <table:table-cell table:style-name="Таблица16.A1" office:value-type="string">
            <text:p text:style-name="Table_20_Heading"><draw:frame draw:style-name="fr1" draw:name="Изображение44" text:anchor-type="as-char" svg:width="0.041cm" svg:height="0.041cm" draw:z-index="14"><draw:image xlink:href="Pictures/100002000000000100000001ECC130B79541E4C4.gif" xlink:type="simple" xlink:show="embed" xlink:actuate="onLoad"/><svg:title>Примечание</svg:title></draw:frame><text:bookmark text:name="alert_note9"/><text:span text:style-name="Strong_20_Emphasis">Примечание</text:span></text:p>
          </table:table-cell>
        </table:table-row>
        <table:table-row>
          <table:table-cell table:style-name="Таблица16.A1" office:value-type="string">
            <text:p text:style-name="P68">Столбцы типа ntext, text, image или xml не могут быть использованы в предложении ORDER BY.</text:p>
          </table:table-cell>
        </table:table-row>
      </table:table>
      <text:p text:style-name="P26">COLLATE {collation_name} </text:p>
      <text:p text:style-name="P21">Указывает, что операция ORDER BY должна выполняться в соответствии с параметрами сортировки, указанными в аргументе collation_name, но не в соответствии с параметрами сортировки столбца, определенных в таблице или представлении. Значение collation_name может быть именем параметров сортировки Windows или именем параметров сортировки SQL. Дополнительные сведения см. в разделах <text:a xlink:type="simple" xlink:href="https://technet.microsoft.com/ru-ru/library/ms143508%28v=sql.105%29.aspx" text:style-name="Internet_20_link" text:visited-style-name="Visited_20_Internet_20_Link">Настройка параметров сортировки в программе установки</text:a> и <text:a xlink:type="simple" xlink:href="https://technet.microsoft.com/ru-ru/library/ms144260%28v=sql.105%29.aspx" text:style-name="Internet_20_link" text:visited-style-name="Visited_20_Internet_20_Link">Использование параметров сортировки SQL Server</text:a>. Аргумент COLLATE применяется только к столбцам данных типа char, varchar, nchar и nvarchar. </text:p>
      <text:p text:style-name="P26">ASC </text:p>
      <text:p text:style-name="P21">Указывает, что значения в указанном столбце должны сортироваться по возрастанию, от меньших значений к большим значениям. Сортировка по умолчанию — ASC.</text:p>
      <text:p text:style-name="P26">DESC </text:p>
      <text:p text:style-name="P21">Указывает, что значения в указанном столбце должны сортироваться по убыванию, от больших значений к меньшим.</text:p>
      <text:h text:style-name="Heading_20_5" text:outline-level="5">Замечания</text:h>
      <text:p text:style-name="Text_20_body"><text:bookmark text:name="languageReferenceRemarksToggle1"/>Значения NULL рассматриваются как минимально возможные значения.</text:p>
      <text:p text:style-name="Text_20_body">Число элементов в предложении ORDER BY не ограничивается. Однако существует ограничение в 8 060 байт для размера строки промежуточных рабочих таблиц, необходимых для операций сортировки. Это ограничивает общий размер столбцов, указываемый в предложении ORDER BY.</text:p>
      <text:p text:style-name="Text_20_body">Использование предложения ORDER BY с инструкцией SELECT...INTO для вставки строк из другого источника, не гарантирует вставку строк в указанном порядке.</text:p>
      <text:h text:style-name="Heading_20_5" text:outline-level="5">Примеры</text:h>
      <text:p text:style-name="Text_20_body"><text:bookmark text:name="sectionToggle113"/>В следующих примерах демонстрируется упорядочивание результирующего набора.</text:p>
      <text:p text:style-name="Text_20_body">Упорядочивание по числовому столбцу ProductID. По умолчанию задан порядок по возрастанию.</text:p>
      <text:p text:style-name="P38">USE AdventureWorks2008R2;</text:p>
      <text:p text:style-name="P38">GO</text:p>
      <text:p text:style-name="P38">SELECT ProductID, Name FROM Production.Product</text:p>
      <text:p text:style-name="P38">WHERE Name LIKE 'Lock Washer%'</text:p>
      <text:p text:style-name="P52">ORDER BY ProductID ;</text:p>
      <text:p text:style-name="Text_20_body"><text:soft-page-break/>Упорядочивание по числовому столбцу ProductID в порядке по убыванию.</text:p>
      <text:p text:style-name="P38">SELECT ProductID, Name FROM Production.Product</text:p>
      <text:p text:style-name="P38">WHERE Name LIKE 'Lock Washer%'</text:p>
      <text:p text:style-name="P52">ORDER BY ProductID DESC;</text:p>
      <text:p text:style-name="Text_20_body">Упорядочивание по столбцу Name. Обратите внимание, что символьные значения сортируются в алфавитном порядке, а не в числовом. Иными словами, отсортированное значение 10 находится перед 2.</text:p>
      <text:p text:style-name="P38">SELECT ProductID, Name FROM Production.Product</text:p>
      <text:p text:style-name="P38">WHERE Name LIKE 'Lock Washer%'</text:p>
      <text:p text:style-name="P52">ORDER BY Name ASC ;</text:p>
      <text:p text:style-name="Text_20_body">Упорядочивание по двум столбцам. В этом запрос сначала осуществляется сортировка по возрастанию значений в столбце FirstName, а затем — по убыванию значений в столбце LastName.</text:p>
      <text:p text:style-name="P38">SELECT LastName, FirstName FROM Person.Person</text:p>
      <text:p text:style-name="P38">WHERE LastName LIKE 'R%'</text:p>
      <text:p text:style-name="P56"><text:span text:style-name="T1">ORDER BY FirstName ASC, LastName DESC ;</text:span></text:p>
      <text:h text:style-name="Heading_20_3" text:outline-level="4">Предложение OVER (Transact-SQL)</text:h>
      <text:p text:style-name="Text_20_body">Определяет секционирование и упорядочение набора строк до применения соответствующей оконной функции.</text:p>
      <text:p text:style-name="Text_20_body">Ранжирующие оконные функции</text:p>
      <text:p text:style-name="Text_20_body">Статистические оконные функции. Дополнительные сведения см. в разделе <text:a xlink:type="simple" xlink:href="https://technet.microsoft.com/ru-ru/library/ms173454%28v=sql.105%29.aspx" text:style-name="Internet_20_link" text:visited-style-name="Visited_20_Internet_20_Link">Статистические функции (Transact-SQL)</text:a>.</text:p>
      <text:h text:style-name="Heading_20_5" text:outline-level="5">Синтаксис</text:h>
      <text:p text:style-name="Preformatted_20_Text">Ranking Window Functions </text:p>
      <text:p text:style-name="Preformatted_20_Text">&lt; OVER_CLAUSE &gt; :: =</text:p>
      <text:p text:style-name="Preformatted_20_Text">    OVER ( [ PARTITION BY value_expression , ... [ n ] ]</text:p>
      <text:p text:style-name="Preformatted_20_Text">           &lt;ORDER BY_Clause&gt; )</text:p>
      <text:p text:style-name="Preformatted_20_Text"/>
      <text:p text:style-name="Preformatted_20_Text">Aggregate Window Functions </text:p>
      <text:p text:style-name="Preformatted_20_Text">&lt; OVER_CLAUSE &gt; :: = </text:p>
      <text:p text:style-name="P46">    OVER ( [ PARTITION BY value_expression , ... [ n ] ] )</text:p>
      <text:h text:style-name="Heading_20_5" text:outline-level="5">Аргументы</text:h>
      <text:p text:style-name="P26"><text:bookmark text:name="sectionToggle04"/>PARTITION BY </text:p>
      <text:p text:style-name="P21">Разделяет результирующий набор на секции. Оконная функция применяется к каждой секции отдельно, и вычисление начинается заново для каждой секции.</text:p>
      <text:p text:style-name="P26">value_expression </text:p>
      <text:p text:style-name="P21">Указывает столбец, по которому секционируется набор строк, произведенный соответствующим предложением FROM. Аргумент value_expression может ссылаться только на столбцы, доступные через предложение FROM. Выражение value_expression не может ссылаться на выражения или псевдонимы в списке выбора. value_expression может быть выражением столбца, скалярным вложенным запросом, скалярной функцией или пользовательской переменной.</text:p>
      <text:p text:style-name="P26"><text:soft-page-break/>&lt;Предложение ORDER BY&gt; </text:p>
      <text:p text:style-name="P21">Задает порядок для ранжирующей оконной функции. Дополнительные сведения см. в разделе <text:a xlink:type="simple" xlink:href="https://technet.microsoft.com/ru-ru/library/ms188385%28v=sql.105%29.aspx" text:style-name="Internet_20_link" text:visited-style-name="Visited_20_Internet_20_Link">Предложение ORDER BY (Transact-SQL)</text:a>.</text:p>
      <table:table table:name="Таблица17" table:style-name="Таблица17">
        <table:table-column table:style-name="Таблица17.A"/>
        <table:table-row>
          <table:table-cell table:style-name="Таблица17.A1" office:value-type="string">
            <text:p text:style-name="Table_20_Heading"><draw:frame draw:style-name="fr1" draw:name="Изображение45" text:anchor-type="as-char" svg:width="0.041cm" svg:height="0.041cm" draw:z-index="15"><draw:image xlink:href="Pictures/100002000000000100000001ECC130B79541E4C4.gif" xlink:type="simple" xlink:show="embed" xlink:actuate="onLoad"/><svg:title>Важное примечание</svg:title></draw:frame><text:bookmark text:name="alert_caution3"/><text:span text:style-name="Strong_20_Emphasis">Важно!</text:span></text:p>
          </table:table-cell>
        </table:table-row>
        <table:table-row>
          <table:table-cell table:style-name="Таблица17.A1" office:value-type="string">
            <text:p text:style-name="P68">Если &lt;предложение ORDER BY&gt; используется в контексте ранжирующей оконной функции, оно может ссылаться только на столбцы, доступные через предложение FROM. Указывать положение имени или псевдонима столбца в списке выборки с помощью целого числа нельзя. &lt;Предложение ORDER BY&gt; не может использоваться со статистическими оконными функциями.</text:p>
          </table:table-cell>
        </table:table-row>
      </table:table>
      <text:h text:style-name="Heading_20_5" text:outline-level="5">Замечания</text:h>
      <text:p text:style-name="Text_20_body"><text:bookmark text:name="languageReferenceRemarksToggle2"/>Оконные функции определены в стандарте ISO SQL. В SQL Server предоставляются ранжирующие и статистические оконные функции. Окно — это набор строк, определяемый пользователем. Оконная функция вычисляет значение для каждой строки в результирующем наборе, полученном из окна.</text:p>
      <text:p text:style-name="Text_20_body">В одном запросе с одним предложением FROM может использоваться несколько статистических или ранжирующих оконных функций. Однако предложение OVER для каждой функции может использовать свое секционирование и упорядочение. Предложение OVER не может использоваться со статистической функцией CHECKSUM.</text:p>
      <text:h text:style-name="Heading_20_5" text:outline-level="5">Примеры</text:h>
      <text:h text:style-name="Heading_20_6" text:outline-level="6"><text:bookmark text:name="sectionToggle114"/>А. Использование предложения OVER с функцией ROW_NUMBER</text:h>
      <text:p text:style-name="Text_20_body">Каждая из ранжирующих функций ROW_NUMBER, DENSE_RANK, RANK и NTILE использует предложение OVER. Следующий пример демонстрирует использование предложения OVER с функцией ROW_NUMBER. </text:p>
      <text:p text:style-name="P39">USE AdventureWorks2008R2;</text:p>
      <text:p text:style-name="P39">GO</text:p>
      <text:p text:style-name="P39">SELECT p.FirstName, p.LastName</text:p>
      <text:p text:style-name="P39"><text:s text:c="4"/>,ROW_NUMBER() OVER(ORDER BY SalesYTD DESC) AS 'Row Number'</text:p>
      <text:p text:style-name="P39"><text:s text:c="4"/>,s.SalesYTD, a.PostalCode</text:p>
      <text:p text:style-name="P39">FROM Sales.SalesPerson s </text:p>
      <text:p text:style-name="P39"><text:s text:c="4"/>INNER JOIN Person.Person p </text:p>
      <text:p text:style-name="P39"><text:s text:c="8"/>ON s.BusinessEntityID = p.BusinessEntityID</text:p>
      <text:p text:style-name="P39"><text:s text:c="4"/>INNER JOIN Person.Address a </text:p>
      <text:p text:style-name="P39"><text:s text:c="8"/>ON a.AddressID = p.BusinessEntityID</text:p>
      <text:p text:style-name="P39">WHERE TerritoryID IS NOT NULL </text:p>
      <text:p text:style-name="P39"><text:s text:c="4"/>AND SalesYTD &lt;&gt; 0;</text:p>
      <text:p text:style-name="P53">GO</text:p>
      <text:h text:style-name="Heading_20_6" text:outline-level="6">Б. Использование предложения OVER с агрегатными функциями</text:h>
      <text:p text:style-name="Text_20_body">Следующие примеры демонстрируют использование предложения OVER с агрегатными функциями. В данном примере использование предложения OVER является более эффективным, чем использование вложенных запросов.</text:p>
      <text:p text:style-name="P39">USE AdventureWorks2008R2;</text:p>
      <text:p text:style-name="P39">GO</text:p>
      <text:p text:style-name="P39">SELECT SalesOrderID, ProductID, OrderQty</text:p>
      <text:p text:style-name="P39"><text:s text:c="4"/>,SUM(OrderQty) OVER(PARTITION BY SalesOrderID) AS 'Total'</text:p>
      <text:p text:style-name="P39"><text:s text:c="4"/>,AVG(OrderQty) OVER(PARTITION BY SalesOrderID) AS 'Avg'</text:p>
      <text:p text:style-name="P39"><text:s text:c="4"/>,COUNT(OrderQty) OVER(PARTITION BY SalesOrderID) AS 'Count'</text:p>
      <text:p text:style-name="P39"><text:soft-page-break/><text:s text:c="4"/>,MIN(OrderQty) OVER(PARTITION BY SalesOrderID) AS 'Min'</text:p>
      <text:p text:style-name="P39"><text:s text:c="4"/>,MAX(OrderQty) OVER(PARTITION BY SalesOrderID) AS 'Max'</text:p>
      <text:p text:style-name="P39">FROM Sales.SalesOrderDetail </text:p>
      <text:p text:style-name="P39">WHERE SalesOrderID IN(43659,43664);</text:p>
      <text:p text:style-name="P53">GO</text:p>
      <text:p text:style-name="Text_20_body">Ниже приводится результирующий набор. </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column table:style-name="Таблица18.H"/>
        <table:table-row>
          <table:table-cell table:style-name="Таблица18.A1" office:value-type="string">
            <text:p text:style-name="P66">SalesOrderID</text:p>
          </table:table-cell>
          <table:table-cell table:style-name="Таблица18.A1" office:value-type="string">
            <text:p text:style-name="P66">ProductID</text:p>
          </table:table-cell>
          <table:table-cell table:style-name="Таблица18.A1" office:value-type="string">
            <text:p text:style-name="P66">OrderQty</text:p>
          </table:table-cell>
          <table:table-cell table:style-name="Таблица18.A1" office:value-type="string">
            <text:p text:style-name="P66">Total</text:p>
          </table:table-cell>
          <table:table-cell table:style-name="Таблица18.A1" office:value-type="string">
            <text:p text:style-name="P66">Avg</text:p>
          </table:table-cell>
          <table:table-cell table:style-name="Таблица18.A1" office:value-type="string">
            <text:p text:style-name="P66">Count</text:p>
          </table:table-cell>
          <table:table-cell table:style-name="Таблица18.A1" office:value-type="string">
            <text:p text:style-name="P66">Min</text:p>
          </table:table-cell>
          <table:table-cell table:style-name="Таблица18.A1" office:value-type="string">
            <text:p text:style-name="P66">Max</text:p>
          </table:table-cell>
        </table:table-row>
        <table:table-row>
          <table:table-cell table:style-name="Таблица18.A1" office:value-type="string">
            <text:p text:style-name="P68">43659</text:p>
          </table:table-cell>
          <table:table-cell table:style-name="Таблица18.A1" office:value-type="string">
            <text:p text:style-name="P68">776</text:p>
          </table:table-cell>
          <table:table-cell table:style-name="Таблица18.A1" office:value-type="string">
            <text:p text:style-name="P68">1</text:p>
          </table:table-cell>
          <table:table-cell table:style-name="Таблица18.A1" office:value-type="string">
            <text:p text:style-name="P68">26</text:p>
          </table:table-cell>
          <table:table-cell table:style-name="Таблица18.A1" office:value-type="string">
            <text:p text:style-name="P68">2</text:p>
          </table:table-cell>
          <table:table-cell table:style-name="Таблица18.A1" office:value-type="string">
            <text:p text:style-name="P68">12</text:p>
          </table:table-cell>
          <table:table-cell table:style-name="Таблица18.A1" office:value-type="string">
            <text:p text:style-name="P68">1</text:p>
          </table:table-cell>
          <table:table-cell table:style-name="Таблица18.A1" office:value-type="string">
            <text:p text:style-name="P68">6</text:p>
          </table:table-cell>
        </table:table-row>
        <table:table-row>
          <table:table-cell table:style-name="Таблица18.A1" office:value-type="string">
            <text:p text:style-name="P68">43659</text:p>
          </table:table-cell>
          <table:table-cell table:style-name="Таблица18.A1" office:value-type="string">
            <text:p text:style-name="P68">777</text:p>
          </table:table-cell>
          <table:table-cell table:style-name="Таблица18.A1" office:value-type="string">
            <text:p text:style-name="P68">3</text:p>
          </table:table-cell>
          <table:table-cell table:style-name="Таблица18.A1" office:value-type="string">
            <text:p text:style-name="P68">26</text:p>
          </table:table-cell>
          <table:table-cell table:style-name="Таблица18.A1" office:value-type="string">
            <text:p text:style-name="P68">2</text:p>
          </table:table-cell>
          <table:table-cell table:style-name="Таблица18.A1" office:value-type="string">
            <text:p text:style-name="P68">12</text:p>
          </table:table-cell>
          <table:table-cell table:style-name="Таблица18.A1" office:value-type="string">
            <text:p text:style-name="P68">1</text:p>
          </table:table-cell>
          <table:table-cell table:style-name="Таблица18.A1" office:value-type="string">
            <text:p text:style-name="P68">6</text:p>
          </table:table-cell>
        </table:table-row>
        <table:table-row>
          <table:table-cell table:style-name="Таблица18.A1" office:value-type="string">
            <text:p text:style-name="P68">43659</text:p>
          </table:table-cell>
          <table:table-cell table:style-name="Таблица18.A1" office:value-type="string">
            <text:p text:style-name="P68">778</text:p>
          </table:table-cell>
          <table:table-cell table:style-name="Таблица18.A1" office:value-type="string">
            <text:p text:style-name="P68">1</text:p>
          </table:table-cell>
          <table:table-cell table:style-name="Таблица18.A1" office:value-type="string">
            <text:p text:style-name="P68">26</text:p>
          </table:table-cell>
          <table:table-cell table:style-name="Таблица18.A1" office:value-type="string">
            <text:p text:style-name="P68">2</text:p>
          </table:table-cell>
          <table:table-cell table:style-name="Таблица18.A1" office:value-type="string">
            <text:p text:style-name="P68">12</text:p>
          </table:table-cell>
          <table:table-cell table:style-name="Таблица18.A1" office:value-type="string">
            <text:p text:style-name="P68">1</text:p>
          </table:table-cell>
          <table:table-cell table:style-name="Таблица18.A1" office:value-type="string">
            <text:p text:style-name="P68">6</text:p>
          </table:table-cell>
        </table:table-row>
        <table:table-row>
          <table:table-cell table:style-name="Таблица18.A1" office:value-type="string">
            <text:p text:style-name="P68">43659</text:p>
          </table:table-cell>
          <table:table-cell table:style-name="Таблица18.A1" office:value-type="string">
            <text:p text:style-name="P68">771</text:p>
          </table:table-cell>
          <table:table-cell table:style-name="Таблица18.A1" office:value-type="string">
            <text:p text:style-name="P68">1</text:p>
          </table:table-cell>
          <table:table-cell table:style-name="Таблица18.A1" office:value-type="string">
            <text:p text:style-name="P68">26</text:p>
          </table:table-cell>
          <table:table-cell table:style-name="Таблица18.A1" office:value-type="string">
            <text:p text:style-name="P68">2</text:p>
          </table:table-cell>
          <table:table-cell table:style-name="Таблица18.A1" office:value-type="string">
            <text:p text:style-name="P68">12</text:p>
          </table:table-cell>
          <table:table-cell table:style-name="Таблица18.A1" office:value-type="string">
            <text:p text:style-name="P68">1</text:p>
          </table:table-cell>
          <table:table-cell table:style-name="Таблица18.A1" office:value-type="string">
            <text:p text:style-name="P68">6</text:p>
          </table:table-cell>
        </table:table-row>
        <table:table-row>
          <table:table-cell table:style-name="Таблица18.A1" office:value-type="string">
            <text:p text:style-name="P68">43659</text:p>
          </table:table-cell>
          <table:table-cell table:style-name="Таблица18.A1" office:value-type="string">
            <text:p text:style-name="P68">772</text:p>
          </table:table-cell>
          <table:table-cell table:style-name="Таблица18.A1" office:value-type="string">
            <text:p text:style-name="P68">1</text:p>
          </table:table-cell>
          <table:table-cell table:style-name="Таблица18.A1" office:value-type="string">
            <text:p text:style-name="P68">26</text:p>
          </table:table-cell>
          <table:table-cell table:style-name="Таблица18.A1" office:value-type="string">
            <text:p text:style-name="P68">2</text:p>
          </table:table-cell>
          <table:table-cell table:style-name="Таблица18.A1" office:value-type="string">
            <text:p text:style-name="P68">12</text:p>
          </table:table-cell>
          <table:table-cell table:style-name="Таблица18.A1" office:value-type="string">
            <text:p text:style-name="P68">1</text:p>
          </table:table-cell>
          <table:table-cell table:style-name="Таблица18.A1" office:value-type="string">
            <text:p text:style-name="P68">6</text:p>
          </table:table-cell>
        </table:table-row>
        <table:table-row>
          <table:table-cell table:style-name="Таблица18.A1" office:value-type="string">
            <text:p text:style-name="P68">43659</text:p>
          </table:table-cell>
          <table:table-cell table:style-name="Таблица18.A1" office:value-type="string">
            <text:p text:style-name="P68">773</text:p>
          </table:table-cell>
          <table:table-cell table:style-name="Таблица18.A1" office:value-type="string">
            <text:p text:style-name="P68">2</text:p>
          </table:table-cell>
          <table:table-cell table:style-name="Таблица18.A1" office:value-type="string">
            <text:p text:style-name="P68">26</text:p>
          </table:table-cell>
          <table:table-cell table:style-name="Таблица18.A1" office:value-type="string">
            <text:p text:style-name="P68">2</text:p>
          </table:table-cell>
          <table:table-cell table:style-name="Таблица18.A1" office:value-type="string">
            <text:p text:style-name="P68">12</text:p>
          </table:table-cell>
          <table:table-cell table:style-name="Таблица18.A1" office:value-type="string">
            <text:p text:style-name="P68">1</text:p>
          </table:table-cell>
          <table:table-cell table:style-name="Таблица18.A1" office:value-type="string">
            <text:p text:style-name="P68">6</text:p>
          </table:table-cell>
        </table:table-row>
        <table:table-row>
          <table:table-cell table:style-name="Таблица18.A1" office:value-type="string">
            <text:p text:style-name="P68">43659</text:p>
          </table:table-cell>
          <table:table-cell table:style-name="Таблица18.A1" office:value-type="string">
            <text:p text:style-name="P68">774</text:p>
          </table:table-cell>
          <table:table-cell table:style-name="Таблица18.A1" office:value-type="string">
            <text:p text:style-name="P68">1</text:p>
          </table:table-cell>
          <table:table-cell table:style-name="Таблица18.A1" office:value-type="string">
            <text:p text:style-name="P68">26</text:p>
          </table:table-cell>
          <table:table-cell table:style-name="Таблица18.A1" office:value-type="string">
            <text:p text:style-name="P68">2</text:p>
          </table:table-cell>
          <table:table-cell table:style-name="Таблица18.A1" office:value-type="string">
            <text:p text:style-name="P68">12</text:p>
          </table:table-cell>
          <table:table-cell table:style-name="Таблица18.A1" office:value-type="string">
            <text:p text:style-name="P68">1</text:p>
          </table:table-cell>
          <table:table-cell table:style-name="Таблица18.A1" office:value-type="string">
            <text:p text:style-name="P68">6</text:p>
          </table:table-cell>
        </table:table-row>
        <table:table-row>
          <table:table-cell table:style-name="Таблица18.A1" office:value-type="string">
            <text:p text:style-name="P68">43659</text:p>
          </table:table-cell>
          <table:table-cell table:style-name="Таблица18.A1" office:value-type="string">
            <text:p text:style-name="P68">714</text:p>
          </table:table-cell>
          <table:table-cell table:style-name="Таблица18.A1" office:value-type="string">
            <text:p text:style-name="P68">3</text:p>
          </table:table-cell>
          <table:table-cell table:style-name="Таблица18.A1" office:value-type="string">
            <text:p text:style-name="P68">26</text:p>
          </table:table-cell>
          <table:table-cell table:style-name="Таблица18.A1" office:value-type="string">
            <text:p text:style-name="P68">2</text:p>
          </table:table-cell>
          <table:table-cell table:style-name="Таблица18.A1" office:value-type="string">
            <text:p text:style-name="P68">12</text:p>
          </table:table-cell>
          <table:table-cell table:style-name="Таблица18.A1" office:value-type="string">
            <text:p text:style-name="P68">1</text:p>
          </table:table-cell>
          <table:table-cell table:style-name="Таблица18.A1" office:value-type="string">
            <text:p text:style-name="P68">6</text:p>
          </table:table-cell>
        </table:table-row>
        <table:table-row>
          <table:table-cell table:style-name="Таблица18.A1" office:value-type="string">
            <text:p text:style-name="P68">43659</text:p>
          </table:table-cell>
          <table:table-cell table:style-name="Таблица18.A1" office:value-type="string">
            <text:p text:style-name="P68">716</text:p>
          </table:table-cell>
          <table:table-cell table:style-name="Таблица18.A1" office:value-type="string">
            <text:p text:style-name="P68">1</text:p>
          </table:table-cell>
          <table:table-cell table:style-name="Таблица18.A1" office:value-type="string">
            <text:p text:style-name="P68">26</text:p>
          </table:table-cell>
          <table:table-cell table:style-name="Таблица18.A1" office:value-type="string">
            <text:p text:style-name="P68">2</text:p>
          </table:table-cell>
          <table:table-cell table:style-name="Таблица18.A1" office:value-type="string">
            <text:p text:style-name="P68">12</text:p>
          </table:table-cell>
          <table:table-cell table:style-name="Таблица18.A1" office:value-type="string">
            <text:p text:style-name="P68">1</text:p>
          </table:table-cell>
          <table:table-cell table:style-name="Таблица18.A1" office:value-type="string">
            <text:p text:style-name="P68">6</text:p>
          </table:table-cell>
        </table:table-row>
        <table:table-row>
          <table:table-cell table:style-name="Таблица18.A1" office:value-type="string">
            <text:p text:style-name="P68">43659</text:p>
          </table:table-cell>
          <table:table-cell table:style-name="Таблица18.A1" office:value-type="string">
            <text:p text:style-name="P68">709</text:p>
          </table:table-cell>
          <table:table-cell table:style-name="Таблица18.A1" office:value-type="string">
            <text:p text:style-name="P68">6</text:p>
          </table:table-cell>
          <table:table-cell table:style-name="Таблица18.A1" office:value-type="string">
            <text:p text:style-name="P68">26</text:p>
          </table:table-cell>
          <table:table-cell table:style-name="Таблица18.A1" office:value-type="string">
            <text:p text:style-name="P68">2</text:p>
          </table:table-cell>
          <table:table-cell table:style-name="Таблица18.A1" office:value-type="string">
            <text:p text:style-name="P68">12</text:p>
          </table:table-cell>
          <table:table-cell table:style-name="Таблица18.A1" office:value-type="string">
            <text:p text:style-name="P68">1</text:p>
          </table:table-cell>
          <table:table-cell table:style-name="Таблица18.A1" office:value-type="string">
            <text:p text:style-name="P68">6</text:p>
          </table:table-cell>
        </table:table-row>
        <table:table-row>
          <table:table-cell table:style-name="Таблица18.A1" office:value-type="string">
            <text:p text:style-name="P68">43659</text:p>
          </table:table-cell>
          <table:table-cell table:style-name="Таблица18.A1" office:value-type="string">
            <text:p text:style-name="P68">712</text:p>
          </table:table-cell>
          <table:table-cell table:style-name="Таблица18.A1" office:value-type="string">
            <text:p text:style-name="P68">2</text:p>
          </table:table-cell>
          <table:table-cell table:style-name="Таблица18.A1" office:value-type="string">
            <text:p text:style-name="P68">26</text:p>
          </table:table-cell>
          <table:table-cell table:style-name="Таблица18.A1" office:value-type="string">
            <text:p text:style-name="P68">2</text:p>
          </table:table-cell>
          <table:table-cell table:style-name="Таблица18.A1" office:value-type="string">
            <text:p text:style-name="P68">12</text:p>
          </table:table-cell>
          <table:table-cell table:style-name="Таблица18.A1" office:value-type="string">
            <text:p text:style-name="P68">1</text:p>
          </table:table-cell>
          <table:table-cell table:style-name="Таблица18.A1" office:value-type="string">
            <text:p text:style-name="P68">6</text:p>
          </table:table-cell>
        </table:table-row>
        <table:table-row>
          <table:table-cell table:style-name="Таблица18.A1" office:value-type="string">
            <text:p text:style-name="P68">43659</text:p>
          </table:table-cell>
          <table:table-cell table:style-name="Таблица18.A1" office:value-type="string">
            <text:p text:style-name="P68">711</text:p>
          </table:table-cell>
          <table:table-cell table:style-name="Таблица18.A1" office:value-type="string">
            <text:p text:style-name="P68">4</text:p>
          </table:table-cell>
          <table:table-cell table:style-name="Таблица18.A1" office:value-type="string">
            <text:p text:style-name="P68">26</text:p>
          </table:table-cell>
          <table:table-cell table:style-name="Таблица18.A1" office:value-type="string">
            <text:p text:style-name="P68">2</text:p>
          </table:table-cell>
          <table:table-cell table:style-name="Таблица18.A1" office:value-type="string">
            <text:p text:style-name="P68">12</text:p>
          </table:table-cell>
          <table:table-cell table:style-name="Таблица18.A1" office:value-type="string">
            <text:p text:style-name="P68">1</text:p>
          </table:table-cell>
          <table:table-cell table:style-name="Таблица18.A1" office:value-type="string">
            <text:p text:style-name="P68">6</text:p>
          </table:table-cell>
        </table:table-row>
        <table:table-row>
          <table:table-cell table:style-name="Таблица18.A1" office:value-type="string">
            <text:p text:style-name="P68">43664</text:p>
          </table:table-cell>
          <table:table-cell table:style-name="Таблица18.A1" office:value-type="string">
            <text:p text:style-name="P68">772</text:p>
          </table:table-cell>
          <table:table-cell table:style-name="Таблица18.A1" office:value-type="string">
            <text:p text:style-name="P68">1</text:p>
          </table:table-cell>
          <table:table-cell table:style-name="Таблица18.A1" office:value-type="string">
            <text:p text:style-name="P68">14</text:p>
          </table:table-cell>
          <table:table-cell table:style-name="Таблица18.A1" office:value-type="string">
            <text:p text:style-name="P68">1</text:p>
          </table:table-cell>
          <table:table-cell table:style-name="Таблица18.A1" office:value-type="string">
            <text:p text:style-name="P68">8</text:p>
          </table:table-cell>
          <table:table-cell table:style-name="Таблица18.A1" office:value-type="string">
            <text:p text:style-name="P68">1</text:p>
          </table:table-cell>
          <table:table-cell table:style-name="Таблица18.A1" office:value-type="string">
            <text:p text:style-name="P68">4</text:p>
          </table:table-cell>
        </table:table-row>
        <table:table-row>
          <table:table-cell table:style-name="Таблица18.A1" office:value-type="string">
            <text:p text:style-name="P68">43664</text:p>
          </table:table-cell>
          <table:table-cell table:style-name="Таблица18.A1" office:value-type="string">
            <text:p text:style-name="P68">775</text:p>
          </table:table-cell>
          <table:table-cell table:style-name="Таблица18.A1" office:value-type="string">
            <text:p text:style-name="P68">4</text:p>
          </table:table-cell>
          <table:table-cell table:style-name="Таблица18.A1" office:value-type="string">
            <text:p text:style-name="P68">14</text:p>
          </table:table-cell>
          <table:table-cell table:style-name="Таблица18.A1" office:value-type="string">
            <text:p text:style-name="P68">1</text:p>
          </table:table-cell>
          <table:table-cell table:style-name="Таблица18.A1" office:value-type="string">
            <text:p text:style-name="P68">8</text:p>
          </table:table-cell>
          <table:table-cell table:style-name="Таблица18.A1" office:value-type="string">
            <text:p text:style-name="P68">1</text:p>
          </table:table-cell>
          <table:table-cell table:style-name="Таблица18.A1" office:value-type="string">
            <text:p text:style-name="P68">4</text:p>
          </table:table-cell>
        </table:table-row>
        <table:table-row>
          <table:table-cell table:style-name="Таблица18.A1" office:value-type="string">
            <text:p text:style-name="P68">43664</text:p>
          </table:table-cell>
          <table:table-cell table:style-name="Таблица18.A1" office:value-type="string">
            <text:p text:style-name="P68">714</text:p>
          </table:table-cell>
          <table:table-cell table:style-name="Таблица18.A1" office:value-type="string">
            <text:p text:style-name="P68">1</text:p>
          </table:table-cell>
          <table:table-cell table:style-name="Таблица18.A1" office:value-type="string">
            <text:p text:style-name="P68">14</text:p>
          </table:table-cell>
          <table:table-cell table:style-name="Таблица18.A1" office:value-type="string">
            <text:p text:style-name="P68">1</text:p>
          </table:table-cell>
          <table:table-cell table:style-name="Таблица18.A1" office:value-type="string">
            <text:p text:style-name="P68">8</text:p>
          </table:table-cell>
          <table:table-cell table:style-name="Таблица18.A1" office:value-type="string">
            <text:p text:style-name="P68">1</text:p>
          </table:table-cell>
          <table:table-cell table:style-name="Таблица18.A1" office:value-type="string">
            <text:p text:style-name="P68">4</text:p>
          </table:table-cell>
        </table:table-row>
        <table:table-row>
          <table:table-cell table:style-name="Таблица18.A1" office:value-type="string">
            <text:p text:style-name="P68">43664</text:p>
          </table:table-cell>
          <table:table-cell table:style-name="Таблица18.A1" office:value-type="string">
            <text:p text:style-name="P68">716</text:p>
          </table:table-cell>
          <table:table-cell table:style-name="Таблица18.A1" office:value-type="string">
            <text:p text:style-name="P68">1</text:p>
          </table:table-cell>
          <table:table-cell table:style-name="Таблица18.A1" office:value-type="string">
            <text:p text:style-name="P68">14</text:p>
          </table:table-cell>
          <table:table-cell table:style-name="Таблица18.A1" office:value-type="string">
            <text:p text:style-name="P68">1</text:p>
          </table:table-cell>
          <table:table-cell table:style-name="Таблица18.A1" office:value-type="string">
            <text:p text:style-name="P68">8</text:p>
          </table:table-cell>
          <table:table-cell table:style-name="Таблица18.A1" office:value-type="string">
            <text:p text:style-name="P68">1</text:p>
          </table:table-cell>
          <table:table-cell table:style-name="Таблица18.A1" office:value-type="string">
            <text:p text:style-name="P68">4</text:p>
          </table:table-cell>
        </table:table-row>
        <table:table-row>
          <table:table-cell table:style-name="Таблица18.A1" office:value-type="string">
            <text:p text:style-name="P68">43664</text:p>
          </table:table-cell>
          <table:table-cell table:style-name="Таблица18.A1" office:value-type="string">
            <text:p text:style-name="P68">777</text:p>
          </table:table-cell>
          <table:table-cell table:style-name="Таблица18.A1" office:value-type="string">
            <text:p text:style-name="P68">2</text:p>
          </table:table-cell>
          <table:table-cell table:style-name="Таблица18.A1" office:value-type="string">
            <text:p text:style-name="P68">14</text:p>
          </table:table-cell>
          <table:table-cell table:style-name="Таблица18.A1" office:value-type="string">
            <text:p text:style-name="P68">1</text:p>
          </table:table-cell>
          <table:table-cell table:style-name="Таблица18.A1" office:value-type="string">
            <text:p text:style-name="P68">8</text:p>
          </table:table-cell>
          <table:table-cell table:style-name="Таблица18.A1" office:value-type="string">
            <text:p text:style-name="P68">1</text:p>
          </table:table-cell>
          <table:table-cell table:style-name="Таблица18.A1" office:value-type="string">
            <text:p text:style-name="P68">4</text:p>
          </table:table-cell>
        </table:table-row>
        <table:table-row>
          <table:table-cell table:style-name="Таблица18.A1" office:value-type="string">
            <text:p text:style-name="P68">43664</text:p>
          </table:table-cell>
          <table:table-cell table:style-name="Таблица18.A1" office:value-type="string">
            <text:p text:style-name="P68">771</text:p>
          </table:table-cell>
          <table:table-cell table:style-name="Таблица18.A1" office:value-type="string">
            <text:p text:style-name="P68">3</text:p>
          </table:table-cell>
          <table:table-cell table:style-name="Таблица18.A1" office:value-type="string">
            <text:p text:style-name="P68">14</text:p>
          </table:table-cell>
          <table:table-cell table:style-name="Таблица18.A1" office:value-type="string">
            <text:p text:style-name="P68">1</text:p>
          </table:table-cell>
          <table:table-cell table:style-name="Таблица18.A1" office:value-type="string">
            <text:p text:style-name="P68">8</text:p>
          </table:table-cell>
          <table:table-cell table:style-name="Таблица18.A1" office:value-type="string">
            <text:p text:style-name="P68">1</text:p>
          </table:table-cell>
          <table:table-cell table:style-name="Таблица18.A1" office:value-type="string">
            <text:p text:style-name="P68">4</text:p>
          </table:table-cell>
        </table:table-row>
        <table:table-row>
          <table:table-cell table:style-name="Таблица18.A1" office:value-type="string">
            <text:p text:style-name="P68">43664</text:p>
          </table:table-cell>
          <table:table-cell table:style-name="Таблица18.A1" office:value-type="string">
            <text:p text:style-name="P68">773</text:p>
          </table:table-cell>
          <table:table-cell table:style-name="Таблица18.A1" office:value-type="string">
            <text:p text:style-name="P68">1</text:p>
          </table:table-cell>
          <table:table-cell table:style-name="Таблица18.A1" office:value-type="string">
            <text:p text:style-name="P68">14</text:p>
          </table:table-cell>
          <table:table-cell table:style-name="Таблица18.A1" office:value-type="string">
            <text:p text:style-name="P68">1</text:p>
          </table:table-cell>
          <table:table-cell table:style-name="Таблица18.A1" office:value-type="string">
            <text:p text:style-name="P68">8</text:p>
          </table:table-cell>
          <table:table-cell table:style-name="Таблица18.A1" office:value-type="string">
            <text:p text:style-name="P68">1</text:p>
          </table:table-cell>
          <table:table-cell table:style-name="Таблица18.A1" office:value-type="string">
            <text:p text:style-name="P68">4</text:p>
          </table:table-cell>
        </table:table-row>
        <table:table-row>
          <table:table-cell table:style-name="Таблица18.A1" office:value-type="string">
            <text:p text:style-name="P68">43664</text:p>
          </table:table-cell>
          <table:table-cell table:style-name="Таблица18.A1" office:value-type="string">
            <text:p text:style-name="P68">778</text:p>
          </table:table-cell>
          <table:table-cell table:style-name="Таблица18.A1" office:value-type="string">
            <text:p text:style-name="P68">1</text:p>
          </table:table-cell>
          <table:table-cell table:style-name="Таблица18.A1" office:value-type="string">
            <text:p text:style-name="P68">14</text:p>
          </table:table-cell>
          <table:table-cell table:style-name="Таблица18.A1" office:value-type="string">
            <text:p text:style-name="P68">1</text:p>
          </table:table-cell>
          <table:table-cell table:style-name="Таблица18.A1" office:value-type="string">
            <text:p text:style-name="P68">8</text:p>
          </table:table-cell>
          <table:table-cell table:style-name="Таблица18.A1" office:value-type="string">
            <text:p text:style-name="P68">1</text:p>
          </table:table-cell>
          <table:table-cell table:style-name="Таблица18.A1" office:value-type="string">
            <text:p text:style-name="P68">4</text:p>
          </table:table-cell>
        </table:table-row>
      </table:table>
      <text:p text:style-name="Text_20_body">Следующий пример демонстрирует использование предложения OVER со <text:soft-page-break/>статистической функцией в вычисляемом значении.</text:p>
      <text:p text:style-name="P39">USE AdventureWorks2008R2;</text:p>
      <text:p text:style-name="P39">GO</text:p>
      <text:p text:style-name="P39">SELECT SalesOrderID, ProductID, OrderQty</text:p>
      <text:p text:style-name="P39"><text:s text:c="4"/>,SUM(OrderQty) OVER(PARTITION BY SalesOrderID) AS 'Total'</text:p>
      <text:p text:style-name="P39"><text:s text:c="4"/>,CAST(1. * OrderQty / SUM(OrderQty) OVER(PARTITION BY SalesOrderID) </text:p>
      <text:p text:style-name="P39"><text:s text:c="8"/>*100 AS DECIMAL(5,2))AS 'Percent by ProductID'</text:p>
      <text:p text:style-name="P39">FROM Sales.SalesOrderDetail </text:p>
      <text:p text:style-name="P39">WHERE SalesOrderID IN(43659,43664);</text:p>
      <text:p text:style-name="P53">GO</text:p>
      <text:p text:style-name="Text_20_body">Ниже приводится результирующий набор. Обратите внимание, что статистические функции вычисляются в столбце SalesOrderID, а столбец Percent by ProductID вычисляется для каждой строки каждого SalesOrderID.</text:p>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row>
          <table:table-cell table:style-name="Таблица19.A1" office:value-type="string">
            <text:p text:style-name="P66">SalesOrderID</text:p>
          </table:table-cell>
          <table:table-cell table:style-name="Таблица19.A1" office:value-type="string">
            <text:p text:style-name="P66">ProductID</text:p>
          </table:table-cell>
          <table:table-cell table:style-name="Таблица19.A1" office:value-type="string">
            <text:p text:style-name="P66">OrderQty</text:p>
          </table:table-cell>
          <table:table-cell table:style-name="Таблица19.A1" office:value-type="string">
            <text:p text:style-name="P66">Total</text:p>
          </table:table-cell>
          <table:table-cell table:style-name="Таблица19.A1" office:value-type="string">
            <text:p text:style-name="P66">Percent by ProductID</text:p>
          </table:table-cell>
        </table:table-row>
        <table:table-row>
          <table:table-cell table:style-name="Таблица19.A1" office:value-type="string">
            <text:p text:style-name="P68">43659</text:p>
          </table:table-cell>
          <table:table-cell table:style-name="Таблица19.A1" office:value-type="string">
            <text:p text:style-name="P68">776</text:p>
          </table:table-cell>
          <table:table-cell table:style-name="Таблица19.A1" office:value-type="string">
            <text:p text:style-name="P68">1</text:p>
          </table:table-cell>
          <table:table-cell table:style-name="Таблица19.A1" office:value-type="string">
            <text:p text:style-name="P68">26</text:p>
          </table:table-cell>
          <table:table-cell table:style-name="Таблица19.A1" office:value-type="string">
            <text:p text:style-name="P68">3.85</text:p>
          </table:table-cell>
        </table:table-row>
        <table:table-row>
          <table:table-cell table:style-name="Таблица19.A1" office:value-type="string">
            <text:p text:style-name="P68">43659</text:p>
          </table:table-cell>
          <table:table-cell table:style-name="Таблица19.A1" office:value-type="string">
            <text:p text:style-name="P68">777</text:p>
          </table:table-cell>
          <table:table-cell table:style-name="Таблица19.A1" office:value-type="string">
            <text:p text:style-name="P68">3</text:p>
          </table:table-cell>
          <table:table-cell table:style-name="Таблица19.A1" office:value-type="string">
            <text:p text:style-name="P68">26</text:p>
          </table:table-cell>
          <table:table-cell table:style-name="Таблица19.A1" office:value-type="string">
            <text:p text:style-name="P68">11.54</text:p>
          </table:table-cell>
        </table:table-row>
        <table:table-row>
          <table:table-cell table:style-name="Таблица19.A1" office:value-type="string">
            <text:p text:style-name="P68">43659</text:p>
          </table:table-cell>
          <table:table-cell table:style-name="Таблица19.A1" office:value-type="string">
            <text:p text:style-name="P68">778</text:p>
          </table:table-cell>
          <table:table-cell table:style-name="Таблица19.A1" office:value-type="string">
            <text:p text:style-name="P68">1</text:p>
          </table:table-cell>
          <table:table-cell table:style-name="Таблица19.A1" office:value-type="string">
            <text:p text:style-name="P68">26</text:p>
          </table:table-cell>
          <table:table-cell table:style-name="Таблица19.A1" office:value-type="string">
            <text:p text:style-name="P68">3.85</text:p>
          </table:table-cell>
        </table:table-row>
        <table:table-row>
          <table:table-cell table:style-name="Таблица19.A1" office:value-type="string">
            <text:p text:style-name="P68">43659</text:p>
          </table:table-cell>
          <table:table-cell table:style-name="Таблица19.A1" office:value-type="string">
            <text:p text:style-name="P68">771</text:p>
          </table:table-cell>
          <table:table-cell table:style-name="Таблица19.A1" office:value-type="string">
            <text:p text:style-name="P68">1</text:p>
          </table:table-cell>
          <table:table-cell table:style-name="Таблица19.A1" office:value-type="string">
            <text:p text:style-name="P68">26</text:p>
          </table:table-cell>
          <table:table-cell table:style-name="Таблица19.A1" office:value-type="string">
            <text:p text:style-name="P68">3.85</text:p>
          </table:table-cell>
        </table:table-row>
        <table:table-row>
          <table:table-cell table:style-name="Таблица19.A1" office:value-type="string">
            <text:p text:style-name="P68">43659</text:p>
          </table:table-cell>
          <table:table-cell table:style-name="Таблица19.A1" office:value-type="string">
            <text:p text:style-name="P68">772</text:p>
          </table:table-cell>
          <table:table-cell table:style-name="Таблица19.A1" office:value-type="string">
            <text:p text:style-name="P68">1</text:p>
          </table:table-cell>
          <table:table-cell table:style-name="Таблица19.A1" office:value-type="string">
            <text:p text:style-name="P68">26</text:p>
          </table:table-cell>
          <table:table-cell table:style-name="Таблица19.A1" office:value-type="string">
            <text:p text:style-name="P68">3.85</text:p>
          </table:table-cell>
        </table:table-row>
        <table:table-row>
          <table:table-cell table:style-name="Таблица19.A1" office:value-type="string">
            <text:p text:style-name="P68">43659</text:p>
          </table:table-cell>
          <table:table-cell table:style-name="Таблица19.A1" office:value-type="string">
            <text:p text:style-name="P68">773</text:p>
          </table:table-cell>
          <table:table-cell table:style-name="Таблица19.A1" office:value-type="string">
            <text:p text:style-name="P68">2</text:p>
          </table:table-cell>
          <table:table-cell table:style-name="Таблица19.A1" office:value-type="string">
            <text:p text:style-name="P68">26</text:p>
          </table:table-cell>
          <table:table-cell table:style-name="Таблица19.A1" office:value-type="string">
            <text:p text:style-name="P68">7.69</text:p>
          </table:table-cell>
        </table:table-row>
        <table:table-row>
          <table:table-cell table:style-name="Таблица19.A1" office:value-type="string">
            <text:p text:style-name="P68">43659</text:p>
          </table:table-cell>
          <table:table-cell table:style-name="Таблица19.A1" office:value-type="string">
            <text:p text:style-name="P68">774</text:p>
          </table:table-cell>
          <table:table-cell table:style-name="Таблица19.A1" office:value-type="string">
            <text:p text:style-name="P68">1</text:p>
          </table:table-cell>
          <table:table-cell table:style-name="Таблица19.A1" office:value-type="string">
            <text:p text:style-name="P68">26</text:p>
          </table:table-cell>
          <table:table-cell table:style-name="Таблица19.A1" office:value-type="string">
            <text:p text:style-name="P68">3.85</text:p>
          </table:table-cell>
        </table:table-row>
        <table:table-row>
          <table:table-cell table:style-name="Таблица19.A1" office:value-type="string">
            <text:p text:style-name="P68">43659</text:p>
          </table:table-cell>
          <table:table-cell table:style-name="Таблица19.A1" office:value-type="string">
            <text:p text:style-name="P68">714</text:p>
          </table:table-cell>
          <table:table-cell table:style-name="Таблица19.A1" office:value-type="string">
            <text:p text:style-name="P68">3</text:p>
          </table:table-cell>
          <table:table-cell table:style-name="Таблица19.A1" office:value-type="string">
            <text:p text:style-name="P68">26</text:p>
          </table:table-cell>
          <table:table-cell table:style-name="Таблица19.A1" office:value-type="string">
            <text:p text:style-name="P68">11.54</text:p>
          </table:table-cell>
        </table:table-row>
        <table:table-row>
          <table:table-cell table:style-name="Таблица19.A1" office:value-type="string">
            <text:p text:style-name="P68">43659</text:p>
          </table:table-cell>
          <table:table-cell table:style-name="Таблица19.A1" office:value-type="string">
            <text:p text:style-name="P68">716</text:p>
          </table:table-cell>
          <table:table-cell table:style-name="Таблица19.A1" office:value-type="string">
            <text:p text:style-name="P68">1</text:p>
          </table:table-cell>
          <table:table-cell table:style-name="Таблица19.A1" office:value-type="string">
            <text:p text:style-name="P68">26</text:p>
          </table:table-cell>
          <table:table-cell table:style-name="Таблица19.A1" office:value-type="string">
            <text:p text:style-name="P68">3.85</text:p>
          </table:table-cell>
        </table:table-row>
        <table:table-row>
          <table:table-cell table:style-name="Таблица19.A1" office:value-type="string">
            <text:p text:style-name="P68">43659</text:p>
          </table:table-cell>
          <table:table-cell table:style-name="Таблица19.A1" office:value-type="string">
            <text:p text:style-name="P68">709</text:p>
          </table:table-cell>
          <table:table-cell table:style-name="Таблица19.A1" office:value-type="string">
            <text:p text:style-name="P68">6</text:p>
          </table:table-cell>
          <table:table-cell table:style-name="Таблица19.A1" office:value-type="string">
            <text:p text:style-name="P68">26</text:p>
          </table:table-cell>
          <table:table-cell table:style-name="Таблица19.A1" office:value-type="string">
            <text:p text:style-name="P68">23.08</text:p>
          </table:table-cell>
        </table:table-row>
        <table:table-row>
          <table:table-cell table:style-name="Таблица19.A1" office:value-type="string">
            <text:p text:style-name="P68">43659</text:p>
          </table:table-cell>
          <table:table-cell table:style-name="Таблица19.A1" office:value-type="string">
            <text:p text:style-name="P68">712</text:p>
          </table:table-cell>
          <table:table-cell table:style-name="Таблица19.A1" office:value-type="string">
            <text:p text:style-name="P68">2</text:p>
          </table:table-cell>
          <table:table-cell table:style-name="Таблица19.A1" office:value-type="string">
            <text:p text:style-name="P68">26</text:p>
          </table:table-cell>
          <table:table-cell table:style-name="Таблица19.A1" office:value-type="string">
            <text:p text:style-name="P68">7.69</text:p>
          </table:table-cell>
        </table:table-row>
        <table:table-row>
          <table:table-cell table:style-name="Таблица19.A1" office:value-type="string">
            <text:p text:style-name="P68">43659</text:p>
          </table:table-cell>
          <table:table-cell table:style-name="Таблица19.A1" office:value-type="string">
            <text:p text:style-name="P68">711</text:p>
          </table:table-cell>
          <table:table-cell table:style-name="Таблица19.A1" office:value-type="string">
            <text:p text:style-name="P68">4</text:p>
          </table:table-cell>
          <table:table-cell table:style-name="Таблица19.A1" office:value-type="string">
            <text:p text:style-name="P68">26</text:p>
          </table:table-cell>
          <table:table-cell table:style-name="Таблица19.A1" office:value-type="string">
            <text:p text:style-name="P68">15.38</text:p>
          </table:table-cell>
        </table:table-row>
        <table:table-row>
          <table:table-cell table:style-name="Таблица19.A1" office:value-type="string">
            <text:p text:style-name="P68">43664</text:p>
          </table:table-cell>
          <table:table-cell table:style-name="Таблица19.A1" office:value-type="string">
            <text:p text:style-name="P68">772</text:p>
          </table:table-cell>
          <table:table-cell table:style-name="Таблица19.A1" office:value-type="string">
            <text:p text:style-name="P68">1</text:p>
          </table:table-cell>
          <table:table-cell table:style-name="Таблица19.A1" office:value-type="string">
            <text:p text:style-name="P68">14</text:p>
          </table:table-cell>
          <table:table-cell table:style-name="Таблица19.A1" office:value-type="string">
            <text:p text:style-name="P68">7.14</text:p>
          </table:table-cell>
        </table:table-row>
        <table:table-row>
          <table:table-cell table:style-name="Таблица19.A1" office:value-type="string">
            <text:p text:style-name="P68">43664</text:p>
          </table:table-cell>
          <table:table-cell table:style-name="Таблица19.A1" office:value-type="string">
            <text:p text:style-name="P68">775</text:p>
          </table:table-cell>
          <table:table-cell table:style-name="Таблица19.A1" office:value-type="string">
            <text:p text:style-name="P68">4</text:p>
          </table:table-cell>
          <table:table-cell table:style-name="Таблица19.A1" office:value-type="string">
            <text:p text:style-name="P68">14</text:p>
          </table:table-cell>
          <table:table-cell table:style-name="Таблица19.A1" office:value-type="string">
            <text:p text:style-name="P68">28.57</text:p>
          </table:table-cell>
        </table:table-row>
        <table:table-row>
          <table:table-cell table:style-name="Таблица19.A1" office:value-type="string">
            <text:p text:style-name="P68">43664</text:p>
          </table:table-cell>
          <table:table-cell table:style-name="Таблица19.A1" office:value-type="string">
            <text:p text:style-name="P68">714</text:p>
          </table:table-cell>
          <table:table-cell table:style-name="Таблица19.A1" office:value-type="string">
            <text:p text:style-name="P68">1</text:p>
          </table:table-cell>
          <table:table-cell table:style-name="Таблица19.A1" office:value-type="string">
            <text:p text:style-name="P68">14</text:p>
          </table:table-cell>
          <table:table-cell table:style-name="Таблица19.A1" office:value-type="string">
            <text:p text:style-name="P68">7.14</text:p>
          </table:table-cell>
        </table:table-row>
        <table:table-row>
          <table:table-cell table:style-name="Таблица19.A1" office:value-type="string">
            <text:p text:style-name="P68">43664</text:p>
          </table:table-cell>
          <table:table-cell table:style-name="Таблица19.A1" office:value-type="string">
            <text:p text:style-name="P68">716</text:p>
          </table:table-cell>
          <table:table-cell table:style-name="Таблица19.A1" office:value-type="string">
            <text:p text:style-name="P68">1</text:p>
          </table:table-cell>
          <table:table-cell table:style-name="Таблица19.A1" office:value-type="string">
            <text:p text:style-name="P68">14</text:p>
          </table:table-cell>
          <table:table-cell table:style-name="Таблица19.A1" office:value-type="string">
            <text:p text:style-name="P68">7.14</text:p>
          </table:table-cell>
        </table:table-row>
        <table:table-row>
          <table:table-cell table:style-name="Таблица19.A1" office:value-type="string">
            <text:p text:style-name="P68">43664</text:p>
          </table:table-cell>
          <table:table-cell table:style-name="Таблица19.A1" office:value-type="string">
            <text:p text:style-name="P68">777</text:p>
          </table:table-cell>
          <table:table-cell table:style-name="Таблица19.A1" office:value-type="string">
            <text:p text:style-name="P68">2</text:p>
          </table:table-cell>
          <table:table-cell table:style-name="Таблица19.A1" office:value-type="string">
            <text:p text:style-name="P68">14</text:p>
          </table:table-cell>
          <table:table-cell table:style-name="Таблица19.A1" office:value-type="string">
            <text:p text:style-name="P68">14.29</text:p>
          </table:table-cell>
        </table:table-row>
        <text:soft-page-break/>
        <table:table-row>
          <table:table-cell table:style-name="Таблица19.A1" office:value-type="string">
            <text:p text:style-name="P68">43664</text:p>
          </table:table-cell>
          <table:table-cell table:style-name="Таблица19.A1" office:value-type="string">
            <text:p text:style-name="P68">771</text:p>
          </table:table-cell>
          <table:table-cell table:style-name="Таблица19.A1" office:value-type="string">
            <text:p text:style-name="P68">3</text:p>
          </table:table-cell>
          <table:table-cell table:style-name="Таблица19.A1" office:value-type="string">
            <text:p text:style-name="P68">14</text:p>
          </table:table-cell>
          <table:table-cell table:style-name="Таблица19.A1" office:value-type="string">
            <text:p text:style-name="P68">21.43</text:p>
          </table:table-cell>
        </table:table-row>
        <table:table-row>
          <table:table-cell table:style-name="Таблица19.A1" office:value-type="string">
            <text:p text:style-name="P68">43664</text:p>
          </table:table-cell>
          <table:table-cell table:style-name="Таблица19.A1" office:value-type="string">
            <text:p text:style-name="P68">773</text:p>
          </table:table-cell>
          <table:table-cell table:style-name="Таблица19.A1" office:value-type="string">
            <text:p text:style-name="P68">1</text:p>
          </table:table-cell>
          <table:table-cell table:style-name="Таблица19.A1" office:value-type="string">
            <text:p text:style-name="P68">14</text:p>
          </table:table-cell>
          <table:table-cell table:style-name="Таблица19.A1" office:value-type="string">
            <text:p text:style-name="P68">7.14</text:p>
          </table:table-cell>
        </table:table-row>
        <table:table-row>
          <table:table-cell table:style-name="Таблица19.A1" office:value-type="string">
            <text:p text:style-name="P68">43664</text:p>
          </table:table-cell>
          <table:table-cell table:style-name="Таблица19.A1" office:value-type="string">
            <text:p text:style-name="P68">778</text:p>
          </table:table-cell>
          <table:table-cell table:style-name="Таблица19.A1" office:value-type="string">
            <text:p text:style-name="P68">1</text:p>
          </table:table-cell>
          <table:table-cell table:style-name="Таблица19.A1" office:value-type="string">
            <text:p text:style-name="P68">14</text:p>
          </table:table-cell>
          <table:table-cell table:style-name="Таблица19.A1" office:value-type="string">
            <text:p text:style-name="P68">7.14</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Open Sans Condensed" svg:font-family="'Open Sans Condensed'" style:font-adornments="Полужирный"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Garamond" fo:font-family="Garamond"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ab-stops/>
      </style:paragraph-properties>
      <style:text-properties style:font-name="Open Sans Condensed" fo:font-family="'Open Sans Condensed'" style:font-style-name="Полужирный" style:font-family-generic="swiss" style:font-pitch="variable" fo:font-size="14pt" fo:font-weight="bold"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paragraph-properties fo:margin-top="0.353cm" fo:margin-bottom="0.212cm" loext:contextual-spacing="false"/>
      <style:text-properties style:font-name="Open Sans Condensed" fo:font-family="'Open Sans Condensed'" style:font-style-name="Полужирный" style:font-family-generic="swiss" style:font-pitch="variable" fo:font-size="18pt" fo:font-weight="bold" style:font-name-asian="Droid Sans" style:font-family-asian="'Droid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000000" style:font-name="Open Sans Condensed" fo:font-family="'Open Sans Condensed'" style:font-style-name="Полужирный" style:font-family-generic="swiss" style:font-pitch="variable" fo:font-size="120%"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50%" fo:font-weight="bold" style:font-size-asian="130%" style:font-weight-asian="bold" style:font-size-complex="130%" style:font-weight-complex="600"/>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Георгий Павлович Камнев</meta:initial-creator>
    <meta:creation-date>2017-01-26T11:01:57.596658050</meta:creation-date>
    <dc:date>2017-01-31T11:09:13.016818196</dc:date>
    <meta:editing-duration>PT2H40M5S</meta:editing-duration>
    <meta:editing-cycles>44</meta:editing-cycles>
    <meta:generator>LibreOffice/5.2.2.2$Linux_X86_64 LibreOffice_project/20m0$Build-2</meta:generator>
    <meta:document-statistic meta:table-count="30" meta:image-count="16" meta:object-count="0" meta:page-count="52" meta:paragraph-count="1863" meta:word-count="12437" meta:character-count="93492" meta:non-whitespace-character-count="81981"/>
  </office:meta>
</office:document-meta>
</file>